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31400000220D32E1BC7.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2B8000001A8BF91DD22.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50%" fo:text-align="start" style:justify-single-word="false" fo:text-indent="0cm" style:auto-text-indent="false"/>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3" style:family="paragraph" style:parent-style-name="Standard">
      <style:paragraph-properties fo:margin-top="0.053cm" fo:margin-bottom="0.053cm" fo:line-height="150%" fo:text-align="center" style:justify-single-word="false"/>
      <style:text-properties style:font-name="Arial" style:font-name-complex="Arial"/>
    </style:style>
    <style:style style:name="P6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6" style:family="paragraph" style:parent-style-name="Text_20_body">
      <style:text-properties style:use-window-font-color="true" style:font-name="Arial"/>
    </style:style>
    <style:style style:name="P67" style:family="paragraph" style:parent-style-name="Text_20_body">
      <style:paragraph-properties fo:line-height="150%" fo:text-align="justify" style:justify-single-word="false"/>
      <style:text-properties style:use-window-font-color="true" style:font-name="Arial"/>
    </style:style>
    <style:style style:name="P68" style:family="paragraph" style:parent-style-name="Text_20_body">
      <style:text-properties style:font-name="Arial"/>
    </style:style>
    <style:style style:name="P69" style:family="paragraph" style:parent-style-name="Text_20_body">
      <style:text-properties style:font-name="Arial" fo:font-size="12pt"/>
    </style:style>
    <style:style style:name="P70" style:family="paragraph" style:parent-style-name="Text_20_body">
      <style:text-properties style:font-name="Arial" fo:font-size="12pt" style:font-size-asian="12pt" style:font-size-complex="12pt"/>
    </style:style>
    <style:style style:name="P7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2" style:family="paragraph" style:parent-style-name="Text_20_body">
      <style:text-properties style:font-name="Arial" fo:font-weight="normal" style:font-weight-asian="normal" style:font-weight-complex="normal"/>
    </style:style>
    <style:style style:name="P73" style:family="paragraph" style:parent-style-name="Text_20_body">
      <style:paragraph-properties fo:text-align="justify" style:justify-single-word="false"/>
      <style:text-properties style:font-name="Arial"/>
    </style:style>
    <style:style style:name="P74" style:family="paragraph" style:parent-style-name="Text_20_body">
      <style:paragraph-properties fo:line-height="150%"/>
      <style:text-properties style:font-name="Arial"/>
    </style:style>
    <style:style style:name="P75" style:family="paragraph" style:parent-style-name="Text_20_body">
      <style:paragraph-properties fo:line-height="150%" fo:text-align="justify" style:justify-single-word="false"/>
      <style:text-properties style:font-name="Arial"/>
    </style:style>
    <style:style style:name="P76" style:family="paragraph" style:parent-style-name="Text_20_body">
      <style:paragraph-properties fo:text-align="center" style:justify-single-word="false"/>
      <style:text-properties style:font-name="Arial" fo:font-weight="bold" style:font-weight-asian="bold" style:font-weight-complex="bold"/>
    </style:style>
    <style:style style:name="P77" style:family="paragraph" style:parent-style-name="Text_20_body">
      <style:paragraph-properties fo:line-height="150%" fo:text-align="justify" style:justify-single-word="false"/>
    </style:style>
    <style:style style:name="P78" style:family="paragraph" style:parent-style-name="Text_20_body">
      <style:paragraph-properties fo:margin-left="0cm" fo:margin-right="0cm" fo:text-indent="1cm" style:auto-text-indent="false"/>
      <style:text-properties style:font-name="Arial"/>
    </style:style>
    <style:style style:name="P79" style:family="paragraph" style:parent-style-name="Text_20_body">
      <style:paragraph-properties fo:margin-left="0.953cm" fo:margin-right="0cm" fo:text-indent="0cm" style:auto-text-indent="false"/>
      <style:text-properties style:font-name="Arial"/>
    </style:style>
    <style:style style:name="P80" style:family="paragraph" style:parent-style-name="Text_20_body">
      <style:paragraph-properties fo:margin-left="0.953cm" fo:margin-right="0cm" fo:line-height="150%" fo:text-indent="0cm" style:auto-text-indent="false"/>
      <style:text-properties style:font-name="Arial"/>
    </style:style>
    <style:style style:name="P81" style:family="paragraph" style:parent-style-name="Caption">
      <style:text-properties style:font-name="Arial"/>
    </style:style>
    <style:style style:name="P82" style:family="paragraph" style:parent-style-name="Table_20_Contents">
      <style:paragraph-properties fo:text-align="center" style:justify-single-word="false" fo:padding="0cm" fo:border="none"/>
      <style:text-properties style:font-name="Arial"/>
    </style:style>
    <style:style style:name="P83" style:family="paragraph" style:parent-style-name="Table_20_Contents">
      <style:paragraph-properties fo:text-align="start" style:justify-single-word="false" fo:padding="0cm" fo:border="none"/>
      <style:text-properties style:font-name="Arial"/>
    </style:style>
    <style:style style:name="P8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5" style:family="paragraph" style:parent-style-name="Table_20_Contents">
      <style:paragraph-properties fo:padding="0cm" fo:border="none" style:shadow="none"/>
      <style:text-properties style:font-name="Arial"/>
    </style:style>
    <style:style style:name="P86" style:family="paragraph" style:parent-style-name="Table_20_Contents">
      <style:text-properties style:font-name="Arial"/>
    </style:style>
    <style:style style:name="P87" style:family="paragraph" style:parent-style-name="Table_20_Contents">
      <style:paragraph-properties fo:text-align="center" style:justify-single-word="false"/>
      <style:text-properties style:font-name="Arial"/>
    </style:style>
    <style:style style:name="P88" style:family="paragraph" style:parent-style-name="Table_20_Contents">
      <style:text-properties style:font-name="Arial" fo:font-weight="bold" style:font-weight-asian="bold" style:font-weight-complex="bold"/>
    </style:style>
    <style:style style:name="P89" style:family="paragraph" style:parent-style-name="Table_20_Contents">
      <style:paragraph-properties fo:text-align="center" style:justify-single-word="false"/>
      <style:text-properties style:font-name="Arial" fo:font-weight="bold" style:font-weight-asian="bold" style:font-weight-complex="bold"/>
    </style:style>
    <style:style style:name="P90" style:family="paragraph" style:parent-style-name="Table_20_Contents">
      <style:paragraph-properties fo:text-align="start" style:justify-single-word="false"/>
      <style:text-properties style:font-name="Arial" fo:font-weight="bold" style:font-weight-asian="bold" style:font-weight-complex="bold"/>
    </style:style>
    <style:style style:name="P91" style:family="paragraph" style:parent-style-name="Table_20_Contents">
      <style:text-properties style:font-name="Arial" fo:font-size="12pt" style:font-size-asian="12pt" style:font-size-complex="12pt"/>
    </style:style>
    <style:style style:name="P92" style:family="paragraph" style:parent-style-name="Table_20_Contents">
      <style:paragraph-properties fo:text-align="start" style:justify-single-word="false"/>
      <style:text-properties style:font-name="Arial" fo:font-size="12pt" style:font-size-asian="12pt" style:font-size-complex="12pt"/>
    </style:style>
    <style:style style:name="P93" style:family="paragraph" style:parent-style-name="Table_20_Contents">
      <style:paragraph-properties fo:text-align="justify" style:justify-single-word="false"/>
      <style:text-properties style:font-name="Arial" fo:font-size="12pt" style:font-size-asian="12pt" style:font-size-complex="12pt"/>
    </style:style>
    <style:style style:name="P94" style:family="paragraph" style:parent-style-name="Table_20_Contents">
      <style:paragraph-properties fo:text-align="center" style:justify-single-word="false"/>
      <style:text-properties style:font-name="Arial" fo:font-size="12pt" style:font-size-asian="12pt" style:font-size-complex="12pt"/>
    </style:style>
    <style:style style:name="P9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font-name="Arial" fo:font-weight="normal" style:font-weight-asian="normal" style:font-weight-complex="normal"/>
    </style:style>
    <style:style style:name="P101" style:family="paragraph" style:parent-style-name="Table_20_Contents">
      <style:paragraph-properties fo:text-align="start" style:justify-single-word="false"/>
      <style:text-properties style:font-name="Arial"/>
    </style:style>
    <style:style style:name="P10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4"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style:style>
    <style:style style:name="P107"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8"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0" style:family="paragraph" style:parent-style-name="Table_20_Contents">
      <style:paragraph-properties fo:background-color="transparent" fo:padding="0cm" fo:border="none" style:shadow="none">
        <style:background-image/>
      </style:paragraph-properties>
      <style:text-properties style:font-name="Arial"/>
    </style:style>
    <style:style style:name="P11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5" style:family="paragraph" style:parent-style-name="Standard">
      <style:paragraph-properties fo:line-height="150%" fo:break-before="page"/>
      <style:text-properties style:font-name="Arial" fo:font-weight="bold" style:font-weight-asian="bold" style:font-weight-complex="bold"/>
    </style:style>
    <style:style style:name="P116" style:family="paragraph" style:parent-style-name="Standard">
      <style:paragraph-properties fo:line-height="150%" fo:text-align="justify" style:justify-single-word="false" fo:break-before="page"/>
      <style:text-properties style:use-window-font-color="true" style:font-name="Arial"/>
    </style:style>
    <style:style style:name="P117" style:family="paragraph" style:parent-style-name="Contents_20_Heading">
      <style:paragraph-properties fo:break-before="page"/>
    </style:style>
    <style:style style:name="P118" style:family="paragraph" style:parent-style-name="User_20_Index_20_Heading">
      <style:paragraph-properties fo:break-before="page"/>
    </style:style>
    <style:style style:name="P11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1"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2" style:family="paragraph" style:parent-style-name="leg.Quadro">
      <style:text-properties style:font-name="Arial"/>
    </style:style>
    <style:style style:name="P123" style:family="paragraph" style:parent-style-name="leg.Quadro">
      <style:paragraph-properties fo:line-height="150%" fo:text-align="justify" style:justify-single-word="false"/>
      <style:text-properties style:font-name="Arial"/>
    </style:style>
    <style:style style:name="P12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6" style:family="paragraph" style:parent-style-name="leg.Figuras">
      <style:paragraph-properties fo:line-height="150%"/>
    </style:style>
    <style:style style:name="P12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9" style:family="paragraph" style:parent-style-name="Contents_20_2">
      <style:paragraph-properties>
        <style:tab-stops>
          <style:tab-stop style:position="15.577cm" style:type="right" style:leader-style="dotted" style:leader-text="."/>
        </style:tab-stops>
      </style:paragraph-properties>
    </style:style>
    <style:style style:name="P130" style:family="paragraph" style:parent-style-name="Contents_20_1">
      <style:paragraph-properties>
        <style:tab-stops>
          <style:tab-stop style:position="16cm" style:type="right" style:leader-style="dotted" style:leader-text="."/>
        </style:tab-stops>
      </style:paragraph-properties>
    </style:style>
    <style:style style:name="P131" style:family="paragraph" style:parent-style-name="Contents_20_3">
      <style:paragraph-properties>
        <style:tab-stops>
          <style:tab-stop style:position="15.154cm" style:type="right" style:leader-style="dotted" style:leader-text="."/>
        </style:tab-stops>
      </style:paragraph-properties>
    </style:style>
    <style:style style:name="P132" style:family="paragraph" style:parent-style-name="Contents_20_4">
      <style:paragraph-properties>
        <style:tab-stops>
          <style:tab-stop style:position="14.503cm" style:type="right" style:leader-style="dotted" style:leader-text="."/>
        </style:tab-stops>
      </style:paragraph-properties>
    </style:style>
    <style:style style:name="P13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4" style:family="paragraph" style:parent-style-name="Standard" style:list-style-name="L1">
      <style:paragraph-properties fo:line-height="150%" fo:text-align="justify" style:justify-single-word="false"/>
      <style:text-properties style:font-name="Arial"/>
    </style:style>
    <style:style style:name="P135" style:family="paragraph" style:parent-style-name="Standard" style:list-style-name="L2">
      <style:paragraph-properties fo:line-height="150%" fo:text-align="justify" style:justify-single-word="false"/>
      <style:text-properties style:font-name="Arial"/>
    </style:style>
    <style:style style:name="P136" style:family="paragraph" style:parent-style-name="Standard" style:list-style-name="L3">
      <style:paragraph-properties fo:line-height="150%" fo:text-align="justify" style:justify-single-word="false"/>
      <style:text-properties style:font-name="Arial"/>
    </style:style>
    <style:style style:name="P137" style:family="paragraph" style:parent-style-name="Standard" style:list-style-name="L5">
      <style:paragraph-properties fo:line-height="150%" fo:text-align="justify" style:justify-single-word="false"/>
      <style:text-properties style:font-name="Arial"/>
    </style:style>
    <style:style style:name="P138" style:family="paragraph" style:parent-style-name="Standard" style:list-style-name="L6">
      <style:paragraph-properties fo:line-height="150%" fo:text-align="justify" style:justify-single-word="false"/>
      <style:text-properties style:font-name="Arial"/>
    </style:style>
    <style:style style:name="P139" style:family="paragraph" style:parent-style-name="Standard" style:list-style-name="L7">
      <style:paragraph-properties fo:line-height="150%" fo:text-align="justify" style:justify-single-word="false"/>
      <style:text-properties style:font-name="Arial"/>
    </style:style>
    <style:style style:name="P140" style:family="paragraph" style:parent-style-name="Standard" style:list-style-name="L8">
      <style:paragraph-properties fo:line-height="150%" fo:text-align="justify" style:justify-single-word="false"/>
      <style:text-properties style:font-name="Arial"/>
    </style:style>
    <style:style style:name="P141" style:family="paragraph" style:parent-style-name="Standard" style:list-style-name="L9">
      <style:paragraph-properties fo:line-height="150%" fo:text-align="justify" style:justify-single-word="false"/>
      <style:text-properties style:font-name="Arial"/>
    </style:style>
    <style:style style:name="P142" style:family="paragraph" style:parent-style-name="Standard" style:list-style-name="L10">
      <style:paragraph-properties fo:line-height="150%" fo:text-align="justify" style:justify-single-word="false"/>
      <style:text-properties style:font-name="Arial"/>
    </style:style>
    <style:style style:name="P143" style:family="paragraph" style:parent-style-name="Standard" style:list-style-name="L11">
      <style:paragraph-properties fo:line-height="150%" fo:text-align="justify" style:justify-single-word="false"/>
      <style:text-properties style:font-name="Arial"/>
    </style:style>
    <style:style style:name="P144" style:family="paragraph" style:parent-style-name="Standard" style:list-style-name="L12">
      <style:paragraph-properties fo:line-height="150%" fo:text-align="justify" style:justify-single-word="false"/>
      <style:text-properties style:font-name="Arial"/>
    </style:style>
    <style:style style:name="P14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6"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147" style:family="paragraph" style:parent-style-name="Standard" style:list-style-name="L11">
      <style:paragraph-properties fo:line-height="150%" fo:text-align="justify" style:justify-single-word="false"/>
    </style:style>
    <style:style style:name="P148" style:family="paragraph" style:parent-style-name="Standard" style:list-style-name="L12">
      <style:paragraph-properties fo:line-height="150%" fo:text-align="justify" style:justify-single-word="false"/>
    </style:style>
    <style:style style:name="P14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7" style:family="paragraph" style:parent-style-name="Text_20_body" style:list-style-name="L3">
      <style:paragraph-properties fo:line-height="150%" fo:text-align="justify" style:justify-single-word="false"/>
      <style:text-properties style:font-name="Arial"/>
    </style:style>
    <style:style style:name="P158" style:family="paragraph" style:parent-style-name="Text_20_body" style:list-style-name="L4">
      <style:paragraph-properties fo:line-height="150%" fo:text-align="justify" style:justify-single-word="false"/>
      <style:text-properties style:font-name="Arial" fo:font-size="12pt"/>
    </style:style>
    <style:style style:name="P15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0" style:family="paragraph" style:parent-style-name="Heading_20_1">
      <style:text-properties style:font-name="Arial"/>
    </style:style>
    <style:style style:name="P161" style:family="paragraph" style:parent-style-name="Heading_20_1">
      <style:paragraph-properties fo:line-height="150%"/>
      <style:text-properties style:font-name="Arial"/>
    </style:style>
    <style:style style:name="P162" style:family="paragraph" style:parent-style-name="Heading_20_1">
      <style:paragraph-properties fo:line-height="150%" fo:text-align="justify" style:justify-single-word="false"/>
    </style:style>
    <style:style style:name="P163" style:family="paragraph" style:parent-style-name="Heading_20_1">
      <style:paragraph-properties fo:text-align="justify" style:justify-single-word="false"/>
    </style:style>
    <style:style style:name="P164" style:family="paragraph" style:parent-style-name="Heading_20_1" style:master-page-name="Index">
      <style:paragraph-properties style:page-number="auto"/>
      <style:text-properties style:font-name="Arial"/>
    </style:style>
    <style:style style:name="P165" style:family="paragraph" style:parent-style-name="Heading_20_1">
      <style:paragraph-properties fo:break-before="page"/>
    </style:style>
    <style:style style:name="P166" style:family="paragraph" style:parent-style-name="Heading_20_1">
      <style:paragraph-properties fo:text-align="justify" style:justify-single-word="false" fo:break-before="page"/>
    </style:style>
    <style:style style:name="P167" style:family="paragraph" style:parent-style-name="Heading_20_1">
      <style:paragraph-properties fo:break-before="page"/>
      <style:text-properties style:font-name="Arial"/>
    </style:style>
    <style:style style:name="P168" style:family="paragraph" style:parent-style-name="Heading_20_2">
      <style:text-properties style:font-name="Arial"/>
    </style:style>
    <style:style style:name="P169" style:family="paragraph" style:parent-style-name="Heading_20_2">
      <style:text-properties style:font-name="Arial" fo:font-weight="normal" style:font-weight-asian="normal" style:font-weight-complex="normal"/>
    </style:style>
    <style:style style:name="P170" style:family="paragraph" style:parent-style-name="Heading_20_2">
      <style:paragraph-properties fo:line-height="150%" fo:text-align="justify" style:justify-single-word="false"/>
    </style:style>
    <style:style style:name="P171" style:family="paragraph" style:parent-style-name="Heading_20_2">
      <style:paragraph-properties fo:text-align="justify" style:justify-single-word="false"/>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style:font-name="Arial"/>
    </style:style>
    <style:style style:name="P174" style:family="paragraph" style:parent-style-name="Heading_20_2">
      <style:paragraph-properties fo:line-height="150%" fo:text-align="justify" style:justify-single-word="false" fo:break-before="auto" fo:break-after="auto"/>
    </style:style>
    <style:style style:name="P175" style:family="paragraph" style:parent-style-name="Heading_20_3">
      <style:text-properties style:font-name="Arial"/>
    </style:style>
    <style:style style:name="P176" style:family="paragraph" style:parent-style-name="Heading_20_3">
      <style:paragraph-properties fo:line-height="150%" fo:text-align="justify" style:justify-single-word="false"/>
    </style:style>
    <style:style style:name="P177" style:family="paragraph" style:parent-style-name="Heading_20_3">
      <style:paragraph-properties fo:line-height="150%" fo:text-align="justify" style:justify-single-word="false" fo:break-before="auto" fo:break-after="auto"/>
    </style:style>
    <style:style style:name="P178" style:family="paragraph" style:parent-style-name="Heading_20_4">
      <style:text-properties style:font-name="Arial"/>
    </style:style>
    <style:style style:name="P179" style:family="paragraph" style:parent-style-name="Heading_20_4">
      <style:text-properties style:font-name="Arial" style:text-underline-style="none"/>
    </style:style>
    <style:style style:name="P180" style:family="paragraph" style:parent-style-name="Heading_20_4">
      <style:paragraph-properties fo:line-height="150%" fo:text-align="justify" style:justify-single-word="false"/>
    </style:style>
    <style:style style:name="P181" style:family="paragraph" style:parent-style-name="Heading_20_4">
      <style:paragraph-properties fo:line-height="150%" fo:text-align="justify" style:justify-single-word="false" fo:break-before="auto" fo:break-after="auto"/>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3" svg:width="0.902cm" svg:height="0.828cm" svg:x="18.341cm" svg:y="2.842cm">
        <text:p/>
        <draw:enhanced-geometry svg:viewBox="0 0 21600 21600" draw:type="rectangle" draw:enhanced-path="M 0 0 L 21600 0 21600 21600 0 21600 0 0 Z N"/>
      </draw:custom-shape>
      <text:p text:style-name="P133"/>
      <text:p text:style-name="P11">UNIVERSIDADE SALGADO DE OLIVEIRA</text:p>
      <text:p text:style-name="P60">PRÓ-REITORIA ACADÊMICA</text:p>
      <text:p text:style-name="P60">CURSO DE ANÁLISE DE SISTEMAS</text:p>
      <text:p text:style-name="P62"/>
      <text:p text:style-name="P62"/>
      <text:p text:style-name="P62"/>
      <text:p text:style-name="P63"/>
      <text:p text:style-name="P63"/>
      <text:p text:style-name="P63"/>
      <text:p text:style-name="P63"/>
      <text:p text:style-name="P63"/>
      <text:p text:style-name="P25">RAFAEL GOUVÊA MARTINS MALATESTA</text:p>
      <text:p text:style-name="P63">TALES ARAÚJO MENDONÇA</text:p>
      <text:p text:style-name="P62"/>
      <text:p text:style-name="P62"/>
      <text:p text:style-name="P62"/>
      <text:p text:style-name="P62"/>
      <text:p text:style-name="P62"/>
      <text:p text:style-name="P61">SGCE – SISTEMA GERENCIAL CASA ESPIRITA</text:p>
      <text:p text:style-name="P63"/>
      <text:p text:style-name="P63"/>
      <text:p text:style-name="P63"/>
      <text:p text:style-name="P63"/>
      <text:p text:style-name="P63"/>
      <text:p text:style-name="P63"/>
      <text:p text:style-name="P63"/>
      <text:p text:style-name="P4">Juiz de Fora</text:p>
      <text:p text:style-name="P4"><text:soft-page-break/>2011</text:p>
      <text:p text:style-name="P64">RAFAEL GOUVÊA MARTINS MALATESTA</text:p>
      <text:p text:style-name="P63">TALES ARAÚJO MENDONÇA</text:p>
      <text:p text:style-name="P63"/>
      <text:p text:style-name="P63"/>
      <text:p text:style-name="P63"/>
      <text:p text:style-name="P62"/>
      <text:p text:style-name="P62"/>
      <text:p text:style-name="P62"/>
      <text:p text:style-name="P62"/>
      <text:p text:style-name="P62"/>
      <text:p text:style-name="P62"/>
      <text:p text:style-name="P62"/>
      <text:p text:style-name="P61">SGCE – SISTEMA GERENCIAL CASA ESPIRITA</text:p>
      <text:p text:style-name="P63"/>
      <text:p text:style-name="P63"/>
      <text:p text:style-name="P63"/>
      <text:p text:style-name="P6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3"/>
      <text:p text:style-name="P63"/>
      <text:p text:style-name="P63"/>
      <text:p text:style-name="P63"/>
      <text:p text:style-name="P63"/>
      <text:p text:style-name="P63"/>
      <text:p text:style-name="P63">Juiz de Fora</text:p>
      <text:p text:style-name="P63">2011</text:p>
      <text:p text:style-name="P64">RAFAEL GOUVÊA MARTINS MALATESTA</text:p>
      <text:p text:style-name="P63">TALES ARAÚJO MENDONÇA</text:p>
      <text:p text:style-name="P63"/>
      <text:p text:style-name="P63"/>
      <text:p text:style-name="P62"/>
      <text:p text:style-name="P62"/>
      <text:p text:style-name="P62"/>
      <text:p text:style-name="P61">SGCE – SISTEMA GERENCIAL CASA ESPIRITA</text:p>
      <text:p text:style-name="P63"/>
      <text:p text:style-name="P63"/>
      <text:p text:style-name="P63"/>
      <text:p text:style-name="P6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3"/>
      <text:p text:style-name="P63"/>
      <text:p text:style-name="P63"/>
      <text:p text:style-name="P63">_________________________________________________________</text:p>
      <text:p text:style-name="P63">RAFAEL GOUVÊA MARTINS MALATESTA</text:p>
      <text:p text:style-name="P63"/>
      <text:p text:style-name="P63"/>
      <text:p text:style-name="P63">________________________________________________________</text:p>
      <text:p text:style-name="P63">TALES ARAÚJO MENDONÇA</text:p>
      <text:p text:style-name="P63"/>
      <text:p text:style-name="P63"/>
      <text:p text:style-name="P63">Juiz de Fora</text:p>
      <text:p text:style-name="P6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7">Data</text:p>
          </table:table-cell>
          <table:table-cell table:style-name="controle_5f_versao.A1" office:value-type="string">
            <text:p text:style-name="P87">Versão</text:p>
          </table:table-cell>
          <table:table-cell table:style-name="controle_5f_versao.A1" office:value-type="string">
            <text:p text:style-name="P87">Descrição</text:p>
          </table:table-cell>
          <table:table-cell table:style-name="controle_5f_versao.D1" office:value-type="string">
            <text:p text:style-name="P87">Autores</text:p>
          </table:table-cell>
        </table:table-row>
        <table:table-row>
          <table:table-cell table:style-name="controle_5f_versao.A2" office:value-type="string">
            <text:p text:style-name="P87">12/02/2011</text:p>
          </table:table-cell>
          <table:table-cell table:style-name="controle_5f_versao.A2" office:value-type="string">
            <text:p text:style-name="P87">1.0</text:p>
          </table:table-cell>
          <table:table-cell table:style-name="controle_5f_versao.A2" office:value-type="string">
            <text:p text:style-name="P87">Levantamento preliminar de requisitos</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14/02/2011</text:p>
          </table:table-cell>
          <table:table-cell table:style-name="controle_5f_versao.A2" office:value-type="string">
            <text:p text:style-name="P87">1.1</text:p>
          </table:table-cell>
          <table:table-cell table:style-name="controle_5f_versao.A2" office:value-type="string">
            <text:p text:style-name="P87">Contextualização</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11/03/2011</text:p>
          </table:table-cell>
          <table:table-cell table:style-name="controle_5f_versao.A2" office:value-type="string">
            <text:p text:style-name="P87">2.0</text:p>
          </table:table-cell>
          <table:table-cell table:style-name="controle_5f_versao.A2" office:value-type="string">
            <text:p text:style-name="P87">Planejamento</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7/03/2011</text:p>
          </table:table-cell>
          <table:table-cell table:style-name="controle_5f_versao.A2" office:value-type="string">
            <text:p text:style-name="P87">2.1</text:p>
          </table:table-cell>
          <table:table-cell table:style-name="controle_5f_versao.A2" office:value-type="string">
            <text:p text:style-name="P87">Ajustes de ciclo de vida, cronograma e planos de monitoramento e controle</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02/04/2011</text:p>
          </table:table-cell>
          <table:table-cell table:style-name="controle_5f_versao.A2" office:value-type="string">
            <text:p text:style-name="P87">2.2</text:p>
          </table:table-cell>
          <table:table-cell table:style-name="controle_5f_versao.A2" office:value-type="string">
            <text:p text:style-name="P87">Especificação de Requisitos</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03/04/2011</text:p>
          </table:table-cell>
          <table:table-cell table:style-name="controle_5f_versao.A2" office:value-type="string">
            <text:p text:style-name="P87">2.3</text:p>
          </table:table-cell>
          <table:table-cell table:style-name="controle_5f_versao.A2" office:value-type="string">
            <text:p text:style-name="P87">Primeiro Monitoramento e Controle</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3/04/2011</text:p>
          </table:table-cell>
          <table:table-cell table:style-name="controle_5f_versao.A2" office:value-type="string">
            <text:p text:style-name="P87">2.4</text:p>
          </table:table-cell>
          <table:table-cell table:style-name="controle_5f_versao.A2" office:value-type="string">
            <text:p text:style-name="P87">Ajustes dos Pontos de Função e cronograma</text:p>
          </table:table-cell>
          <table:table-cell table:style-name="controle_5f_versao.D2" office:value-type="string">
            <text:p text:style-name="P87"><text:bookmark-start text:name="__DdeLink__19967_1039085925"/>Rafael Malatesta e Tales Araújo<text:bookmark-end text:name="__DdeLink__19967_1039085925"/></text:p>
          </table:table-cell>
        </table:table-row>
        <table:table-row>
          <table:table-cell table:style-name="controle_5f_versao.A2" office:value-type="string">
            <text:p text:style-name="P87">20/05/2011</text:p>
          </table:table-cell>
          <table:table-cell table:style-name="controle_5f_versao.A2" office:value-type="string">
            <text:p text:style-name="P87">3.0</text:p>
          </table:table-cell>
          <table:table-cell table:style-name="controle_5f_versao.A2" office:value-type="string">
            <text:p text:style-name="P87">Segundo Monitoramento e Controle, <text:s/>Fechamento Projetos 1</text:p>
          </table:table-cell>
          <table:table-cell table:style-name="controle_5f_versao.D2" office:value-type="string">
            <text:p text:style-name="P87">Rafael Malatesta e Tales Araújo</text:p>
          </table:table-cell>
        </table:table-row>
        <table:table-row>
          <table:table-cell table:style-name="controle_5f_versao.A2" office:value-type="string">
            <text:p text:style-name="P87">27/05/2011</text:p>
          </table:table-cell>
          <table:table-cell table:style-name="controle_5f_versao.A2" office:value-type="string">
            <text:p text:style-name="P87">3.1</text:p>
          </table:table-cell>
          <table:table-cell table:style-name="controle_5f_versao.A2" office:value-type="string">
            <text:p text:style-name="P87">Diagramas de Tabela Relacional, Diagrama de Classe e Diagrama de Sequência</text:p>
          </table:table-cell>
          <table:table-cell table:style-name="controle_5f_versao.D2" office:value-type="string">
            <text:p text:style-name="P8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8">LISTA DE FIGURAS</text:p>
          </text:index-title>
          <text:p text:style-name="P130">Figura 1 – Modelo Clássico ou cascata<text:tab/>23</text:p>
          <text:p text:style-name="P130">Figura 2 – Estrutura Analítica do Projeto<text:tab/>26</text:p>
          <text:p text:style-name="P130">Figura 3 – Plano organizacional<text:tab/>36</text:p>
          <text:p text:style-name="P130">Figura 4 – Cronograma de atividades<text:tab/>40</text:p>
          <text:p text:style-name="P130">Figura 5 – Gráfico de Gantt<text:tab/>42</text:p>
          <text:p text:style-name="P130">Figura 6 – Mapa de atores<text:tab/>64</text:p>
          <text:p text:style-name="P130">Figura 7 – Diagrama Usuário<text:tab/>65</text:p>
          <text:p text:style-name="P130">Figura 8 – Diagrama Usuário (Perfil Coordenador)<text:tab/>66</text:p>
          <text:p text:style-name="P130">Figura 9 – Diagrama Usuário (Perfil Estoquista)<text:tab/>66</text:p>
          <text:p text:style-name="P130">Figura 10 – Caso de uso Doação<text:tab/>67</text:p>
          <text:p text:style-name="P130">Figura 11 – Caso de uso família<text:tab/>68</text:p>
          <text:p text:style-name="P130">Figura 12 – Caso de uso mantimento<text:tab/>68</text:p>
          <text:p text:style-name="P130">Figura 13 – Caso de uso Usuário<text:tab/>69</text:p>
          <text:p text:style-name="P130">Figura 14 – Caso de uso voluntário<text:tab/>70</text:p>
          <text:p text:style-name="P130">Figura 15 – Caso de uso Log<text:tab/>71</text:p>
          <text:p text:style-name="P130">Figura 16 – Moledo conceitual de dados (DER)<text:tab/>122</text:p>
          <text:p text:style-name="P130">Figura 17 – Novo cronograma de atividades<text:tab/>136</text:p>
          <text:p text:style-name="P130">Figura 18 – Novo Gráfico de Gantt<text:tab/>138</text:p>
          <text:p text:style-name="P130">Figura 19 – Diagrama de Classe<text:tab/>143</text:p>
          <text:p text:style-name="P130">Figura 20 – Diagrama de Sequencia: Cadastrar Usuário<text:tab/>145</text:p>
          <text:p text:style-name="P130">Figura 21 – Diagrama de Sequencia: Alterar Usuário<text:tab/>146</text:p>
          <text:p text:style-name="P130">Figura 22 – Diagrama de Sequencia: Inativar Usuário<text:tab/>147</text:p>
          <text:p text:style-name="P130">Figura 23 – Diagrama de Sequencia: Excluir Usuário<text:tab/>148</text:p>
          <text:p text:style-name="P130">Figura 24 – Diagrama de Sequencia: Consultar Usuário<text:tab/>149</text:p>
          <text:p text:style-name="P130">Figura 25 – Diagrama de Sequencia: Incluir Mantimento<text:tab/>150</text:p>
          <text:p text:style-name="P130">Figura 26 – Diagrama de Sequencia: Alterar Mantimento<text:tab/>151</text:p>
          <text:p text:style-name="P130">Figura 27 – Diagrama de Sequencia: Excluir Mantimento<text:tab/>152</text:p>
          <text:p text:style-name="P130">Figura 28 – Diagrama de Sequencia: Consultar Estoque<text:tab/>153</text:p>
          <text:p text:style-name="P130">Figura 29 – Diagrama de Sequencia: Consultar Entrada de Mantimento<text:tab/>154</text:p>
          <text:p text:style-name="P130">Figura 30 – Diagrama de Sequencia: Consultar Saída de Cesta<text:tab/>155</text:p>
          <text:p text:style-name="P130">Figura 31 – Diagrama de Sequencia: Consultar Vencimento do Mantimento<text:tab/>156</text:p>
          <text:p text:style-name="P130">Figura 32 – Diagrama de Sequencia: Relatório de Vencimento de Mantimento<text:tab/>157</text:p>
          <text:p text:style-name="P130">Figura 33 – Diagrama de Sequencia: Relatório de Cestas Disponíveis<text:tab/>158</text:p>
          <text:p text:style-name="P130"><text:soft-page-break/>Figura 34 – Diagrama de Sequencia: Relatório de Itens Pendentes na Cesta<text:tab/>159</text:p>
          <text:p text:style-name="P130">Figura 35 – Diagrama de Sequencia: Cadastrar Voluntário<text:tab/>160</text:p>
          <text:p text:style-name="P130">Figura 36 – Diagrama de Sequencia: Alterar Voluntário<text:tab/>161</text:p>
          <text:p text:style-name="P130">Figura 37 – Diagrama de Sequencia: Inativar Voluntário<text:tab/>162</text:p>
          <text:p text:style-name="P130">Figura 38 – Diagrama de Sequencia: Excluir Voluntário<text:tab/>163</text:p>
          <text:p text:style-name="P130">Figura 39 – Diagrama de Sequencia: Consultar Voluntário<text:tab/>164</text:p>
          <text:p text:style-name="P130">Figura 40 – Diagrama de Sequencia: Relatório de Voluntário<text:tab/>165</text:p>
          <text:p text:style-name="P130">Figura 41 – Diagrama de Sequencia: Cadastrar Família<text:tab/>166</text:p>
          <text:p text:style-name="P130">Figura 42 – Diagrama de Sequencia: Cadastrar Frequência de Família<text:tab/>167</text:p>
          <text:p text:style-name="P130">Figura 43 – Diagrama de Sequencia: Alterar Família<text:tab/>168</text:p>
          <text:p text:style-name="P130">Figura 44 – Diagrama de Sequencia: Alterar Frequência Família<text:tab/>169</text:p>
          <text:p text:style-name="P130">Figura 45 – Diagrama de Sequencia: Inativar Família<text:tab/>170</text:p>
          <text:p text:style-name="P130">Figura 46 – Diagrama de Sequencia: Excluir Família<text:tab/>171</text:p>
          <text:p text:style-name="P130">Figura 47 – Diagrama de Sequencia: Consultar Família<text:tab/>172</text:p>
          <text:p text:style-name="P130">Figura 48 – Diagrama de Sequencia: Consultar Situação Família<text:tab/>173</text:p>
          <text:p text:style-name="P130">Figura 49 – Diagrama de Sequencia: Consultar Frequência Família<text:tab/>174</text:p>
          <text:p text:style-name="P130">Figura 50 – Diagrama de Sequencia: Relatório Vencimento Matrícula<text:tab/>175</text:p>
          <text:p text:style-name="P130">Figura 51 – Diagrama de Sequencia: Relatório Família Apta<text:tab/>176</text:p>
          <text:p text:style-name="P130">Figura 52 – Diagrama de Sequencia: Efetuar Login<text:tab/>177</text:p>
          <text:p text:style-name="P130">Figura 53 – Diagrama de Sequencia: Recuperar Senha<text:tab/>178</text:p>
          <text:p text:style-name="P130">Figura 54 – Diagrama de Sequencia: Armazenar Log<text:tab/>179</text:p>
          <text:p text:style-name="P130">Figura 55 – Diagrama de Sequencia: Consultar Log<text:tab/>180</text:p>
          <text:p text:style-name="P130">Figura 56 – Diagrama de Sequencia: Cadastrar Doação<text:tab/>181</text:p>
          <text:p text:style-name="P130">Figura 57 – Diagrama de Sequencia: Alterar Doação<text:tab/>182</text:p>
          <text:p text:style-name="P130">Figura 58 – Diagrama de Sequencia: Consultar Doação<text:tab/>183</text:p>
          <text:p text:style-name="P130">Figura 59 – Diagrama de Sequencia: Relatório Doação Feita<text:tab/>184</text:p>
          <text:p text:style-name="P130">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8">LISTA DE QUADROS</text:p>
          </text:index-title>
          <text:p text:style-name="P130">Quadro 1 – Acompanhamento de versões<text:tab/>5</text:p>
          <text:p text:style-name="P130">Quadro 2 – Entradas Externas<text:tab/>29</text:p>
          <text:p text:style-name="P130">Quadro 3 – Saídas Externas<text:tab/>30</text:p>
          <text:p text:style-name="P130">Quadro 4 – Arquivos Lógicos Internos<text:tab/>30</text:p>
          <text:p text:style-name="P130">Quadro 5 – Consultas Externas<text:tab/>31</text:p>
          <text:p text:style-name="P130">Quadro 6 – Cálculo do FPA não ajustado<text:tab/>32</text:p>
          <text:p text:style-name="P130">Quadro 7 – Somatório dos níveis de Influência<text:tab/>33</text:p>
          <text:p text:style-name="P130">Quadro 8 – Estimativa de esforço<text:tab/>35</text:p>
          <text:p text:style-name="P130">Quadro 9 – Pontos de Monitoramento e Controle<text:tab/>38</text:p>
          <text:p text:style-name="P130">Quadro 10 – Funções e responsabilidades<text:tab/>43</text:p>
          <text:p text:style-name="P130">Quadro 11 – Custo de software<text:tab/>45</text:p>
          <text:p text:style-name="P130">Quadro 12 – Custo de Hardware<text:tab/>46</text:p>
          <text:p text:style-name="P130">Quadro 13 – Custo de Mão de Obra<text:tab/>46</text:p>
          <text:p text:style-name="P130">Quadro 14 – Custo com outras despesas<text:tab/>48</text:p>
          <text:p text:style-name="P130">Quadro 15 – Custo total<text:tab/>48</text:p>
          <text:p text:style-name="P130">Quadro 16 – Histórico do Controle de Versão<text:tab/>55</text:p>
          <text:p text:style-name="P130">Quadro 17 – Descrição dos Atores<text:tab/>63</text:p>
          <text:p text:style-name="P130">Quadro 18 – Perfis dos Usuários do Sistema<text:tab/>67</text:p>
          <text:p text:style-name="P130">Quadro 19 – Atributos do Usuário<text:tab/>123</text:p>
          <text:p text:style-name="P130">Quadro 20 – Atributos de Voluntário<text:tab/>123</text:p>
          <text:p text:style-name="P130">Quadro 21 – Atributos da Família<text:tab/>124</text:p>
          <text:p text:style-name="P130">Quadro 22 – Atributos de Mantimento<text:tab/>129</text:p>
          <text:p text:style-name="P130">Quadro 23 – Atributos da Cesta<text:tab/>130</text:p>
          <text:p text:style-name="P130">Quadro 24 – Atributos de log<text:tab/>130</text:p>
          <text:p text:style-name="P130">Quadro 25 – Alterações nos pontos de função<text:tab/>132</text:p>
          <text:p text:style-name="P130">Quadro 26 – Novo cálculo FPA não-ajustado<text:tab/>133</text:p>
          <text:p text:style-name="P130">Quadro 27 – Nova estimativa de esforço<text:tab/>134</text:p>
          <text:p text:style-name="P130">Quadro 28 – Modelo de Classe UML<text:tab/>142</text:p>
          <text:p text:style-name="P130">Quadro 29 – Simbologia de explicação do diagrama de sequencia<text:tab/>144</text:p>
          <text:p text:style-name="P130">Quadro 30 – Complemento tabela Família do DTR<text:tab/>187</text:p>
          <text:p text:style-name="P130">Quadro 31 – Prazo do Primeiro Monitoramento e Controle<text:tab/>190</text:p>
          <text:p text:style-name="P130">Quadro 32 – Custo do Primeiro Monitoramento e Controle<text:tab/>191</text:p>
          <text:p text:style-name="P130">Quadro 33 – Prazo do Segundo Monitoramento e Controle<text:tab/>193</text:p>
          <text:p text:style-name="P130"><text:soft-page-break/>Quadro 34 – Custo do Segundo Monitoramento e Controle<text:tab/>194</text:p>
          <text:p text:style-name="P130">Quadro 35 – Tabela de Complexidade de EntradaTabela8<text:tab/>198</text:p>
          <text:p text:style-name="P130">Quadro 36 – Tabela de Complexidade de Saída<text:tab/>198</text:p>
          <text:p text:style-name="P130">Quadro 37 – Tabela de Complexidade ALI<text:tab/>198</text:p>
          <text:p text:style-name="P130">Quadro 38 – Tabela de Complexidade AIE<text:tab/>199</text:p>
          <text:p text:style-name="P130">Quadro 39 – Tabela de Complexidade de Consulta<text:tab/>199</text:p>
          <text:p text:style-name="P130">Quadro 40 – Tabela de pesos para FPA<text:tab/>199</text:p>
        </text:index-body>
      </text:user-index>
      <text:p text:style-name="P11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7">SUMÁRIO</text:p>
          </text:index-title>
          <text:p text:style-name="P130">1 CONTEXTUALIZAÇÃO<text:tab/>15</text:p>
          <text:p text:style-name="P129">1.1 Introdução<text:tab/>15</text:p>
          <text:p text:style-name="P129">1.2 Objetivo<text:tab/>16</text:p>
          <text:p text:style-name="P129">1.3 Motivação<text:tab/>17</text:p>
          <text:p text:style-name="P129">1.4 Justificativa<text:tab/>17</text:p>
          <text:p text:style-name="P129">1.5 Levantamento preliminar de requisitos<text:tab/>18</text:p>
          <text:p text:style-name="P131">1.5.1 Cadastramento das famílias assistidas<text:tab/>18</text:p>
          <text:p text:style-name="P131">1.5.2 Cadastramento dos voluntários cadastrados<text:tab/>19</text:p>
          <text:p text:style-name="P131">1.5.3 Gerenciamento do controle de estoque<text:tab/>19</text:p>
          <text:p text:style-name="P131">1.5.4 Funcionalidades gerais do Sistema<text:tab/>20</text:p>
          <text:p text:style-name="P129">1.6 Outras questões do projeto<text:tab/>20</text:p>
          <text:p text:style-name="P130">2 PLANEJAMENTO DO PROJETO<text:tab/>21</text:p>
          <text:p text:style-name="P129">2.1 Declaração do escopo<text:tab/>21</text:p>
          <text:p text:style-name="P129">2.2 Plano do processo de desenvolvimento<text:tab/>22</text:p>
          <text:p text:style-name="P129">2.3 Metodologia de desenvolvimento<text:tab/>24</text:p>
          <text:p text:style-name="P129">2.4 Estrutura analítica do projeto<text:tab/>24</text:p>
          <text:p text:style-name="P129">2.5 Estimativa de tamanho, esforço, prazo<text:tab/>27</text:p>
          <text:p text:style-name="P131">2.5.1 Identificação das funções da aplicação<text:tab/>27</text:p>
          <text:p text:style-name="P132">2.5.1.1 Entradas Externas<text:tab/>27</text:p>
          <text:p text:style-name="P132">2.5.1.2 Saídas Externas<text:tab/>28</text:p>
          <text:p text:style-name="P132">2.5.1.3 Arquivos Lógicos Internos<text:tab/>28</text:p>
          <text:p text:style-name="P132">2.5.1.4 Arquivos de Interface Externa<text:tab/>28</text:p>
          <text:p text:style-name="P131">2.5.1.5 Consulta Externa<text:tab/>29</text:p>
          <text:p text:style-name="P131">2.5.2 Definição da complexidade das funcionalidades<text:tab/>29</text:p>
          <text:p text:style-name="P132">2.5.2.1 Entradas Externas<text:tab/>29</text:p>
          <text:p text:style-name="P132">2.5.2.2 Saídas Externas<text:tab/>30</text:p>
          <text:p text:style-name="P132">2.5.2.3 Arquivos Lógicos Internos<text:tab/>30</text:p>
          <text:p text:style-name="P132">2.5.2.4 Consultas Externas<text:tab/>31</text:p>
          <text:p text:style-name="P131">2.5.3 Calculo dos pesos (FPA Não ajustados)<text:tab/>32</text:p>
          <text:p text:style-name="P131">2.5.4 Cálculo do Fator de ajuste e FPA ajustado<text:tab/>32</text:p>
          <text:p text:style-name="P131">2.5.5 Estimativas de Esforço e Prazo<text:tab/>35</text:p>
          <text:p text:style-name="P129">2.6 Plano de Organização<text:tab/>36</text:p>
          <text:p text:style-name="P129">2.7 Plano de monitoramento e controle<text:tab/>37</text:p>
          <text:p text:style-name="P131">2.7.1 Introdução<text:tab/>37</text:p>
          <text:p text:style-name="P131">2.7.2 Custo<text:tab/>38</text:p>
          <text:p text:style-name="P131"><text:soft-page-break/>2.7.3 Prazo<text:tab/>38</text:p>
          <text:p text:style-name="P131">2.7.4 Produção<text:tab/>39</text:p>
          <text:p text:style-name="P131">2.7.5 Risco<text:tab/>39</text:p>
          <text:p text:style-name="P129">2.8 Cronograma<text:tab/>39</text:p>
          <text:p text:style-name="P131">2.8.1 Gráfico de Gantt <text:tab/>40</text:p>
          <text:p text:style-name="P129">2.9 Plano de recursos humanos<text:tab/>43</text:p>
          <text:p text:style-name="P129">2.10 Plano de recursos gerais<text:tab/>43</text:p>
          <text:p text:style-name="P131">2.10.1 Hardware<text:tab/>43</text:p>
          <text:p text:style-name="P131">2.10.2 Software<text:tab/>44</text:p>
          <text:p text:style-name="P131">2.10.3 Recursos adicionais<text:tab/>44</text:p>
          <text:p text:style-name="P129">2.11 Plano de custos<text:tab/>45</text:p>
          <text:p text:style-name="P131">2.11.2 Custos de Hardware<text:tab/>46</text:p>
          <text:p text:style-name="P131">2.11.3 Custos de Mão de Obra<text:tab/>46</text:p>
          <text:p text:style-name="P131">2.11.4 Custos com outras despesas<text:tab/>47</text:p>
          <text:p text:style-name="P131">2.11.5 Total Geral das Despesas do projeto<text:tab/>48</text:p>
          <text:p text:style-name="P129">2.12 Plano de gerencia de dados<text:tab/>49</text:p>
          <text:p text:style-name="P129">2.13 Plano de medição e análise<text:tab/>49</text:p>
          <text:p text:style-name="P129">2.14 Plano de gerencia de configuração<text:tab/>49</text:p>
          <text:p text:style-name="P129">2.15 Plano de gerencia de riscos<text:tab/>49</text:p>
          <text:p text:style-name="P129">2.16 Plano de garantia da qualidade<text:tab/>49</text:p>
          <text:p text:style-name="P129">2.17 Plano de verificação<text:tab/>49</text:p>
          <text:p text:style-name="P129">2.18 Plano de validação<text:tab/>50</text:p>
          <text:p text:style-name="P129">2.19 Plano de testes<text:tab/>50</text:p>
          <text:p text:style-name="P129">2.20 Plano de treinamento<text:tab/>51</text:p>
          <text:p text:style-name="P129">2.21 Plano de implantação<text:tab/>51</text:p>
          <text:p text:style-name="P131">2.21.1 Introdução<text:tab/>51</text:p>
          <text:p text:style-name="P131">2.21.2 Especificação do hardware e do software<text:tab/>52</text:p>
          <text:p text:style-name="P132">2.21.2.1 Hardware<text:tab/>52</text:p>
          <text:p text:style-name="P132">2.21.2.2 Software<text:tab/>52</text:p>
          <text:p text:style-name="P131">2.21.3 Guia da instalação<text:tab/>53</text:p>
          <text:p text:style-name="P129">2.22 Observações complementares<text:tab/>54</text:p>
          <text:p text:style-name="P130">3 ESPECIFICAÇÃO DE REQUISITOS<text:tab/>54</text:p>
          <text:p text:style-name="P129">3.1 Requisitos do cliente<text:tab/>55</text:p>
          <text:p text:style-name="P131">3.1.1 Descrição geral da aplicação<text:tab/>55</text:p>
          <text:p text:style-name="P132">3.1.1.1 Descrição da necessidade<text:tab/>55</text:p>
          <text:p text:style-name="P132">3.1.1.2 Objetivo<text:tab/>56</text:p>
          <text:p text:style-name="P132"><text:soft-page-break/>3.1.1.3 Escopo da Aplicação<text:tab/>56</text:p>
          <text:p text:style-name="P131">3.1.2 Descrição geral do cliente<text:tab/>57</text:p>
          <text:p text:style-name="P131">3.1.3 Lista de requisitos do cliente<text:tab/>57</text:p>
          <text:p text:style-name="P129">3.2 Requisitos do software<text:tab/>58</text:p>
          <text:p text:style-name="P131">3.2.1 - Fronteiras do software<text:tab/>58</text:p>
          <text:p text:style-name="P131">3.2.2 Itens de software<text:tab/>58</text:p>
          <text:p text:style-name="P131">3.2.3 Lista de requisitos não funcionais<text:tab/>58</text:p>
          <text:p text:style-name="P131">3.2.4 Requisitos funcionais<text:tab/>60</text:p>
          <text:p text:style-name="P132">3.2.4.1 Lista dos requisitos funcionais<text:tab/>61</text:p>
          <text:p text:style-name="P132">3.2.4.2 Descrição dos atores<text:tab/>63</text:p>
          <text:p text:style-name="P132">3.2.4.3 Descrição de casos de uso<text:tab/>67</text:p>
          <text:p text:style-name="P132">3.2.5.1 Lista de requisitos de Dados<text:tab/>119</text:p>
          <text:p text:style-name="P132">3.2.5.2 Modelo Conceitual de Dados<text:tab/>122</text:p>
          <text:p text:style-name="P132">3.2.5.3 Entidades e Atributos<text:tab/>123</text:p>
          <text:p text:style-name="P131">3.2.6 Melhoramentos Previstos<text:tab/>131</text:p>
          <text:p text:style-name="P129">3.3 Revisão de estimativas<text:tab/>131</text:p>
          <text:p text:style-name="P131">3.3.1 Considerações preliminares<text:tab/>131</text:p>
          <text:p text:style-name="P131">3.3.2 Estimativa de tamanho de Software<text:tab/>131</text:p>
          <text:p text:style-name="P131">3.3.3 Estimativa de esforço <text:tab/>132</text:p>
          <text:p text:style-name="P131">3.3.4 Estimativa de prazo<text:tab/>132</text:p>
          <text:p text:style-name="P131">3.3.5 Cronograma revisado<text:tab/>136</text:p>
          <text:p text:style-name="P131">3.3.7 Considerações finais sobre a revisão de estimativas <text:tab/>139</text:p>
          <text:p text:style-name="P130">4. MODELAGEM DE ANÁLISE<text:tab/>139</text:p>
          <text:p text:style-name="P129">4.1 Considerações preliminares<text:tab/>139</text:p>
          <text:p text:style-name="P129">4.2 Metodologia adotada<text:tab/>140</text:p>
          <text:p text:style-name="P129">4.3 Diagrama de caso de uso<text:tab/>140</text:p>
          <text:p text:style-name="P129">4.4 Diagrama de classe<text:tab/>141</text:p>
          <text:p text:style-name="P131">4.4.1 Classe <text:tab/>141</text:p>
          <text:p text:style-name="P131">4.4.2 Diagrama de classes <text:tab/>142</text:p>
          <text:p text:style-name="P129">4.4 Diagrama de sequência<text:tab/>144</text:p>
          <text:p text:style-name="P129">4.5 Diagrama de tabelas relacionais (DTR) <text:tab/>185</text:p>
          <text:p text:style-name="P130">5. MONITORAMENTO E CONTROLE<text:tab/>190</text:p>
          <text:p text:style-name="P129">5.1 Considerações Preliminares<text:tab/>190</text:p>
          <text:p text:style-name="P129">5.2 Primeiro monitoramento e controle<text:tab/>190</text:p>
          <text:p text:style-name="P131">5.2.1 Prazo<text:tab/>190</text:p>
          <text:p text:style-name="P131">5.2.2 Produção<text:tab/>191</text:p>
          <text:p text:style-name="P131">5.2.3 Custos<text:tab/>191</text:p>
          <text:p text:style-name="P131"><text:soft-page-break/>5.2.4 Riscos <text:tab/>192</text:p>
          <text:p text:style-name="P131">5.2.5 Fechamento do Primeiro Monitoramento e Controle <text:tab/>192</text:p>
          <text:p text:style-name="P129">5.3 Segundo monitoramento e controle<text:tab/>192</text:p>
          <text:p text:style-name="P131">5.2.1 Prazo<text:tab/>192</text:p>
          <text:p text:style-name="P131">5.2.2 Produção<text:tab/>194</text:p>
          <text:p text:style-name="P131">5.2.3 Custos<text:tab/>194</text:p>
          <text:p text:style-name="P131">5.2.4 Riscos <text:tab/>194</text:p>
          <text:p text:style-name="P131">5.2.5 Fechamento do Segundo Monitoramento e Controle <text:tab/>195</text:p>
          <text:p text:style-name="P130">6 CONSIDERAÇÕES FINAIS<text:tab/>195</text:p>
          <text:p text:style-name="P130">BIBLIOGRAFIA<text:tab/>197</text:p>
          <text:p text:style-name="P130">Anexo I – Tabelas Relativas ao FPA<text:tab/>198</text:p>
        </text:index-body>
      </text:table-of-content>
      <text:p text:style-name="P13"/>
      <text:h text:style-name="P164" text:outline-level="1">1 CONTEXTUALIZAÇÃO</text:h>
      <text:h text:style-name="P16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8"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8"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0159113" text:style-name="L1">
        <text:list-item>
          <text:p text:style-name="P13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421684" text:continue-numbering="true" text:style-name="L1">
        <text:list-item>
          <text:p text:style-name="P13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431984" text:continue-numbering="true" text:style-name="L1">
        <text:list-item>
          <text:p text:style-name="P134">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7"/>
      <text:h text:style-name="Heading_20_3" text:outline-level="3">1.5.2 Cadastramento dos voluntários cadastrados</text:h>
      <text:p text:style-name="P6"/>
      <text:list xml:id="list40137906" text:style-name="L2">
        <text:list-item>
          <text:p text:style-name="P13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5"/>
        </text:list-item>
      </text:list>
      <text:h text:style-name="Heading_20_3" text:outline-level="3">1.5.3 Gerenciamento do controle de estoque</text:h>
      <text:p text:style-name="P6"/>
      <text:list xml:id="list40145354" text:style-name="L3">
        <text:list-item>
          <text:p text:style-name="P13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402210" text:continue-numbering="true" text:style-name="L3">
        <text:list-item>
          <text:p text:style-name="P13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404684" text:continue-numbering="true" text:style-name="L3">
        <text:list-item>
          <text:p text:style-name="P136">O sistema mostrará quantas cestas são possíveis ser montadas com a quantidade de mantimento disponível no estoque;</text:p>
        </text:list-item>
      </text:list>
      <text:p text:style-name="P6"/>
      <text:list xml:id="list20433090" text:continue-numbering="true" text:style-name="L3">
        <text:list-item>
          <text:p text:style-name="P136">O sistema deverá informar os alimentos que estarão com o prazo de validade <text:soft-page-break/>vencendo em um mês a partir da data de doação;</text:p>
          <text:p text:style-name="P157"/>
        </text:list-item>
      </text:list>
      <text:h text:style-name="Heading_20_3" text:outline-level="3">1.5.4 Funcionalidades gerais do Sistema</text:h>
      <text:list xml:id="list40140148" text:style-name="L4">
        <text:list-header>
          <text:p text:style-name="P158"/>
        </text:list-header>
        <text:list-item>
          <text:p text:style-name="P15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9">O sistema será capaz de armazenar um históricos das transações realizadas no <text:span text:style-name="T30">software</text:span>; </text:p>
        </text:list-item>
        <text:list-item>
          <text:p text:style-name="P159">O sistema será capaz de realizar um backup automático do banco de dados que pode ser enviado para um e-mail cadastrado e configurado;</text:p>
        </text:list-item>
        <text:list-item>
          <text:p text:style-name="P159">Geração de relatórios tais como:</text:p>
        </text:list-item>
        <text:list-item>
          <text:p text:style-name="P158">a) Famílias cadastradas com matrícula, situação atual, data da próxima visita domiciliar.</text:p>
        </text:list-item>
        <text:list-item>
          <text:p text:style-name="P158">b) Voluntários cadastrados com nome, telefone e o tipo de colaboração.</text:p>
        </text:list-item>
        <text:list-item>
          <text:p text:style-name="P158">c) Quantidade de cestas básicas completas no estoque.</text:p>
        </text:list-item>
        <text:list-item>
          <text:p text:style-name="P158">d) Vencimento dos alimentos.</text:p>
        </text:list-item>
      </text:list>
      <text:h text:style-name="P16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0" text:outline-level="1"><text:soft-page-break/>2 PLANEJAMENTO DO PROJETO</text:h>
      <text:p text:style-name="P6"/>
      <text:h text:style-name="P16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1"/>
      <text:list xml:id="list40148879" text:style-name="L5">
        <text:list-item>
          <text:p text:style-name="P137"><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7"><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7"><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7"><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7"><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7"><text:span text:style-name="T32">Implantação</text:span>: Na implantação, o produto final, terminado, será entregue ao cliente pronto para ser utilizado.</text:p>
        </text:list-item>
      </text:list>
      <text:p text:style-name="P6"/>
      <text:h text:style-name="P168"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8"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7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8"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7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5" text:outline-level="3">2.5.2 Definição da complexidade das funcionalidades</text:h>
      <text:p text:style-name="P68"/>
      <text:p text:style-name="P68"><text:tab/>Para realizar os cálculos de grau das funções deste item, foi utilizado os quadros 15,16,17,18 e 19 no Anexo I da página 49.</text:p>
      <text:h text:style-name="P17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2">Entradas Externas</text:p>
          </table:table-cell>
          <table:covered-table-cell/>
          <table:covered-table-cell/>
          <table:covered-table-cell/>
        </table:table-row>
        <table:table-row table:style-name="Tabela1.1">
          <table:table-cell table:style-name="Tabela1.A2" office:value-type="string">
            <text:p text:style-name="P84">Descrição Função</text:p>
          </table:table-cell>
          <table:table-cell table:style-name="Tabela1.A2" office:value-type="string">
            <text:p text:style-name="P84">Qtde Arquivos</text:p>
          </table:table-cell>
          <table:table-cell table:style-name="Tabela1.A2" office:value-type="string">
            <text:p text:style-name="P84">Qtde Itens</text:p>
          </table:table-cell>
          <table:table-cell table:style-name="Tabela1.D2" office:value-type="string">
            <text:p text:style-name="P84">Grau da Função</text:p>
          </table:table-cell>
        </table:table-row>
        <table:table-row table:style-name="Tabela1.1">
          <table:table-cell table:style-name="Tabela1.A2" office:value-type="string">
            <text:p text:style-name="P83">incluir família</text:p>
          </table:table-cell>
          <table:table-cell table:style-name="Tabela1.A2" office:value-type="string">
            <text:p text:style-name="P82">2</text:p>
          </table:table-cell>
          <table:table-cell table:style-name="Tabela1.A2" office:value-type="string">
            <text:p text:style-name="P82">35</text:p>
          </table:table-cell>
          <table:table-cell table:style-name="Tabela1.D2" office:value-type="string">
            <text:p text:style-name="P82">complexo</text:p>
          </table:table-cell>
        </table:table-row>
        <table:table-row table:style-name="Tabela1.1">
          <table:table-cell table:style-name="Tabela1.A2" office:value-type="string">
            <text:p text:style-name="P83">excluir família</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alterar família</text:p>
          </table:table-cell>
          <table:table-cell table:style-name="Tabela1.A2" office:value-type="string">
            <text:p text:style-name="P82">2</text:p>
          </table:table-cell>
          <table:table-cell table:style-name="Tabela1.A2" office:value-type="string">
            <text:p text:style-name="P82">35</text:p>
          </table:table-cell>
          <table:table-cell table:style-name="Tabela1.D2" office:value-type="string">
            <text:p text:style-name="P82">complexo</text:p>
          </table:table-cell>
        </table:table-row>
        <table:table-row table:style-name="Tabela1.1">
          <table:table-cell table:style-name="Tabela1.A2" office:value-type="string">
            <text:p text:style-name="P83">incluir voluntário</text:p>
          </table:table-cell>
          <table:table-cell table:style-name="Tabela1.A2" office:value-type="string">
            <text:p text:style-name="P82">1</text:p>
          </table:table-cell>
          <table:table-cell table:style-name="Tabela1.A2" office:value-type="string">
            <text:p text:style-name="P82">11</text:p>
          </table:table-cell>
          <table:table-cell table:style-name="Tabela1.D2" office:value-type="string">
            <text:p text:style-name="P82">simples</text:p>
          </table:table-cell>
        </table:table-row>
        <table:table-row table:style-name="Tabela1.1">
          <table:table-cell table:style-name="Tabela1.A2" office:value-type="string">
            <text:p text:style-name="P83">alterar voluntário</text:p>
          </table:table-cell>
          <table:table-cell table:style-name="Tabela1.A2" office:value-type="string">
            <text:p text:style-name="P82">1</text:p>
          </table:table-cell>
          <table:table-cell table:style-name="Tabela1.A2" office:value-type="string">
            <text:p text:style-name="P82">11</text:p>
          </table:table-cell>
          <table:table-cell table:style-name="Tabela1.D2" office:value-type="string">
            <text:p text:style-name="P82">simples</text:p>
          </table:table-cell>
        </table:table-row>
        <table:table-row table:style-name="Tabela1.1">
          <table:table-cell table:style-name="Tabela1.A2" office:value-type="string">
            <text:p text:style-name="P83">excluir voluntário</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incluir mantiment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mantiment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excluir mantimento</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incluir usuári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usuário</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ext:soft-page-break/>
        <table:table-row table:style-name="Tabela1.1">
          <table:table-cell table:style-name="Tabela1.A2" office:value-type="string">
            <text:p text:style-name="P83">excluir usuário</text:p>
          </table:table-cell>
          <table:table-cell table:style-name="Tabela1.A2" office:value-type="string">
            <text:p text:style-name="P82">1</text:p>
          </table:table-cell>
          <table:table-cell table:style-name="Tabela1.A2" office:value-type="string">
            <text:p text:style-name="P82">3</text:p>
          </table:table-cell>
          <table:table-cell table:style-name="Tabela1.D2" office:value-type="string">
            <text:p text:style-name="P82">simples</text:p>
          </table:table-cell>
        </table:table-row>
        <table:table-row table:style-name="Tabela1.1">
          <table:table-cell table:style-name="Tabela1.A2" office:value-type="string">
            <text:p text:style-name="P83">incluir frequência</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alterar frequência</text:p>
          </table:table-cell>
          <table:table-cell table:style-name="Tabela1.A2" office:value-type="string">
            <text:p text:style-name="P82">1</text:p>
          </table:table-cell>
          <table:table-cell table:style-name="Tabela1.A2" office:value-type="string">
            <text:p text:style-name="P82">4</text:p>
          </table:table-cell>
          <table:table-cell table:style-name="Tabela1.D2" office:value-type="string">
            <text:p text:style-name="P82">simples</text:p>
          </table:table-cell>
        </table:table-row>
        <table:table-row table:style-name="Tabela1.1">
          <table:table-cell table:style-name="Tabela1.A2" office:value-type="string">
            <text:p text:style-name="P83">excluir frequência</text:p>
          </table:table-cell>
          <table:table-cell table:style-name="Tabela1.A2" office:value-type="string">
            <text:p text:style-name="P82">1</text:p>
          </table:table-cell>
          <table:table-cell table:style-name="Tabela1.A2" office:value-type="string">
            <text:p text:style-name="P82">2</text:p>
          </table:table-cell>
          <table:table-cell table:style-name="Tabela1.D2" office:value-type="string">
            <text:p text:style-name="P82">simples</text:p>
          </table:table-cell>
        </table:table-row>
        <table:table-row table:style-name="Tabela1.1">
          <table:table-cell table:style-name="Tabela1.A2" office:value-type="string">
            <text:p text:style-name="P83"/>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
          </table:table-cell>
        </table:table-row>
        <table:table-row table:style-name="Tabela1.1">
          <table:table-cell table:style-name="Tabela1.A2" office:value-type="string">
            <text:p text:style-name="P83">Total formulário Entradas Externas</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15</text:p>
          </table:table-cell>
        </table:table-row>
        <table:table-row table:style-name="Tabela1.1">
          <table:table-cell table:style-name="Tabela1.A2" office:value-type="string">
            <text:p text:style-name="P83"/>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
          </table:table-cell>
        </table:table-row>
        <table:table-row table:style-name="Tabela1.1">
          <table:table-cell table:style-name="Tabela1.A2" office:value-type="string">
            <text:p text:style-name="P83">Total Simples</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13</text:p>
          </table:table-cell>
        </table:table-row>
        <table:table-row table:style-name="Tabela1.1">
          <table:table-cell table:style-name="Tabela1.A2" office:value-type="string">
            <text:p text:style-name="P83">Total Médio</text:p>
          </table:table-cell>
          <table:table-cell table:style-name="Tabela1.A2" office:value-type="string">
            <text:p text:style-name="P82"/>
          </table:table-cell>
          <table:table-cell table:style-name="Tabela1.A2" office:value-type="string">
            <text:p text:style-name="P82"/>
          </table:table-cell>
          <table:table-cell table:style-name="Tabela1.D2" office:value-type="string">
            <text:p text:style-name="P82">0</text:p>
          </table:table-cell>
        </table:table-row>
        <table:table-row table:style-name="Tabela1.1">
          <table:table-cell table:style-name="Tabela1.A2" office:value-type="string">
            <text:p text:style-name="P83">Total Complexo</text:p>
          </table:table-cell>
          <table:table-cell table:style-name="Tabela1.A2" office:value-type="string">
            <text:p text:style-name="P82"/>
          </table:table-cell>
          <table:table-cell table:style-name="Tabela1.A2" office:value-type="string">
            <text:p text:style-name="P82"/>
          </table:table-cell>
          <table:table-cell table:style-name="Tabela1.D23" office:value-type="float" office:value="2">
            <text:p text:style-name="P82">2</text:p>
          </table:table-cell>
        </table:table-row>
      </table:table>
      <text:p text:style-name="leg.Quadro"><text:tab/>Quadro 2 – Entradas Externas</text:p>
      <text:p text:style-name="P12"/>
      <text:h text:style-name="P17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9">Saídas Externas</text:p>
          </table:table-cell>
          <table:covered-table-cell/>
          <table:covered-table-cell/>
          <table:covered-table-cell/>
        </table:table-row>
        <table:table-row table:style-name="Tabela2.1">
          <table:table-cell table:style-name="Tabela2.A2" office:value-type="string">
            <text:p text:style-name="P84">Descrição Função</text:p>
          </table:table-cell>
          <table:table-cell table:style-name="Tabela2.A2" office:value-type="string">
            <text:p text:style-name="P84">Qtde Arquivos</text:p>
          </table:table-cell>
          <table:table-cell table:style-name="Tabela2.A2" office:value-type="string">
            <text:p text:style-name="P84">Qtde Itens</text:p>
          </table:table-cell>
          <table:table-cell table:style-name="Tabela2.D2" office:value-type="string">
            <text:p text:style-name="P84">Grau da Função</text:p>
          </table:table-cell>
        </table:table-row>
        <table:table-row table:style-name="Tabela2.1">
          <table:table-cell table:style-name="Tabela2.A2" office:value-type="string">
            <text:p text:style-name="P83">Relatório vencimento de matricula <text:s/>famílias</text:p>
          </table:table-cell>
          <table:table-cell table:style-name="Tabela2.A2" office:value-type="string">
            <text:p text:style-name="P82">2</text:p>
          </table:table-cell>
          <table:table-cell table:style-name="Tabela2.A2" office:value-type="string">
            <text:p text:style-name="P82">5</text:p>
          </table:table-cell>
          <table:table-cell table:style-name="Tabela2.D2" office:value-type="string">
            <text:p text:style-name="P82">simples</text:p>
          </table:table-cell>
        </table:table-row>
        <table:table-row table:style-name="Tabela2.1">
          <table:table-cell table:style-name="Tabela2.A2" office:value-type="string">
            <text:p text:style-name="P83">Relatório parcial das cestas básicas</text:p>
          </table:table-cell>
          <table:table-cell table:style-name="Tabela2.A2" office:value-type="string">
            <text:p text:style-name="P82">1</text:p>
          </table:table-cell>
          <table:table-cell table:style-name="Tabela2.A2" office:value-type="string">
            <text:p text:style-name="P82">3</text:p>
          </table:table-cell>
          <table:table-cell table:style-name="Tabela2.D2" office:value-type="string">
            <text:p text:style-name="P82">simples</text:p>
          </table:table-cell>
        </table:table-row>
        <table:table-row table:style-name="Tabela2.1">
          <table:table-cell table:style-name="Tabela2.A2" office:value-type="string">
            <text:p text:style-name="P83">Relatório de quantidade de cestas básicas</text:p>
          </table:table-cell>
          <table:table-cell table:style-name="Tabela2.A2" office:value-type="string">
            <text:p text:style-name="P82">1</text:p>
          </table:table-cell>
          <table:table-cell table:style-name="Tabela2.A2" office:value-type="string">
            <text:p text:style-name="P82">1</text:p>
          </table:table-cell>
          <table:table-cell table:style-name="Tabela2.D2" office:value-type="string">
            <text:p text:style-name="P82">simples</text:p>
          </table:table-cell>
        </table:table-row>
        <table:table-row table:style-name="Tabela2.1">
          <table:table-cell table:style-name="Tabela2.D2" table:number-columns-spanned="4" office:value-type="string">
            <text:p text:style-name="P83"/>
          </table:table-cell>
          <table:covered-table-cell/>
          <table:covered-table-cell/>
          <table:covered-table-cell/>
        </table:table-row>
        <table:table-row table:style-name="Tabela2.1">
          <table:table-cell table:style-name="Tabela2.A2" office:value-type="string">
            <text:p text:style-name="P83">Total formulário Saídas Externas</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3</text:p>
          </table:table-cell>
        </table:table-row>
        <table:table-row table:style-name="Tabela2.1">
          <table:table-cell table:style-name="Tabela2.D2" table:number-columns-spanned="4" office:value-type="string">
            <text:p text:style-name="P83"/>
          </table:table-cell>
          <table:covered-table-cell/>
          <table:covered-table-cell/>
          <table:covered-table-cell/>
        </table:table-row>
        <table:table-row table:style-name="Tabela2.1">
          <table:table-cell table:style-name="Tabela2.A2" office:value-type="string">
            <text:p text:style-name="P83">Total Simples</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3</text:p>
          </table:table-cell>
        </table:table-row>
        <table:table-row table:style-name="Tabela2.1">
          <table:table-cell table:style-name="Tabela2.A2" office:value-type="string">
            <text:p text:style-name="P83">Total Médio</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0</text:p>
          </table:table-cell>
        </table:table-row>
        <table:table-row table:style-name="Tabela2.1">
          <table:table-cell table:style-name="Tabela2.A2" office:value-type="string">
            <text:p text:style-name="P83">Total Complexo</text:p>
          </table:table-cell>
          <table:table-cell table:style-name="Tabela2.A2" office:value-type="string">
            <text:p text:style-name="P82"/>
          </table:table-cell>
          <table:table-cell table:style-name="Tabela2.A2" office:value-type="string">
            <text:p text:style-name="P82"/>
          </table:table-cell>
          <table:table-cell table:style-name="Tabela2.D2" office:value-type="string">
            <text:p text:style-name="P82">0</text:p>
          </table:table-cell>
        </table:table-row>
      </table:table>
      <text:p text:style-name="leg.Quadro"><text:tab/>Quadro 3 – Saídas Externas</text:p>
      <text:p text:style-name="P6"/>
      <text:h text:style-name="P17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9">Arquivos Lógicos Internos</text:p>
          </table:table-cell>
          <table:covered-table-cell/>
          <table:covered-table-cell/>
          <table:covered-table-cell/>
        </table:table-row>
        <table:table-row table:style-name="Tabela3.1">
          <table:table-cell table:style-name="Tabela3.A2" office:value-type="string">
            <text:p text:style-name="P84">Descrição Função</text:p>
          </table:table-cell>
          <table:table-cell table:style-name="Tabela3.A2" office:value-type="string">
            <text:p text:style-name="P84">Qtde Registros</text:p>
          </table:table-cell>
          <table:table-cell table:style-name="Tabela3.A2" office:value-type="string">
            <text:p text:style-name="P84">Qtde Campos</text:p>
          </table:table-cell>
          <table:table-cell table:style-name="Tabela3.D2" office:value-type="string">
            <text:p text:style-name="P84">Grau da Função</text:p>
          </table:table-cell>
        </table:table-row>
        <table:table-row table:style-name="Tabela3.1">
          <table:table-cell table:style-name="Tabela3.A2" office:value-type="string">
            <text:p text:style-name="P83">cadastro família</text:p>
          </table:table-cell>
          <table:table-cell table:style-name="Tabela3.A2" office:value-type="string">
            <text:p text:style-name="P82">2</text:p>
          </table:table-cell>
          <table:table-cell table:style-name="Tabela3.A2" office:value-type="string">
            <text:p text:style-name="P82">35</text:p>
          </table:table-cell>
          <table:table-cell table:style-name="Tabela3.D2" office:value-type="string">
            <text:p text:style-name="P82">médio</text:p>
          </table:table-cell>
        </table:table-row>
        <text:soft-page-break/>
        <table:table-row table:style-name="Tabela3.1">
          <table:table-cell table:style-name="Tabela3.A2" office:value-type="string">
            <text:p text:style-name="P83">cadastro voluntário</text:p>
          </table:table-cell>
          <table:table-cell table:style-name="Tabela3.A2" office:value-type="string">
            <text:p text:style-name="P82">1</text:p>
          </table:table-cell>
          <table:table-cell table:style-name="Tabela3.A2" office:value-type="string">
            <text:p text:style-name="P82">11</text:p>
          </table:table-cell>
          <table:table-cell table:style-name="Tabela3.D2" office:value-type="string">
            <text:p text:style-name="P82">simples</text:p>
          </table:table-cell>
        </table:table-row>
        <table:table-row table:style-name="Tabela3.1">
          <table:table-cell table:style-name="Tabela3.A2" office:value-type="string">
            <text:p text:style-name="P83">cadastro mantimento</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A2" office:value-type="string">
            <text:p text:style-name="P83">cadastro usuário</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A2" office:value-type="string">
            <text:p text:style-name="P83">cadastro frequência família</text:p>
          </table:table-cell>
          <table:table-cell table:style-name="Tabela3.A2" office:value-type="string">
            <text:p text:style-name="P82">1</text:p>
          </table:table-cell>
          <table:table-cell table:style-name="Tabela3.A2" office:value-type="string">
            <text:p text:style-name="P82">4</text:p>
          </table:table-cell>
          <table:table-cell table:style-name="Tabela3.D2" office:value-type="string">
            <text:p text:style-name="P82">simples</text:p>
          </table:table-cell>
        </table:table-row>
        <table:table-row table:style-name="Tabela3.1">
          <table:table-cell table:style-name="Tabela3.D2" table:number-columns-spanned="4" office:value-type="string">
            <text:p text:style-name="P83"/>
          </table:table-cell>
          <table:covered-table-cell/>
          <table:covered-table-cell/>
          <table:covered-table-cell/>
        </table:table-row>
        <table:table-row table:style-name="Tabela3.1">
          <table:table-cell table:style-name="Tabela3.A2" office:value-type="string">
            <text:p text:style-name="P83">Total formulário ALI</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5</text:p>
          </table:table-cell>
        </table:table-row>
        <table:table-row table:style-name="Tabela3.1">
          <table:table-cell table:style-name="Tabela3.D2" table:number-columns-spanned="4" office:value-type="string">
            <text:p text:style-name="P83"/>
          </table:table-cell>
          <table:covered-table-cell/>
          <table:covered-table-cell/>
          <table:covered-table-cell/>
        </table:table-row>
        <table:table-row table:style-name="Tabela3.1">
          <table:table-cell table:style-name="Tabela3.A2" office:value-type="string">
            <text:p text:style-name="P83">Total Simples</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4</text:p>
          </table:table-cell>
        </table:table-row>
        <table:table-row table:style-name="Tabela3.1">
          <table:table-cell table:style-name="Tabela3.A2" office:value-type="string">
            <text:p text:style-name="P83">Total Médio</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1</text:p>
          </table:table-cell>
        </table:table-row>
        <table:table-row table:style-name="Tabela3.1">
          <table:table-cell table:style-name="Tabela3.A2" office:value-type="string">
            <text:p text:style-name="P83">Total Complexo</text:p>
          </table:table-cell>
          <table:table-cell table:style-name="Tabela3.A2" office:value-type="string">
            <text:p text:style-name="P82"/>
          </table:table-cell>
          <table:table-cell table:style-name="Tabela3.A2" office:value-type="string">
            <text:p text:style-name="P82"/>
          </table:table-cell>
          <table:table-cell table:style-name="Tabela3.D2" office:value-type="string">
            <text:p text:style-name="P82">0</text:p>
          </table:table-cell>
        </table:table-row>
      </table:table>
      <text:p text:style-name="leg.Quadro"><text:tab/>Quadro 4 – Arquivos Lógicos Internos</text:p>
      <text:p text:style-name="P6"/>
      <text:h text:style-name="P17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9">Consultas Externas</text:p>
          </table:table-cell>
          <table:covered-table-cell/>
          <table:covered-table-cell/>
          <table:covered-table-cell/>
        </table:table-row>
        <table:table-row table:style-name="Tabela4.1">
          <table:table-cell table:style-name="Tabela4.A2" office:value-type="string">
            <text:p text:style-name="P84">Descrição Função</text:p>
          </table:table-cell>
          <table:table-cell table:style-name="Tabela4.A2" office:value-type="string">
            <text:p text:style-name="P84">Qtde Arquivos</text:p>
          </table:table-cell>
          <table:table-cell table:style-name="Tabela4.A2" office:value-type="string">
            <text:p text:style-name="P84">Qtde Campos</text:p>
          </table:table-cell>
          <table:table-cell table:style-name="Tabela4.D2" office:value-type="string">
            <text:p text:style-name="P84">Grau da Função</text:p>
          </table:table-cell>
        </table:table-row>
        <table:table-row table:style-name="Tabela4.1">
          <table:table-cell table:style-name="Tabela4.A2" office:value-type="string">
            <text:p text:style-name="P83">Consulta situação família</text:p>
          </table:table-cell>
          <table:table-cell table:style-name="Tabela4.A2" office:value-type="string">
            <text:p text:style-name="P82">2</text:p>
          </table:table-cell>
          <table:table-cell table:style-name="Tabela4.A2" office:value-type="string">
            <text:p text:style-name="P82">5</text:p>
          </table:table-cell>
          <table:table-cell table:style-name="Tabela4.D2" office:value-type="string">
            <text:p text:style-name="P82">simples</text:p>
          </table:table-cell>
        </table:table-row>
        <table:table-row table:style-name="Tabela4.1">
          <table:table-cell table:style-name="Tabela4.A2" office:value-type="string">
            <text:p text:style-name="P83">Consulta voluntário</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voluntário Colaborador</text:p>
          </table:table-cell>
          <table:table-cell table:style-name="Tabela4.A2" office:value-type="string">
            <text:p text:style-name="P82">1</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Consulta mantimento</text:p>
          </table:table-cell>
          <table:table-cell table:style-name="Tabela4.A2" office:value-type="string">
            <text:p text:style-name="P82">1</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Consulta usuário</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vencimento mantimentos</text:p>
          </table:table-cell>
          <table:table-cell table:style-name="Tabela4.A2" office:value-type="string">
            <text:p text:style-name="P82">1</text:p>
          </table:table-cell>
          <table:table-cell table:style-name="Tabela4.A2" office:value-type="string">
            <text:p text:style-name="P82">3</text:p>
          </table:table-cell>
          <table:table-cell table:style-name="Tabela4.D2" office:value-type="string">
            <text:p text:style-name="P82">simples</text:p>
          </table:table-cell>
        </table:table-row>
        <table:table-row table:style-name="Tabela4.1">
          <table:table-cell table:style-name="Tabela4.A2" office:value-type="string">
            <text:p text:style-name="P83">Consulta frequência famílias</text:p>
          </table:table-cell>
          <table:table-cell table:style-name="Tabela4.A2" office:value-type="string">
            <text:p text:style-name="P82">2</text:p>
          </table:table-cell>
          <table:table-cell table:style-name="Tabela4.A2" office:value-type="string">
            <text:p text:style-name="P82">4</text:p>
          </table:table-cell>
          <table:table-cell table:style-name="Tabela4.D2" office:value-type="string">
            <text:p text:style-name="P82">simples</text:p>
          </table:table-cell>
        </table:table-row>
        <table:table-row table:style-name="Tabela4.1">
          <table:table-cell table:style-name="Tabela4.A2" office:value-type="string">
            <text:p text:style-name="P83">Efetuar login</text:p>
          </table:table-cell>
          <table:table-cell table:style-name="Tabela4.A2" office:value-type="string">
            <text:p text:style-name="P82">1</text:p>
          </table:table-cell>
          <table:table-cell table:style-name="Tabela4.A2" office:value-type="string">
            <text:p text:style-name="P82">2</text:p>
          </table:table-cell>
          <table:table-cell table:style-name="Tabela4.D2" office:value-type="string">
            <text:p text:style-name="P82">simples</text:p>
          </table:table-cell>
        </table:table-row>
        <table:table-row table:style-name="Tabela4.1">
          <table:table-cell table:style-name="Tabela4.D2" table:number-columns-spanned="4" office:value-type="string">
            <text:p text:style-name="P83"/>
          </table:table-cell>
          <table:covered-table-cell/>
          <table:covered-table-cell/>
          <table:covered-table-cell/>
        </table:table-row>
        <table:table-row table:style-name="Tabela4.1">
          <table:table-cell table:style-name="Tabela4.A2" office:value-type="string">
            <text:p text:style-name="P83">Total formulário Consultas Externas</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8</text:p>
          </table:table-cell>
        </table:table-row>
        <table:table-row table:style-name="Tabela4.1">
          <table:table-cell table:style-name="Tabela4.D2" table:number-columns-spanned="4" office:value-type="string">
            <text:p text:style-name="P83"/>
          </table:table-cell>
          <table:covered-table-cell/>
          <table:covered-table-cell/>
          <table:covered-table-cell/>
        </table:table-row>
        <table:table-row table:style-name="Tabela4.1">
          <table:table-cell table:style-name="Tabela4.A2" office:value-type="string">
            <text:p text:style-name="P83">Total Simples</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8</text:p>
          </table:table-cell>
        </table:table-row>
        <table:table-row table:style-name="Tabela4.1">
          <table:table-cell table:style-name="Tabela4.A2" office:value-type="string">
            <text:p text:style-name="P83">Total Médio</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0</text:p>
          </table:table-cell>
        </table:table-row>
        <table:table-row table:style-name="Tabela4.1">
          <table:table-cell table:style-name="Tabela4.A2" office:value-type="string">
            <text:p text:style-name="P83">Total Complexo</text:p>
          </table:table-cell>
          <table:table-cell table:style-name="Tabela4.A2" office:value-type="string">
            <text:p text:style-name="P82"/>
          </table:table-cell>
          <table:table-cell table:style-name="Tabela4.A2" office:value-type="string">
            <text:p text:style-name="P82"/>
          </table:table-cell>
          <table:table-cell table:style-name="Tabela4.D2" office:value-type="string">
            <text:p text:style-name="P82">0</text:p>
          </table:table-cell>
        </table:table-row>
      </table:table>
      <text:p text:style-name="leg.Quadro"><text:tab/>Quadro 5 – Consultas Externas</text:p>
      <text:p text:style-name="P6"/>
      <text:h text:style-name="P175" text:outline-level="3"><text:soft-page-break/>2.5.3 Calculo dos pesos (FPA Não ajustados)</text:h>
      <text:p text:style-name="P68"><text:tab/>Para os cálculos utilizados neste item, utilizou-se o quadro 20 do Anexo I da página 50.</text:p>
      <text:p text:style-name="P7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1">Pontos de Função Não Ajustados</text:p>
          </table:table-cell>
          <table:covered-table-cell/>
          <table:covered-table-cell/>
          <table:covered-table-cell/>
          <table:covered-table-cell/>
        </table:table-row>
        <table:table-row table:style-name="Tabela5.2">
          <table:table-cell table:style-name="Tabela5.A2" office:value-type="string">
            <text:p text:style-name="P88">Tipo de Função</text:p>
          </table:table-cell>
          <table:table-cell table:style-name="Tabela5.A2" office:value-type="string">
            <text:p text:style-name="P89">Complexidade Funcional</text:p>
          </table:table-cell>
          <table:table-cell table:style-name="Tabela5.A2" office:value-type="string">
            <text:p text:style-name="P89">Quantidade</text:p>
          </table:table-cell>
          <table:table-cell table:style-name="Tabela5.A2" office:value-type="string">
            <text:p text:style-name="P89">Total Complexidade</text:p>
          </table:table-cell>
          <table:table-cell table:style-name="Tabela5.E2" office:value-type="string">
            <text:p text:style-name="P89">Total Tipo</text:p>
          </table:table-cell>
        </table:table-row>
        <table:table-row table:style-name="Tabela5.3">
          <table:table-cell table:style-name="Tabela5.A2" table:number-rows-spanned="3" office:value-type="string">
            <text:p text:style-name="P86">Arquivo Lógico Interno</text:p>
          </table:table-cell>
          <table:table-cell table:style-name="Tabela5.A2" office:value-type="string">
            <text:p text:style-name="P87">Simples</text:p>
          </table:table-cell>
          <table:table-cell table:style-name="Tabela5.A2" office:value-type="string">
            <text:p text:style-name="P87">4</text:p>
          </table:table-cell>
          <table:table-cell table:style-name="Tabela5.A2" office:value-type="string">
            <text:p text:style-name="P87">* 7 = 0</text:p>
          </table:table-cell>
          <table:table-cell table:style-name="Tabela5.E2" office:value-type="string">
            <text:p text:style-name="P87">28</text:p>
          </table:table-cell>
        </table:table-row>
        <table:table-row table:style-name="Tabela5.4">
          <table:covered-table-cell/>
          <table:table-cell table:style-name="Tabela5.A2" office:value-type="string">
            <text:p text:style-name="P87">Média</text:p>
          </table:table-cell>
          <table:table-cell table:style-name="Tabela5.A2" office:value-type="string">
            <text:p text:style-name="P87">1</text:p>
          </table:table-cell>
          <table:table-cell table:style-name="Tabela5.A2" office:value-type="string">
            <text:p text:style-name="P87">* 10 = 0</text:p>
          </table:table-cell>
          <table:table-cell table:style-name="Tabela5.E2" office:value-type="string">
            <text:p text:style-name="P87">10</text:p>
          </table:table-cell>
        </table:table-row>
        <table:table-row table:style-name="Tabela5.5">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15 = 0</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110">Interface Externa</text:p>
          </table:table-cell>
          <table:table-cell table:style-name="Tabela5.A2" office:value-type="string">
            <text:p text:style-name="P87">Simples</text:p>
          </table:table-cell>
          <table:table-cell table:style-name="Tabela5.A2" office:value-type="string">
            <text:p text:style-name="P87">0</text:p>
          </table:table-cell>
          <table:table-cell table:style-name="Tabela5.A2" office:value-type="string">
            <text:p text:style-name="P87">* 5 = 0</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7 = 0</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10 = 0</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Entrada Externa</text:p>
          </table:table-cell>
          <table:table-cell table:style-name="Tabela5.A2" office:value-type="string">
            <text:p text:style-name="P87">Simples</text:p>
          </table:table-cell>
          <table:table-cell table:style-name="Tabela5.A2" office:value-type="string">
            <text:p text:style-name="P87">13</text:p>
          </table:table-cell>
          <table:table-cell table:style-name="Tabela5.A2" office:value-type="string">
            <text:p text:style-name="P87">* 3 =</text:p>
          </table:table-cell>
          <table:table-cell table:style-name="Tabela5.E2" office:value-type="string">
            <text:p text:style-name="P87">39</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4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2</text:p>
          </table:table-cell>
          <table:table-cell table:style-name="Tabela5.A2" office:value-type="string">
            <text:p text:style-name="P87">* 6 =</text:p>
          </table:table-cell>
          <table:table-cell table:style-name="Tabela5.E2" office:value-type="string">
            <text:p text:style-name="P87">12</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Saída Externa</text:p>
          </table:table-cell>
          <table:table-cell table:style-name="Tabela5.A2" office:value-type="string">
            <text:p text:style-name="P87">Simples</text:p>
          </table:table-cell>
          <table:table-cell table:style-name="Tabela5.A2" office:value-type="string">
            <text:p text:style-name="P87">3</text:p>
          </table:table-cell>
          <table:table-cell table:style-name="Tabela5.A2" office:value-type="string">
            <text:p text:style-name="P87">* 4 =</text:p>
          </table:table-cell>
          <table:table-cell table:style-name="Tabela5.E2" office:value-type="string">
            <text:p text:style-name="P87">12</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5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7 =</text:p>
          </table:table-cell>
          <table:table-cell table:style-name="Tabela5.E2" office:value-type="string">
            <text:p text:style-name="P87">0</text:p>
          </table:table-cell>
        </table:table-row>
        <table:table-row table:style-name="Tabela5.1">
          <table:table-cell table:style-name="Tabela5.E2" table:number-columns-spanned="5" office:value-type="string">
            <text:p text:style-name="P86"/>
          </table:table-cell>
          <table:covered-table-cell/>
          <table:covered-table-cell/>
          <table:covered-table-cell/>
          <table:covered-table-cell/>
        </table:table-row>
        <table:table-row>
          <table:table-cell table:style-name="Tabela5.A2" table:number-rows-spanned="3" office:value-type="string">
            <text:p text:style-name="P85">Consulta Externa</text:p>
          </table:table-cell>
          <table:table-cell table:style-name="Tabela5.A2" office:value-type="string">
            <text:p text:style-name="P87">Simples</text:p>
          </table:table-cell>
          <table:table-cell table:style-name="Tabela5.A2" office:value-type="string">
            <text:p text:style-name="P87">8</text:p>
          </table:table-cell>
          <table:table-cell table:style-name="Tabela5.A2" office:value-type="string">
            <text:p text:style-name="P87">* 3 =</text:p>
          </table:table-cell>
          <table:table-cell table:style-name="Tabela5.E2" office:value-type="string">
            <text:p text:style-name="P87">24</text:p>
          </table:table-cell>
        </table:table-row>
        <table:table-row table:style-name="Tabela5.1">
          <table:covered-table-cell/>
          <table:table-cell table:style-name="Tabela5.A2" office:value-type="string">
            <text:p text:style-name="P87">Média</text:p>
          </table:table-cell>
          <table:table-cell table:style-name="Tabela5.A2" office:value-type="string">
            <text:p text:style-name="P87">0</text:p>
          </table:table-cell>
          <table:table-cell table:style-name="Tabela5.A2" office:value-type="string">
            <text:p text:style-name="P87">* 4 =</text:p>
          </table:table-cell>
          <table:table-cell table:style-name="Tabela5.E2" office:value-type="string">
            <text:p text:style-name="P87">0</text:p>
          </table:table-cell>
        </table:table-row>
        <table:table-row table:style-name="Tabela5.1">
          <table:covered-table-cell/>
          <table:table-cell table:style-name="Tabela5.A2" office:value-type="string">
            <text:p text:style-name="P87">Complexa</text:p>
          </table:table-cell>
          <table:table-cell table:style-name="Tabela5.A2" office:value-type="string">
            <text:p text:style-name="P87">0</text:p>
          </table:table-cell>
          <table:table-cell table:style-name="Tabela5.A2" office:value-type="string">
            <text:p text:style-name="P87">* 6 =</text:p>
          </table:table-cell>
          <table:table-cell table:style-name="Tabela5.E2" office:value-type="string">
            <text:p text:style-name="P8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9">125</text:p>
          </table:table-cell>
        </table:table-row>
      </table:table>
      <text:p text:style-name="leg.Quadro"><text:tab/>Quadro 6 – Cálculo do FPA não ajustado</text:p>
      <text:p text:style-name="P78"/>
      <text:h text:style-name="P175"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8"/>
      <text:p text:style-name="P79">O nível de influência de cada característica é dado por uma escala de 0 a 5:</text:p>
      <text:p text:style-name="P79"><text:soft-page-break/></text:p>
      <text:p text:style-name="P80"><text:tab/>0 = Não existe nenhuma influência</text:p>
      <text:p text:style-name="P80"><text:tab/>1 = Pouca influência</text:p>
      <text:p text:style-name="P80"><text:tab/>2 = Influência moderada</text:p>
      <text:p text:style-name="P80"><text:tab/>3 = Influência média</text:p>
      <text:p text:style-name="P80"><text:tab/>4 = Influência significativa</text:p>
      <text:p text:style-name="P80"><text:tab/>5 = Grande influência</text:p>
      <text:p text:style-name="P8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9">Cálculo do Fator de Ajuste</text:p>
          </table:table-cell>
          <table:covered-table-cell/>
        </table:table-row>
        <table:table-row table:style-name="Tabela6.1">
          <table:table-cell table:style-name="Tabela6.A2" office:value-type="string">
            <text:p text:style-name="P89">Características Gerais das Aplicações Nível de Influência</text:p>
          </table:table-cell>
          <table:table-cell table:style-name="Tabela6.B2" office:value-type="string">
            <text:p text:style-name="P89">Nível de influência</text:p>
          </table:table-cell>
        </table:table-row>
        <table:table-row table:style-name="Tabela6.1">
          <table:table-cell table:style-name="Tabela6.A2" office:value-type="string">
            <text:p text:style-name="P86">Comunicação</text:p>
          </table:table-cell>
          <table:table-cell table:style-name="Tabela6.B2" office:value-type="string">
            <text:p text:style-name="P87">4</text:p>
          </table:table-cell>
        </table:table-row>
        <table:table-row table:style-name="Tabela6.1">
          <table:table-cell table:style-name="Tabela6.A2" office:value-type="string">
            <text:p text:style-name="P86">Funções distribuídas</text:p>
          </table:table-cell>
          <table:table-cell table:style-name="Tabela6.B2" office:value-type="string">
            <text:p text:style-name="P87">4</text:p>
          </table:table-cell>
        </table:table-row>
        <table:table-row table:style-name="Tabela6.1">
          <table:table-cell table:style-name="Tabela6.A2" office:value-type="string">
            <text:p text:style-name="P86">Desempenho</text:p>
          </table:table-cell>
          <table:table-cell table:style-name="Tabela6.B2" office:value-type="string">
            <text:p text:style-name="P87">0</text:p>
          </table:table-cell>
        </table:table-row>
        <table:table-row table:style-name="Tabela6.1">
          <table:table-cell table:style-name="Tabela6.A2" office:value-type="string">
            <text:p text:style-name="P86">Configuração de equipamentos</text:p>
          </table:table-cell>
          <table:table-cell table:style-name="Tabela6.B2" office:value-type="string">
            <text:p text:style-name="P87">1</text:p>
          </table:table-cell>
        </table:table-row>
        <table:table-row table:style-name="Tabela6.1">
          <table:table-cell table:style-name="Tabela6.A2" office:value-type="string">
            <text:p text:style-name="P86">Volume de transações</text:p>
          </table:table-cell>
          <table:table-cell table:style-name="Tabela6.B2" office:value-type="string">
            <text:p text:style-name="P87">0</text:p>
          </table:table-cell>
        </table:table-row>
        <table:table-row table:style-name="Tabela6.1">
          <table:table-cell table:style-name="Tabela6.A2" office:value-type="string">
            <text:p text:style-name="P86">Entrada de dados</text:p>
          </table:table-cell>
          <table:table-cell table:style-name="Tabela6.B2" office:value-type="string">
            <text:p text:style-name="P87">5</text:p>
          </table:table-cell>
        </table:table-row>
        <table:table-row table:style-name="Tabela6.1">
          <table:table-cell table:style-name="Tabela6.A2" office:value-type="string">
            <text:p text:style-name="P86">Interfaces com o usuário</text:p>
          </table:table-cell>
          <table:table-cell table:style-name="Tabela6.B2" office:value-type="string">
            <text:p text:style-name="P87">3</text:p>
          </table:table-cell>
        </table:table-row>
        <table:table-row table:style-name="Tabela6.1">
          <table:table-cell table:style-name="Tabela6.A2" office:value-type="string">
            <text:p text:style-name="P86">Atualizações on-line</text:p>
          </table:table-cell>
          <table:table-cell table:style-name="Tabela6.B2" office:value-type="string">
            <text:p text:style-name="P87">3</text:p>
          </table:table-cell>
        </table:table-row>
        <table:table-row table:style-name="Tabela6.1">
          <table:table-cell table:style-name="Tabela6.A2" office:value-type="string">
            <text:p text:style-name="P86">Processamento complexo</text:p>
          </table:table-cell>
          <table:table-cell table:style-name="Tabela6.B2" office:value-type="string">
            <text:p text:style-name="P87">0</text:p>
          </table:table-cell>
        </table:table-row>
        <table:table-row table:style-name="Tabela6.1">
          <table:table-cell table:style-name="Tabela6.A2" office:value-type="string">
            <text:p text:style-name="P86">Reutilização</text:p>
          </table:table-cell>
          <table:table-cell table:style-name="Tabela6.B2" office:value-type="string">
            <text:p text:style-name="P87">1</text:p>
          </table:table-cell>
        </table:table-row>
        <table:table-row table:style-name="Tabela6.1">
          <table:table-cell table:style-name="Tabela6.A2" office:value-type="string">
            <text:p text:style-name="P86">Facilidade de implantação</text:p>
          </table:table-cell>
          <table:table-cell table:style-name="Tabela6.B2" office:value-type="string">
            <text:p text:style-name="P87">1</text:p>
          </table:table-cell>
        </table:table-row>
        <table:table-row table:style-name="Tabela6.1">
          <table:table-cell table:style-name="Tabela6.A2" office:value-type="string">
            <text:p text:style-name="P86">Facilidade operacional</text:p>
          </table:table-cell>
          <table:table-cell table:style-name="Tabela6.B2" office:value-type="string">
            <text:p text:style-name="P87">1</text:p>
          </table:table-cell>
        </table:table-row>
        <table:table-row table:style-name="Tabela6.1">
          <table:table-cell table:style-name="Tabela6.A2" office:value-type="string">
            <text:p text:style-name="P86">Múltiplos locais</text:p>
          </table:table-cell>
          <table:table-cell table:style-name="Tabela6.B2" office:value-type="string">
            <text:p text:style-name="P87">3</text:p>
          </table:table-cell>
        </table:table-row>
        <table:table-row table:style-name="Tabela6.1">
          <table:table-cell table:style-name="Tabela6.A2" office:value-type="string">
            <text:p text:style-name="P86">Facilidade de mudanças (flexibilidade)</text:p>
          </table:table-cell>
          <table:table-cell table:style-name="Tabela6.B2" office:value-type="string">
            <text:p text:style-name="P87">1</text:p>
          </table:table-cell>
        </table:table-row>
        <table:table-row table:style-name="Tabela6.1">
          <table:table-cell table:style-name="Tabela6.A2" office:value-type="string">
            <text:p text:style-name="P88">Total geral</text:p>
          </table:table-cell>
          <table:table-cell table:style-name="Tabela6.B2" office:value-type="string">
            <text:p text:style-name="P89">27</text:p>
          </table:table-cell>
        </table:table-row>
      </table:table>
      <text:p text:style-name="leg.Quadro"><text:tab/>Quadro 7 – Somatório dos níveis de Influência</text:p>
      <text:p text:style-name="P68"/>
      <text:p text:style-name="P68"><text:tab/><text:span text:style-name="T35">Comunicação – grau 4: Aplicação é mais do que um</text:span><text:span text:style-name="T35">a</text:span><text:span text:style-name="T35"> entrada de dados on-line, mas suporta apenas um tipo de protocolo de comunicação.</text:span></text:p>
      <text:p text:style-name="P70"><text:tab/>Funções distribuídas – grau 4: Processamento distribuído e a transferência de dados são on-line e em ambas as direções .</text:p>
      <text:p text:style-name="P70"><text:tab/>Desempenho – grau 0: Nenhum requerimento especial de performance foi <text:soft-page-break/>solicitado pelo usuário.</text:p>
      <text:p text:style-name="P70"><text:tab/>Configurações de equipamentos – grau 1: Existem restrições operacionais leves. Não é necessário esforço especial para resolver as restrições.</text:p>
      <text:p text:style-name="P70"><text:tab/>Volume de transações – grau 0: Não estão previstos períodos de picos de volume de transação.</text:p>
      <text:p text:style-name="P68"><text:span text:style-name="T35"><text:tab/>Entrada de dados – grau 5: Mais de 30% das transações são entradas de</text:span> dados <text:span text:style-name="T28">on-line</text:span>.</text:p>
      <text:p text:style-name="P68"><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70"><text:tab/>Atualizações <text:span text:style-name="T28">on-line</text:span> – grau 3: <text:span text:style-name="T28">Atualização On-Line da maioria dos Arquivos </text:span><text:span text:style-name="T28">Lógicos</text:span><text:span text:style-name="T28"> Internos</text:span>.</text:p>
      <text:p text:style-name="P70"><text:tab/>Processamento complexo – grau 0: Não há processamento caracterizado como complexo.</text:p>
      <text:p text:style-name="P70"><text:tab/>Reutilização – grau 1: Código reutilizável é usado somente na aplicação.</text:p>
      <text:p text:style-name="P70"><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70"><text:tab/>Facilidade operacional – grau 1: Processo de backup e recuperação com a intervenção do operador.</text:p>
      <text:p text:style-name="P70"><text:tab/>Múltiplos locais – grau 3: A necessidade de múltiplos locais (navegadores) foi considerada no projeto, assim como diferentes <text:span text:style-name="T28">softwares</text:span> e <text:span text:style-name="T28">hardwares</text:span>.</text:p>
      <text:p text:style-name="P70"><text:tab/>Facilidade de mudanças – grau 1: Estão disponíveis facilidades como consulta e relatórios flexíveis para atender necessidades simples.</text:p>
      <text:p text:style-name="P68"/>
      <text:p text:style-name="P68"><text:tab/>O fator de ajuste é dado a partir da fórmula pré definida:</text:p>
      <text:p text:style-name="P68"><text:tab/>Fator Ajuste (FA)= 0,65 + ( 0,01 * Σ(NI)) , onde NI =Nível de influência calculado anteriormente no quadro 6.</text:p>
      <text:p text:style-name="P68"/>
      <text:p text:style-name="P68"><text:tab/>Aplicando a formula temos:</text:p>
      <text:p text:style-name="P68"><text:tab/>FA = 0.65 + (0,01* 27)</text:p>
      <text:p text:style-name="P68"><text:tab/><text:span text:style-name="T6">FA = 0,92</text:span></text:p>
      <text:p text:style-name="P72"/>
      <text:p text:style-name="P68"><text:span text:style-name="T6"><text:tab/></text:span><text:span text:style-name="T31">O cálculo dos pontos de função ajustados é o produto do fator de ajuste e dos </text:span><text:span text:style-name="T31">pontos de função brutos </text:span></text:p>
      <text:p text:style-name="P72"><text:tab/>FPA = FPNA * FVA</text:p>
      <text:p text:style-name="P68"><text:span text:style-name="T31"><text:tab/>O</text:span>nde FPA é ponto de função ajustado, FPNA é ponto de função não ajustado <text:soft-page-break/>e FVA é fator de valor de ajuste.</text:p>
      <text:p text:style-name="P68"/>
      <text:p text:style-name="P68">O resultado geral será fornecido através do cálculo</text:p>
      <text:p text:style-name="P69"><text:tab/>FPA = 125 * 0,92</text:p>
      <text:p text:style-name="P68"><text:span text:style-name="T34"><text:tab/></text:span><text:span text:style-name="T38">FPA = 115</text:span></text:p>
      <text:p text:style-name="P68"><text:span text:style-name="T34">cujo resultado é 115, após arredondamento do produto realizado no passo anterior.</text:span> </text:p>
      <text:p text:style-name="P68"/>
      <text:h text:style-name="Heading_20_3" text:outline-level="3">2.5.5 Estimativas de Esforço e Prazo</text:h>
      <text:p text:style-name="P6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3">7,5</text:p>
          </table:table-cell>
          <table:table-cell table:style-name="Tabela7.C2" office:value-type="string">
            <text:p text:style-name="P91"/>
          </table:table-cell>
        </table:table-row>
        <table:table-row>
          <table:table-cell table:style-name="Tabela7.A2" office:value-type="string">
            <text:p text:style-name="P34">Esforço total em hh(hora/homem) 7,5 * 115 =</text:p>
          </table:table-cell>
          <table:table-cell table:style-name="Tabela7.B2" office:value-type="string">
            <text:p text:style-name="P113">862,5</text:p>
          </table:table-cell>
          <table:table-cell table:style-name="Tabela7.C2" office:value-type="string">
            <text:p text:style-name="P91"/>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3">21,2962</text:p>
          </table:table-cell>
          <table:table-cell table:style-name="Tabela7.C2" office:value-type="string">
            <text:p text:style-name="P91"/>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3">2</text:p>
          </table:table-cell>
          <table:table-cell table:style-name="Tabela7.C2" office:value-type="string">
            <text:p text:style-name="P91"/>
          </table:table-cell>
        </table:table-row>
        <table:table-row>
          <table:table-cell table:style-name="Tabela7.A2" office:value-type="string">
            <text:p text:style-name="P34">Tamanho da Equipe = ( ( H / M ) / Prazo )</text:p>
          </table:table-cell>
          <table:table-cell table:style-name="Tabela7.B2" office:value-type="string">
            <text:p text:style-name="P114"/>
          </table:table-cell>
          <table:table-cell table:style-name="Tabela7.C2" office:value-type="string">
            <text:p text:style-name="P91"/>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91"/>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91"/>
          </table:table-cell>
        </table:table-row>
      </table:table>
      <text:p text:style-name="leg.Quadro"><text:tab/>Quadro 8 – Estimativa de esforço</text:p>
      <text:p text:style-name="P68"/>
      <text:h text:style-name="P16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0157237" text:style-name="L6">
        <text:list-item>
          <text:p text:style-name="P138"><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8"><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8"><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8"><text:span text:style-name="T32">Programador</text:span>: Codifica o sistema de acordo com as especificações <text:soft-page-break/>feitas pelo analista, objetivando a coesão de um sistema funcional de acordo com o que foi especificado.</text:p>
        </text:list-item>
        <text:list-item>
          <text:p text:style-name="P138"><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8"/>
        </text:list-item>
      </text:list>
      <text:h text:style-name="P168"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7">Ordem</text:p>
          </table:table-cell>
          <table:table-cell table:style-name="Tabela33.B1" office:value-type="string">
            <text:p text:style-name="P87">Ponto</text:p>
          </table:table-cell>
        </table:table-row>
        <table:table-row>
          <table:table-cell table:style-name="Tabela33.A2" office:value-type="string">
            <text:p text:style-name="P101">1º Marco</text:p>
          </table:table-cell>
          <table:table-cell table:style-name="Tabela33.B2" office:value-type="string">
            <text:p text:style-name="P101">Final da fase da especificação de requisitos</text:p>
          </table:table-cell>
        </table:table-row>
        <table:table-row>
          <table:table-cell table:style-name="Tabela33.A2" office:value-type="string">
            <text:p text:style-name="P101">2º Marco</text:p>
          </table:table-cell>
          <table:table-cell table:style-name="Tabela33.B2" office:value-type="string">
            <text:p text:style-name="P101">Final da fase de análise e modelagem </text:p>
          </table:table-cell>
        </table:table-row>
        <table:table-row>
          <table:table-cell table:style-name="Tabela33.A2" office:value-type="string">
            <text:p text:style-name="P101">3º Marco</text:p>
          </table:table-cell>
          <table:table-cell table:style-name="Tabela33.B2" office:value-type="string">
            <text:p text:style-name="P101">Final da fase de processo de teste</text:p>
          </table:table-cell>
        </table:table-row>
        <table:table-row>
          <table:table-cell table:style-name="Tabela33.A2" office:value-type="string">
            <text:p text:style-name="P101">4º Marco</text:p>
          </table:table-cell>
          <table:table-cell table:style-name="Tabela33.B2" office:value-type="string">
            <text:p text:style-name="P101">Final da fase da implantação pré-operação</text:p>
          </table:table-cell>
        </table:table-row>
        <table:table-row>
          <table:table-cell table:style-name="Tabela33.A2" office:value-type="string">
            <text:p text:style-name="P101">5º Marco</text:p>
          </table:table-cell>
          <table:table-cell table:style-name="Tabela33.B2" office:value-type="string">
            <text:p text:style-name="P101">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9" text:outline-level="2">2.8 Cronograma</text:h>
      <text:p text:style-name="P66"/>
      <text:p text:style-name="P6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7"><text:tab/>Para as informações de construção do projeto utilizou-se, como definido no escopo, recursos contendo duas pessoas na equipe a trabalhar pela disponibilidade de cada integrante em meio ao período letivo. </text:p>
      <text:p text:style-name="P67"><text:tab/>A definição de cada data, com seus respectivos prazos, foi definida no cronograma de atividades (Figura 4), com observações decorridas em projetos passados que utilizaram o clico de vida cascata. </text:p>
      <text:p text:style-name="P6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6"/>
      <text:h text:style-name="Heading_20_3" text:outline-level="3">2.8.1 Gráfico de Gantt </text:h>
      <text:p text:style-name="P74"/>
      <text:p text:style-name="P7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4">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5">Responsabilidade</text:p>
          </table:table-cell>
          <table:table-cell table:style-name="Tabela11.C2" office:value-type="string">
            <text:p text:style-name="P125">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0134430" text:style-name="L7">
        <text:list-item>
          <text:p text:style-name="P139">1 Notebook Pentium Dual-Core com 4GB de memória RAM, 320GB de HD; </text:p>
        </text:list-item>
        <text:list-item>
          <text:p text:style-name="P139">1 Microcomputador pessoal Intel Core2 Duo com 512GB de memória RAM, 200GB de HD;</text:p>
        </text:list-item>
        <text:list-item>
          <text:p text:style-name="P139">1 Impressora Multifuncional;</text:p>
        </text:list-item>
        <text:list-item>
          <text:p text:style-name="P139">1 Impressora a laser; </text:p>
        </text:list-item>
        <text:list-item>
          <text:p text:style-name="P139"><text:soft-page-break/>2 Roteadores;</text:p>
        </text:list-item>
      </text:list>
      <text:p text:style-name="P6"/>
      <text:h text:style-name="Heading_20_3" text:outline-level="3">2.10.2 Software</text:h>
      <text:p text:style-name="P6"/>
      <text:list xml:id="list40157175" text:style-name="L8">
        <text:list-item>
          <text:p text:style-name="P140">Ubuntu 10.10 Desktop Edition - <text:span text:style-name="T30">Software</text:span> Livre; </text:p>
        </text:list-item>
        <text:list-item>
          <text:p text:style-name="P140">Microsoft Windows 7 Home Basic - Licenciado; </text:p>
        </text:list-item>
        <text:list-item>
          <text:p text:style-name="P140">OpenOffice 3.2 - <text:span text:style-name="T30">Software</text:span> Livre; </text:p>
        </text:list-item>
        <text:list-item>
          <text:p text:style-name="P140">Google Chrome 9.0 - <text:span text:style-name="T30">Software</text:span> Livre; </text:p>
        </text:list-item>
        <text:list-item>
          <text:p text:style-name="P140">Mozilla Firefox 3.6 - <text:span text:style-name="T30">Software</text:span> Livre; </text:p>
        </text:list-item>
        <text:list-item>
          <text:p text:style-name="P140">Kdesvn 1.5.4 - <text:span text:style-name="T30">Software</text:span> Livre;</text:p>
        </text:list-item>
        <text:list-item>
          <text:p text:style-name="P140"><text:span text:style-name="T39">Tortoise SVN 1.6.12 </text:span><text:span text:style-name="T39">- Gratuito</text:span><text:span text:style-name="T39">;</text:span></text:p>
        </text:list-item>
        <text:list-item>
          <text:p text:style-name="P140">StarUml 5.0.2 - <text:span text:style-name="T30">Software</text:span> Livre; </text:p>
        </text:list-item>
        <text:list-item>
          <text:p text:style-name="P140">OpenProj 1.42 - <text:span text:style-name="T30">Software</text:span> Livre;</text:p>
        </text:list-item>
        <text:list-item>
          <text:p text:style-name="P140">Wbs Tool Web 0.9 beta - Gratuito;</text:p>
        </text:list-item>
        <text:list-item>
          <text:p text:style-name="P140">brModelo 2.0 - <text:span text:style-name="T30">Software</text:span> Livre; </text:p>
        </text:list-item>
        <text:list-item>
          <text:p text:style-name="P140">Vi IMproved 7.2 - <text:span text:style-name="T30">Software</text:span> Livre; </text:p>
        </text:list-item>
        <text:list-item>
          <text:p text:style-name="P140">Geany 0.19 - <text:span text:style-name="T30">Software</text:span> Livre; </text:p>
        </text:list-item>
        <text:list-item>
          <text:p text:style-name="P140">CakePHP 1.3.2 - <text:span text:style-name="T30">Software</text:span> Livre; </text:p>
        </text:list-item>
        <text:list-item>
          <text:p text:style-name="P140">PHP 5.3.3 - <text:span text:style-name="T30">Software</text:span> Livre; </text:p>
        </text:list-item>
        <text:list-item>
          <text:p text:style-name="P140">Mysql 5.0 - <text:span text:style-name="T30">Software</text:span> Livre; </text:p>
        </text:list-item>
        <text:list-item>
          <text:p text:style-name="P140">Dia 0.97.1 - <text:span text:style-name="T30">Software</text:span> Livre; </text:p>
        </text:list-item>
        <text:list-item>
          <text:p text:style-name="P140">Apache 2.2.16 - <text:span text:style-name="T30">Software</text:span> Livre;</text:p>
        </text:list-item>
        <text:list-item>
          <text:p text:style-name="P140">Windows Live Messenger - Gratuito;</text:p>
        </text:list-item>
        <text:list-item>
          <text:p text:style-name="P145">Empathy 2.32 - <text:span text:style-name="T30">Software</text:span> Livre;</text:p>
        </text:list-item>
        <text:list-item>
          <text:p text:style-name="P145">Gimp 2.6 – <text:span text:style-name="T30">Software</text:span> Livre;</text:p>
        </text:list-item>
        <text:list-item>
          <text:p text:style-name="P145">Inkscape 0.48 - <text:span text:style-name="T30">Software</text:span> Livre;</text:p>
        </text:list-item>
        <text:list-item>
          <text:p text:style-name="P145">MySQL Workbench v5.2.34 – Software Livre;</text:p>
          <text:p text:style-name="P145"/>
        </text:list-item>
      </text:list>
      <text:h text:style-name="Heading_20_3" text:outline-level="3"><text:soft-page-break/>2.10.3 Recursos adicionais</text:h>
      <text:p text:style-name="P6"/>
      <text:list xml:id="list40162738" text:style-name="L9">
        <text:list-item>
          <text:p text:style-name="P141">Energia elétrica; </text:p>
        </text:list-item>
        <text:list-item>
          <text:p text:style-name="P141">Telefone; </text:p>
        </text:list-item>
        <text:list-item>
          <text:p text:style-name="P141">Internet; </text:p>
        </text:list-item>
        <text:list-item>
          <text:p text:style-name="P141">Encadernações;</text:p>
        </text:list-item>
        <text:list-item>
          <text:p text:style-name="P141">Transporte; </text:p>
        </text:list-item>
        <text:list-item>
          <text:p text:style-name="P141">Alimentação;</text:p>
        </text:list-item>
      </text:list>
      <text:p text:style-name="P6"/>
      <text:h text:style-name="P168" text:outline-level="2">2.11 Plano de custos</text:h>
      <text:p text:style-name="P68"/>
      <text:p text:style-name="P75"><text:tab/>O plano de custos deste projeto conforme todo planejamento, será apresentado pelos quadros a seguir.</text:p>
      <text:p text:style-name="P68"/>
      <text:p text:style-name="P68">2.11.1 Custos de Software</text:p>
      <text:p text:style-name="P6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6">Custos de Software</text:p>
          </table:table-cell>
          <table:covered-table-cell/>
          <table:covered-table-cell/>
          <table:covered-table-cell/>
        </table:table-row>
        <table:table-row>
          <table:table-cell table:style-name="Tabela9.A2" office:value-type="string">
            <text:p text:style-name="P88">ITEM</text:p>
          </table:table-cell>
          <table:table-cell table:style-name="Tabela9.A2" office:value-type="string">
            <text:p text:style-name="P88">Custo (em R$)</text:p>
          </table:table-cell>
          <table:table-cell table:style-name="Tabela9.A2" office:value-type="string">
            <text:p text:style-name="P88">Licença</text:p>
          </table:table-cell>
          <table:table-cell table:style-name="Tabela9.D2" office:value-type="string">
            <text:p text:style-name="P88">Total (em R$)</text:p>
          </table:table-cell>
        </table:table-row>
        <table:table-row>
          <table:table-cell table:style-name="Tabela9.A2" office:value-type="string">
            <text:p text:style-name="P86">Windows 7 Home Basic</text:p>
          </table:table-cell>
          <table:table-cell table:style-name="Tabela9.A2" office:value-type="string">
            <text:p text:style-name="P86">16,50</text:p>
          </table:table-cell>
          <table:table-cell table:style-name="Tabela9.C3" office:value-type="float" office:value="1">
            <text:p text:style-name="P86">1</text:p>
          </table:table-cell>
          <table:table-cell table:style-name="Tabela9.D2" office:value-type="string">
            <text:p text:style-name="P86">16,50</text:p>
          </table:table-cell>
        </table:table-row>
        <table:table-row>
          <table:table-cell table:style-name="Tabela9.A2" table:number-columns-spanned="3" office:value-type="string">
            <text:p text:style-name="P90">Total</text:p>
          </table:table-cell>
          <table:covered-table-cell/>
          <table:covered-table-cell/>
          <table:table-cell table:style-name="Tabela9.D2" office:value-type="string">
            <text:p text:style-name="P88">16,50</text:p>
          </table:table-cell>
        </table:table-row>
      </table:table>
      <text:p text:style-name="leg.Quadro"><text:tab/>Quadro 11 – Custo de software</text:p>
      <text:p text:style-name="P68"/>
      <text:p text:style-name="P75"><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7"><text:tab/>O valor do <text:span text:style-name="T30">software</text:span> windows 7 home basic foi baseados em um orçamento <text:span text:style-name="T30">ON-LINE</text:span> visando um melhor custo/beneficio.</text:p>
      <text:p text:style-name="P73"/>
      <text:h text:style-name="Heading_20_3" text:outline-level="3"><text:soft-page-break/>2.11.2 Custos de Hardware</text:h>
      <text:p text:style-name="P6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1">Custos de Hardware</text:p>
          </table:table-cell>
          <table:covered-table-cell/>
          <table:covered-table-cell/>
          <table:covered-table-cell/>
        </table:table-row>
        <table:table-row>
          <table:table-cell table:style-name="Tabela10.A2" office:value-type="string">
            <text:p text:style-name="P95">Descrição</text:p>
          </table:table-cell>
          <table:table-cell table:style-name="Tabela10.A2" office:value-type="string">
            <text:p text:style-name="P95">Custo unitário</text:p>
          </table:table-cell>
          <table:table-cell table:style-name="Tabela10.A2" office:value-type="string">
            <text:p text:style-name="P95">Quantidade</text:p>
          </table:table-cell>
          <table:table-cell table:style-name="Tabela10.D2" office:value-type="string">
            <text:p text:style-name="P95">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92">R$ 1.500,00</text:p>
          </table:table-cell>
          <table:table-cell table:style-name="Tabela10.A2" office:value-type="string">
            <text:p text:style-name="P92">1</text:p>
          </table:table-cell>
          <table:table-cell table:style-name="Tabela10.D2" office:value-type="string">
            <text:p text:style-name="P92">(1500 / 4) = 375</text:p>
          </table:table-cell>
        </table:table-row>
        <table:table-row>
          <table:table-cell table:style-name="Tabela10.A2" office:value-type="string">
            <text:p text:style-name="P92">Microcomputador pessoal Core 2 Duo, 512GB RAM, 200Gb HD</text:p>
          </table:table-cell>
          <table:table-cell table:style-name="Tabela10.A2" office:value-type="string">
            <text:p text:style-name="P92">R$ 700,00</text:p>
          </table:table-cell>
          <table:table-cell table:style-name="Tabela10.A2" office:value-type="string">
            <text:p text:style-name="P92">1</text:p>
          </table:table-cell>
          <table:table-cell table:style-name="Tabela10.D2" office:value-type="string">
            <text:p text:style-name="P92">(700 / 4) = 175</text:p>
          </table:table-cell>
        </table:table-row>
        <table:table-row>
          <table:table-cell table:style-name="Tabela10.A2" office:value-type="string">
            <text:p text:style-name="P92">Impressora laser</text:p>
          </table:table-cell>
          <table:table-cell table:style-name="Tabela10.A2" office:value-type="string">
            <text:p text:style-name="P92">R$ 150,00</text:p>
          </table:table-cell>
          <table:table-cell table:style-name="Tabela10.A2" office:value-type="string">
            <text:p text:style-name="P92">1</text:p>
          </table:table-cell>
          <table:table-cell table:style-name="Tabela10.D2" office:value-type="string">
            <text:p text:style-name="P92">(150 / 4) = 37,5</text:p>
          </table:table-cell>
        </table:table-row>
        <table:table-row>
          <table:table-cell table:style-name="Tabela10.A2" office:value-type="string">
            <text:p text:style-name="P92">Impressora Multifuncional</text:p>
          </table:table-cell>
          <table:table-cell table:style-name="Tabela10.A2" office:value-type="string">
            <text:p text:style-name="P92">R$ 200,00</text:p>
          </table:table-cell>
          <table:table-cell table:style-name="Tabela10.A2" office:value-type="string">
            <text:p text:style-name="P92">1</text:p>
          </table:table-cell>
          <table:table-cell table:style-name="Tabela10.D2" office:value-type="string">
            <text:p text:style-name="P92">(200 / 4) = 50</text:p>
          </table:table-cell>
        </table:table-row>
        <table:table-row>
          <table:table-cell table:style-name="Tabela10.A2" office:value-type="string">
            <text:p text:style-name="P92">Roteador</text:p>
          </table:table-cell>
          <table:table-cell table:style-name="Tabela10.A2" office:value-type="string">
            <text:p text:style-name="P92">R$ 100,00</text:p>
          </table:table-cell>
          <table:table-cell table:style-name="Tabela10.A2" office:value-type="string">
            <text:p text:style-name="P92">2</text:p>
          </table:table-cell>
          <table:table-cell table:style-name="Tabela10.D2" office:value-type="string">
            <text:p text:style-name="P92">(100 / 4) = 25</text:p>
          </table:table-cell>
        </table:table-row>
        <table:table-row>
          <table:table-cell table:style-name="Tabela10.D2" table:number-columns-spanned="4" office:value-type="string">
            <text:p text:style-name="P92"/>
          </table:table-cell>
          <table:covered-table-cell/>
          <table:covered-table-cell/>
          <table:covered-table-cell/>
        </table:table-row>
        <table:table-row table:style-name="Tabela10.9">
          <table:table-cell table:style-name="Tabela10.A2" table:number-columns-spanned="3" office:value-type="string">
            <text:p text:style-name="P95">TOTAL</text:p>
          </table:table-cell>
          <table:covered-table-cell/>
          <table:covered-table-cell/>
          <table:table-cell table:style-name="Tabela10.D2" office:value-type="string">
            <text:p text:style-name="P95">(662,5 / 5 projetos) = 132,5</text:p>
          </table:table-cell>
        </table:table-row>
      </table:table>
      <text:p text:style-name="leg.Quadro"><text:tab/>Quadro 12 – Custo de Hardware</text:p>
      <text:p text:style-name="P74"/>
      <text:p text:style-name="P7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5"><text:tab/>Os valores encontrados foram baseados em orçamentos <text:span text:style-name="T30">ON-LINE</text:span> visando um melhor custo/beneficio total dos equipamentos.</text:p>
      <text:p text:style-name="P75"/>
      <text:h text:style-name="Heading_20_3" text:outline-level="3">2.11.3 Custos de Mão de Obra</text:h>
      <text:p text:style-name="P6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6">Custos de Mão de Obra</text:p>
          </table:table-cell>
          <table:covered-table-cell/>
          <table:covered-table-cell/>
          <table:covered-table-cell/>
          <table:covered-table-cell/>
          <table:covered-table-cell/>
        </table:table-row>
        <table:table-row>
          <table:table-cell table:style-name="Tabela12.A2" office:value-type="string">
            <text:p text:style-name="P88">Profissional</text:p>
          </table:table-cell>
          <table:table-cell table:style-name="Tabela12.A2" office:value-type="string">
            <text:p text:style-name="P88">Salário(mês) em R$</text:p>
          </table:table-cell>
          <table:table-cell table:style-name="Tabela12.A2" office:value-type="string">
            <text:p text:style-name="P88">Salário (44h/Mês) em R$</text:p>
          </table:table-cell>
          <table:table-cell table:style-name="Tabela12.A2" office:value-type="string">
            <text:p text:style-name="P88">Meses trabalhados</text:p>
          </table:table-cell>
          <table:table-cell table:style-name="Tabela12.A2" office:value-type="string">
            <text:p text:style-name="P88">Quantidade de profissionais</text:p>
          </table:table-cell>
          <table:table-cell table:style-name="Tabela12.F2" office:value-type="string">
            <text:p text:style-name="P88">Total</text:p>
          </table:table-cell>
        </table:table-row>
        <text:soft-page-break/>
        <table:table-row>
          <table:table-cell table:style-name="Tabela12.A2" office:value-type="string">
            <text:p text:style-name="P86">Gerente de projeto</text:p>
          </table:table-cell>
          <table:table-cell table:style-name="Tabela12.A2" office:value-type="string">
            <text:p text:style-name="P87">700</text:p>
          </table:table-cell>
          <table:table-cell table:style-name="Tabela12.A2" office:value-type="string">
            <text:p text:style-name="P87">175</text:p>
          </table:table-cell>
          <table:table-cell table:style-name="Tabela12.A2" office:value-type="string">
            <text:p text:style-name="P87">10</text:p>
          </table:table-cell>
          <table:table-cell table:style-name="Tabela12.A2" office:value-type="string">
            <text:p text:style-name="P87">2</text:p>
          </table:table-cell>
          <table:table-cell table:style-name="Tabela12.F2" office:value-type="string">
            <text:p text:style-name="P87">3.500</text:p>
          </table:table-cell>
        </table:table-row>
        <table:table-row>
          <table:table-cell table:style-name="Tabela12.A2" office:value-type="string">
            <text:p text:style-name="P86">Analista</text:p>
          </table:table-cell>
          <table:table-cell table:style-name="Tabela12.A2" office:value-type="string">
            <text:p text:style-name="P87">500</text:p>
          </table:table-cell>
          <table:table-cell table:style-name="Tabela12.A2" office:value-type="string">
            <text:p text:style-name="P87">125</text:p>
          </table:table-cell>
          <table:table-cell table:style-name="Tabela12.A2" office:value-type="string">
            <text:p text:style-name="P87">10</text:p>
          </table:table-cell>
          <table:table-cell table:style-name="Tabela12.A2" office:value-type="string">
            <text:p text:style-name="P87">2</text:p>
          </table:table-cell>
          <table:table-cell table:style-name="Tabela12.F2" office:value-type="string">
            <text:p text:style-name="P87">2.500</text:p>
          </table:table-cell>
        </table:table-row>
        <table:table-row>
          <table:table-cell table:style-name="Tabela12.A2" office:value-type="string">
            <text:p text:style-name="P86">Testador</text:p>
          </table:table-cell>
          <table:table-cell table:style-name="Tabela12.A2" office:value-type="string">
            <text:p text:style-name="P87">900</text:p>
          </table:table-cell>
          <table:table-cell table:style-name="Tabela12.A2" office:value-type="string">
            <text:p text:style-name="P87">225</text:p>
          </table:table-cell>
          <table:table-cell table:style-name="Tabela12.A2" office:value-type="string">
            <text:p text:style-name="P87">3</text:p>
          </table:table-cell>
          <table:table-cell table:style-name="Tabela12.A2" office:value-type="string">
            <text:p text:style-name="P87">2</text:p>
          </table:table-cell>
          <table:table-cell table:style-name="Tabela12.F2" office:value-type="string">
            <text:p text:style-name="P87">1.350</text:p>
          </table:table-cell>
        </table:table-row>
        <table:table-row>
          <table:table-cell table:style-name="Tabela12.A2" office:value-type="string">
            <text:p text:style-name="P86">Programador</text:p>
          </table:table-cell>
          <table:table-cell table:style-name="Tabela12.A2" office:value-type="string">
            <text:p text:style-name="P87">1000</text:p>
          </table:table-cell>
          <table:table-cell table:style-name="Tabela12.A2" office:value-type="string">
            <text:p text:style-name="P87">250</text:p>
          </table:table-cell>
          <table:table-cell table:style-name="Tabela12.A2" office:value-type="string">
            <text:p text:style-name="P87">5</text:p>
          </table:table-cell>
          <table:table-cell table:style-name="Tabela12.A2" office:value-type="string">
            <text:p text:style-name="P87">2</text:p>
          </table:table-cell>
          <table:table-cell table:style-name="Tabela12.F6" office:value-type="string">
            <text:p text:style-name="P87">2.500</text:p>
          </table:table-cell>
        </table:table-row>
        <table:table-row>
          <table:table-cell table:style-name="Tabela12.A2" table:number-columns-spanned="5" office:value-type="string">
            <text:p text:style-name="P90">TOTAL</text:p>
          </table:table-cell>
          <table:covered-table-cell/>
          <table:covered-table-cell/>
          <table:covered-table-cell/>
          <table:covered-table-cell/>
          <table:table-cell table:style-name="Tabela12.F2" office:value-type="string">
            <text:p text:style-name="P89">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8"/>
      <text:p text:style-name="P6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6">Custos com outras despesas</text:p>
          </table:table-cell>
          <table:covered-table-cell/>
          <table:covered-table-cell/>
          <table:covered-table-cell/>
        </table:table-row>
        <table:table-row>
          <table:table-cell table:style-name="Tabela13.A2" office:value-type="string">
            <text:p text:style-name="P88"/>
          </table:table-cell>
          <table:table-cell table:style-name="Tabela13.A2" office:value-type="string">
            <text:p text:style-name="P88">Custo (mensal)</text:p>
          </table:table-cell>
          <table:table-cell table:style-name="Tabela13.A2" office:value-type="string">
            <text:p text:style-name="P88">Quantidade (meses)</text:p>
          </table:table-cell>
          <table:table-cell table:style-name="Tabela13.D2" office:value-type="string">
            <text:p text:style-name="P88">Total (R$)</text:p>
          </table:table-cell>
        </table:table-row>
        <table:table-row>
          <table:table-cell table:style-name="Tabela13.A2" office:value-type="string">
            <text:p text:style-name="P86">Energia</text:p>
          </table:table-cell>
          <table:table-cell table:style-name="Tabela13.A2" office:value-type="string">
            <text:p text:style-name="P86">R$ 100,00</text:p>
          </table:table-cell>
          <table:table-cell table:style-name="Tabela13.A2" office:value-type="string">
            <text:p text:style-name="P87">10</text:p>
          </table:table-cell>
          <table:table-cell table:style-name="Tabela13.D2" office:value-type="string">
            <text:p text:style-name="P87">1.000,00</text:p>
          </table:table-cell>
        </table:table-row>
        <table:table-row>
          <table:table-cell table:style-name="Tabela13.A2" office:value-type="string">
            <text:p text:style-name="P86">Telefone </text:p>
          </table:table-cell>
          <table:table-cell table:style-name="Tabela13.A2" office:value-type="string">
            <text:p text:style-name="P86">R$ 6,60</text:p>
          </table:table-cell>
          <table:table-cell table:style-name="Tabela13.A2" office:value-type="string">
            <text:p text:style-name="P87">10</text:p>
          </table:table-cell>
          <table:table-cell table:style-name="Tabela13.D2" office:value-type="string">
            <text:p text:style-name="P87">66,00</text:p>
          </table:table-cell>
        </table:table-row>
        <table:table-row>
          <table:table-cell table:style-name="Tabela13.A2" office:value-type="string">
            <text:p text:style-name="P86">Internet</text:p>
          </table:table-cell>
          <table:table-cell table:style-name="Tabela13.A2" office:value-type="string">
            <text:p text:style-name="P86">R$ 43,30</text:p>
          </table:table-cell>
          <table:table-cell table:style-name="Tabela13.A2" office:value-type="string">
            <text:p text:style-name="P87">10</text:p>
          </table:table-cell>
          <table:table-cell table:style-name="Tabela13.D2" office:value-type="string">
            <text:p text:style-name="P87">443,00</text:p>
          </table:table-cell>
        </table:table-row>
        <table:table-row>
          <table:table-cell table:style-name="Tabela13.A2" office:value-type="string">
            <text:p text:style-name="P86">Encadernação</text:p>
          </table:table-cell>
          <table:table-cell table:style-name="Tabela13.A2" office:value-type="string">
            <text:p text:style-name="P86">R$ 4,50 (cada)</text:p>
          </table:table-cell>
          <table:table-cell table:style-name="Tabela13.A2" office:value-type="string">
            <text:p text:style-name="P87">10 (vezes)</text:p>
          </table:table-cell>
          <table:table-cell table:style-name="Tabela13.D2" office:value-type="string">
            <text:p text:style-name="P87">45,00</text:p>
          </table:table-cell>
        </table:table-row>
        <table:table-row>
          <table:table-cell table:style-name="Tabela13.A2" office:value-type="string">
            <text:p text:style-name="P86">Transporte</text:p>
          </table:table-cell>
          <table:table-cell table:style-name="Tabela13.A2" office:value-type="string">
            <text:p text:style-name="P86">R$ 31,00</text:p>
          </table:table-cell>
          <table:table-cell table:style-name="Tabela13.A2" office:value-type="string">
            <text:p text:style-name="P87">10</text:p>
          </table:table-cell>
          <table:table-cell table:style-name="Tabela13.D2" office:value-type="string">
            <text:p text:style-name="P87">310,00</text:p>
          </table:table-cell>
        </table:table-row>
        <table:table-row>
          <table:table-cell table:style-name="Tabela13.A2" office:value-type="string">
            <text:p text:style-name="P86">Alimentação</text:p>
          </table:table-cell>
          <table:table-cell table:style-name="Tabela13.A2" office:value-type="string">
            <text:p text:style-name="P86">R$ 180,00</text:p>
          </table:table-cell>
          <table:table-cell table:style-name="Tabela13.A2" office:value-type="string">
            <text:p text:style-name="P87">10</text:p>
          </table:table-cell>
          <table:table-cell table:style-name="Tabela13.D2" office:value-type="string">
            <text:p text:style-name="P87">1.800,00</text:p>
          </table:table-cell>
        </table:table-row>
        <table:table-row>
          <table:table-cell table:style-name="Tabela13.A2" table:number-columns-spanned="3" office:value-type="string">
            <text:p text:style-name="P90">Total</text:p>
          </table:table-cell>
          <table:covered-table-cell/>
          <table:covered-table-cell/>
          <table:table-cell table:style-name="Tabela13.D2" office:value-type="string">
            <text:p text:style-name="P89">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72"/>
      <table:table table:name="Tabela14" table:style-name="Tabela14">
        <table:table-column table:style-name="Tabela14.A"/>
        <table:table-column table:style-name="Tabela14.B"/>
        <table:table-row>
          <table:table-cell table:style-name="Tabela14.A1" office:value-type="string">
            <text:p text:style-name="P87">Recurso</text:p>
          </table:table-cell>
          <table:table-cell table:style-name="Tabela14.B1" office:value-type="string">
            <text:p text:style-name="P87">Valores (em R$)</text:p>
          </table:table-cell>
        </table:table-row>
        <table:table-row>
          <table:table-cell table:style-name="Tabela14.A2" office:value-type="string">
            <text:p text:style-name="P86">Software</text:p>
          </table:table-cell>
          <table:table-cell table:style-name="Tabela14.B2" office:value-type="string">
            <text:p text:style-name="P100">16,50</text:p>
          </table:table-cell>
        </table:table-row>
        <table:table-row>
          <table:table-cell table:style-name="Tabela14.A2" office:value-type="string">
            <text:p text:style-name="P86">Hardware</text:p>
          </table:table-cell>
          <table:table-cell table:style-name="Tabela14.B2" office:value-type="string">
            <text:p text:style-name="P99">132,5</text:p>
          </table:table-cell>
        </table:table-row>
        <table:table-row>
          <table:table-cell table:style-name="Tabela14.A2" office:value-type="string">
            <text:p text:style-name="P86">Mão de Obra</text:p>
          </table:table-cell>
          <table:table-cell table:style-name="Tabela14.B2" office:value-type="string">
            <text:p text:style-name="P100">9.850,00</text:p>
          </table:table-cell>
        </table:table-row>
        <table:table-row>
          <table:table-cell table:style-name="Tabela14.A2" office:value-type="string">
            <text:p text:style-name="P101">Despesas Gerais</text:p>
          </table:table-cell>
          <table:table-cell table:style-name="Tabela14.B2" office:value-type="string">
            <text:p text:style-name="P100">3.664,00</text:p>
          </table:table-cell>
        </table:table-row>
        <table:table-row>
          <table:table-cell table:style-name="Tabela14.A2" office:value-type="string">
            <text:p text:style-name="P90">TOTAL</text:p>
          </table:table-cell>
          <table:table-cell table:style-name="Tabela14.B2" office:value-type="string">
            <text:p text:style-name="P89">R$ 13.663,00</text:p>
          </table:table-cell>
        </table:table-row>
      </table:table>
      <text:p text:style-name="leg.Quadro"><text:tab/>Quadro 15 – Custo total</text:p>
      <text:p text:style-name="P72"/>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8"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8"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8"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8"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8"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8"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8"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man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0163550" text:style-name="L10">
        <text:list-item>
          <text:p text:style-name="P142">Servidor</text:p>
          <text:list>
            <text:list-item>
              <text:p text:style-name="P142">Processador com mínimo de 1GHz;</text:p>
            </text:list-item>
            <text:list-item>
              <text:p text:style-name="P142">Memória RAM com mínimo de 384MB;</text:p>
            </text:list-item>
            <text:list-item>
              <text:p text:style-name="P142">Disco rígido com mínimo de 2,5GB;</text:p>
            </text:list-item>
            <text:list-item>
              <text:p text:style-name="P142">Placa de rede 10/100;</text:p>
            </text:list-item>
            <text:list-item>
              <text:p text:style-name="P142">Monitor com resolução mínima de 800x600;</text:p>
            </text:list-item>
          </text:list>
        </text:list-item>
        <text:list-item>
          <text:p text:style-name="P142">Estações</text:p>
          <text:list>
            <text:list-item>
              <text:p text:style-name="P142">Processador com mínimo de 600MHz;</text:p>
            </text:list-item>
            <text:list-item>
              <text:p text:style-name="P142">Memória com mínimo de 128MB;</text:p>
            </text:list-item>
            <text:list-item>
              <text:p text:style-name="P142">Disco rígido com mínimo de 2,5GB;</text:p>
            </text:list-item>
            <text:list-item>
              <text:p text:style-name="P142">Placa de rede 10/100;</text:p>
            </text:list-item>
            <text:list-item>
              <text:p text:style-name="P142">Monitor com resolução mínima de 800x600;</text:p>
            </text:list-item>
          </text:list>
        </text:list-item>
        <text:list-item>
          <text:p text:style-name="P142">Outras especificações</text:p>
          <text:list>
            <text:list-item>
              <text:p text:style-name="P142">Cabo de rede;</text:p>
            </text:list-item>
            <text:list-item>
              <text:p text:style-name="P142">Roteador</text:p>
            </text:list-item>
          </text:list>
        </text:list-item>
      </text:list>
      <text:p text:style-name="P6"/>
      <text:h text:style-name="Heading_20_4" text:outline-level="4"><text:soft-page-break/>2.21.2.2 <text:span text:style-name="T32">Software</text:span></text:h>
      <text:p text:style-name="P6"/>
      <text:list xml:id="list40161995" text:style-name="L11">
        <text:list-item>
          <text:p text:style-name="P143">Servidor</text:p>
          <text:list>
            <text:list-item>
              <text:p text:style-name="P143">Sistema Operacional GNU/Linux;</text:p>
            </text:list-item>
            <text:list-item>
              <text:p text:style-name="P143">Servidor Apache2;</text:p>
            </text:list-item>
            <text:list-item>
              <text:p text:style-name="P143">PHP5;</text:p>
            </text:list-item>
            <text:list-item>
              <text:p text:style-name="P147"><text:span text:style-name="T1">MySQL </text:span><text:span text:style-name="T1">5</text:span><text:span text:style-name="T1">;</text:span></text:p>
            </text:list-item>
            <text:list-item>
              <text:p text:style-name="P143">Crontab;</text:p>
            </text:list-item>
            <text:list-item>
              <text:p text:style-name="P143">Mailx;</text:p>
            </text:list-item>
            <text:list-item>
              <text:p text:style-name="P143">Ssmtp;</text:p>
            </text:list-item>
            <text:list-item>
              <text:p text:style-name="P143">Mpack;</text:p>
            </text:list-item>
            <text:list-item>
              <text:p text:style-name="P143">Bunzip2;</text:p>
            </text:list-item>
            <text:list-item>
              <text:p text:style-name="P143">Mozilla Firefox 3.x ou Chrome/Chromium 9.x, ou superior;</text:p>
            </text:list-item>
          </text:list>
        </text:list-item>
        <text:list-item>
          <text:p text:style-name="P143">Estação</text:p>
          <text:list>
            <text:list-item>
              <text:p text:style-name="P143">Sistema Operacional GNU/Linux;</text:p>
            </text:list-item>
            <text:list-item>
              <text:p text:style-name="P143">Mozilla Firefox 3.x ou Chrome/Chromium 9.x, ou superior;</text:p>
            </text:list-item>
          </text:list>
        </text:list-item>
      </text:list>
      <text:p text:style-name="P6"/>
      <text:h text:style-name="P175" text:outline-level="3">2.21.3 Guia da instalação</text:h>
      <text:p text:style-name="P6"/>
      <text:list xml:id="list40151435" text:style-name="L12">
        <text:list-item>
          <text:p text:style-name="P144">Servidor</text:p>
          <text:list>
            <text:list-item>
              <text:p text:style-name="P144">Passo 1: Instalar a distribuição GNU/Linux definida;</text:p>
            </text:list-item>
            <text:list-item>
              <text:p text:style-name="P148"><text:span text:style-name="T1">Passo 2: Configurar a rede no servidor </text:span><text:span text:style-name="T1">com IP fixo</text:span><text:span text:style-name="T1">;</text:span></text:p>
            </text:list-item>
            <text:list-item>
              <text:p text:style-name="P144">Passo 3: Instalar os programas na seguinte ordem: apache, php5, mysql, crontab, mailx, ssmtp, mpack, bunzip2, firefox ou chrome/chromium;</text:p>
            </text:list-item>
            <text:list-item>
              <text:p text:style-name="P144">Passo 4: Configurar o servidor apache;</text:p>
            </text:list-item>
            <text:list-item>
              <text:p text:style-name="P144">Passo 5: Criar o diretório /var/www/sgce e copiar todo o sistema para tal lugar;</text:p>
            </text:list-item>
            <text:list-item>
              <text:p text:style-name="P14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4">Estação</text:p>
          <text:list>
            <text:list-item>
              <text:p text:style-name="P144">Passo 1: Instalar a distribuição GNU/LINUX definida;</text:p>
            </text:list-item>
            <text:list-item>
              <text:p text:style-name="P144">Passo 2: Configurar a rede como DHCP;</text:p>
            </text:list-item>
            <text:list-item>
              <text:p text:style-name="P144">Passo 3: Instalar o navegador firefox ou chrome/chromium.</text:p>
            </text:list-item>
          </text:list>
        </text:list-item>
        <text:list-item>
          <text:p text:style-name="P144">Outras especificações</text:p>
          <text:list>
            <text:list-item>
              <text:p text:style-name="P144">Passo 1: Crimpar e instalar todos os cabos de rede;</text:p>
            </text:list-item>
            <text:list-item>
              <text:p text:style-name="P144">Passo 2: Configurar o roteador.</text:p>
            </text:list-item>
          </text:list>
        </text:list-item>
      </text:list>
      <text:p text:style-name="P6"/>
      <text:h text:style-name="P168"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2" text:outline-level="1"><text:span text:style-name="Default_20_Paragraph_20_Font"><text:span text:style-name="T11">3 ESPECIFICAÇÃO DE REQUISITOS</text:span></text:span></text:h>
      <text:p text:style-name="P48"/>
      <text:p text:style-name="P53"><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5"><text:span text:style-name="Default_20_Paragraph_20_Font"><text:span text:style-name="T12">Data</text:span></text:span></text:p>
          </table:table-cell>
          <table:table-cell table:style-name="Tabela18.A1" office:value-type="string">
            <text:p text:style-name="P45"><text:span text:style-name="Default_20_Paragraph_20_Font"><text:span text:style-name="T12">Versão</text:span></text:span></text:p>
          </table:table-cell>
          <table:table-cell table:style-name="Tabela18.A1" office:value-type="string">
            <text:p text:style-name="P45"><text:span text:style-name="Default_20_Paragraph_20_Font"><text:span text:style-name="T12">Descrição</text:span></text:span></text:p>
          </table:table-cell>
          <table:table-cell table:style-name="Tabela18.A1" office:value-type="string">
            <text:p text:style-name="P45"><text:span text:style-name="Default_20_Paragraph_20_Font"><text:span text:style-name="T12">Autor</text:span></text:span></text:p>
          </table:table-cell>
        </table:table-row>
        <table:table-row table:style-name="Tabela18.1">
          <table:table-cell table:style-name="Tabela18.A2" office:value-type="string">
            <text:p text:style-name="P46"><text:span text:style-name="Default_20_Paragraph_20_Font"><text:span text:style-name="T12">19/03/2011</text:span></text:span></text:p>
          </table:table-cell>
          <table:table-cell table:style-name="Tabela18.A2" office:value-type="string">
            <text:p text:style-name="P46"><text:span text:style-name="Default_20_Paragraph_20_Font"><text:span text:style-name="T12">1.0</text:span></text:span></text:p>
          </table:table-cell>
          <table:table-cell table:style-name="Tabela18.A2" office:value-type="string">
            <text:p text:style-name="P46"><text:span text:style-name="Default_20_Paragraph_20_Font"><text:span text:style-name="T12">Levantamento de requisitos</text:span></text:span></text:p>
          </table:table-cell>
          <table:table-cell table:style-name="Tabela18.A2" office:value-type="string">
            <text:p text:style-name="P46"><text:span text:style-name="Default_20_Paragraph_20_Font"><text:span text:style-name="T12">Rafael Malatesta e Tales Araújo</text:span></text:span></text:p>
          </table:table-cell>
        </table:table-row>
        <table:table-row table:style-name="Tabela18.1">
          <table:table-cell table:style-name="Tabela18.A3" office:value-type="string">
            <text:p text:style-name="P55">21/03/2011</text:p>
          </table:table-cell>
          <table:table-cell table:style-name="Tabela18.A3" office:value-type="string">
            <text:p text:style-name="P55">1.1</text:p>
          </table:table-cell>
          <table:table-cell table:style-name="Tabela18.A3" office:value-type="string">
            <text:p text:style-name="P55">Especificação de caso de uso</text:p>
          </table:table-cell>
          <table:table-cell table:style-name="Tabela18.A3" office:value-type="string">
            <text:p text:style-name="P55"><text:span text:style-name="Default_20_Paragraph_20_Font"><text:span text:style-name="T22">Rafael Malatesta e Tales Araújo</text:span></text:span></text:p>
          </table:table-cell>
        </table:table-row>
        <table:table-row table:style-name="Tabela18.1">
          <table:table-cell table:style-name="Tabela18.A3" office:value-type="string">
            <text:p text:style-name="P55">20/04/2011</text:p>
          </table:table-cell>
          <table:table-cell table:style-name="Tabela18.A3" office:value-type="string">
            <text:p text:style-name="P55">1.2</text:p>
          </table:table-cell>
          <table:table-cell table:style-name="Tabela18.A3" office:value-type="string">
            <text:p text:style-name="P55">Término da especificação do caso de uso.</text:p>
          </table:table-cell>
          <table:table-cell table:style-name="Tabela18.A3" office:value-type="string">
            <text:p text:style-name="P55"><text:span text:style-name="Default_20_Paragraph_20_Font"><text:span text:style-name="T22">Rafael Malatesta e Tales Araújo</text:span></text:span></text:p>
          </table:table-cell>
        </table:table-row>
      </table:table>
      <text:p text:style-name="leg.Quadro"><text:tab/>Quadro 16 – Histórico do Controle de Versão</text:p>
      <text:p text:style-name="P53"><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8"/>
      <text:h text:style-name="P170" text:outline-level="2"><text:span text:style-name="Default_20_Paragraph_20_Font"><text:span text:style-name="T11">3.1 Requisitos do cliente</text:span></text:span></text:h>
      <text:h text:style-name="P176" text:outline-level="3"><text:span text:style-name="Default_20_Paragraph_20_Font"><text:span text:style-name="T17">3.1.1 Descrição geral da aplicação</text:span></text:span></text:h>
      <text:h text:style-name="P181" text:outline-level="4"><text:span text:style-name="Default_20_Paragraph_20_Font"><text:span text:style-name="T12">3.1.1.1 </text:span></text:span><text:span text:style-name="Default_20_Paragraph_20_Font"><text:span text:style-name="T16">Descrição da necessidade</text:span></text:span></text:h>
      <text:p text:style-name="P48"/>
      <text:p text:style-name="P119"><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3"><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3"><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3"><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8"/>
      <text:h text:style-name="P180" text:outline-level="4"><text:span text:style-name="Default_20_Paragraph_20_Font"><text:span text:style-name="T12">3.1.1.2 </text:span></text:span><text:span text:style-name="Default_20_Paragraph_20_Font"><text:span text:style-name="T16">Objetivo</text:span></text:span></text:h>
      <text:p text:style-name="P53"><text:span text:style-name="Default_20_Paragraph_20_Font"><text:span text:style-name="T12"/></text:span></text:p>
      <text:p text:style-name="P53"><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8"/>
      <text:h text:style-name="P180" text:outline-level="4"><text:span text:style-name="Default_20_Paragraph_20_Font"><text:span text:style-name="T12">3.1.1.3 </text:span></text:span><text:span text:style-name="Default_20_Paragraph_20_Font"><text:span text:style-name="T16">Escopo da Aplicação</text:span></text:span></text:h>
      <text:p text:style-name="P53"><text:span text:style-name="Default_20_Paragraph_20_Font"><text:span text:style-name="T12"/></text:span></text:p>
      <text:p text:style-name="P53"><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8"/>
      <text:h text:style-name="P176" text:outline-level="3"><text:span text:style-name="Default_20_Paragraph_20_Font"><text:span text:style-name="T17">3.1.2 Descrição geral do cliente</text:span></text:span></text:h>
      <text:p text:style-name="P48"/>
      <text:p text:style-name="P53"><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8"/>
      <text:h text:style-name="P177" text:outline-level="3"><text:span text:style-name="Default_20_Paragraph_20_Font"><text:span text:style-name="T17">3.1.3 Lista de requisitos do cliente</text:span></text:span></text:h>
      <text:p text:style-name="P48"/>
      <text:p text:style-name="P53"><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3"><text:span text:style-name="Default_20_Paragraph_20_Font"><text:span text:style-name="T12"><text:tab/>Abaixo serão descritos os requisitos do cliente em conformidade com o projeto proposto:</text:span></text:span></text:p>
      <text:p text:style-name="P48"/>
      <text:list xml:id="list40146447" text:style-name="LS1">
        <text:list-item>
          <text:p text:style-name="P149"><text:span text:style-name="Default_20_Paragraph_20_Font"><text:span text:style-name="T8">RC01: Os usuários do sistema deverão ser autenticados;</text:span></text:span></text:p>
        </text:list-item>
        <text:list-item>
          <text:p text:style-name="P149"><text:span text:style-name="Default_20_Paragraph_20_Font"><text:span text:style-name="T8">RC02: O sistema deverá permitir que o administrador do sistema modere outros usuários com um controle de permissão;</text:span></text:span></text:p>
        </text:list-item>
        <text:list-item>
          <text:p text:style-name="P149"><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9"><text:span text:style-name="Default_20_Paragraph_20_Font"><text:span text:style-name="T8">RC04: O sistema deverá possuir um histórico das transições realizadas;</text:span></text:span></text:p>
        </text:list-item>
        <text:list-item>
          <text:p text:style-name="P149"><text:span text:style-name="Default_20_Paragraph_20_Font"><text:span text:style-name="T8">RC05: O sistema deverá manter, de forma íntegra, todos os dados inseridos na base de dados;</text:span></text:span></text:p>
        </text:list-item>
      </text:list>
      <text:p text:style-name="P48"/>
      <text:h text:style-name="P174" text:outline-level="2"><text:soft-page-break/><text:span text:style-name="Default_20_Paragraph_20_Font"><text:span text:style-name="T11">3.2 Requisitos do software</text:span></text:span></text:h>
      <text:h text:style-name="P177" text:outline-level="3"><text:span text:style-name="Default_20_Paragraph_20_Font"><text:span text:style-name="T17">3.2.1 - Fronteiras do software</text:span></text:span></text:h>
      <text:p text:style-name="P53"><text:span text:style-name="Default_20_Paragraph_20_Font"><text:span text:style-name="T12"/></text:span></text:p>
      <text:p text:style-name="P53"><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3"><text:span text:style-name="Default_20_Paragraph_20_Font"><text:span text:style-name="T12"/></text:span></text:p>
      <text:list xml:id="list40139099" text:style-name="LS2">
        <text:list-item>
          <text:p text:style-name="P150"><text:span text:style-name="Default_20_Paragraph_20_Font"><text:span text:style-name="T8">O SGCE não usará interfaces de programas de terceiros e nem disponibilizará que terceiros utilize sua interface;</text:span></text:span></text:p>
        </text:list-item>
      </text:list>
      <text:list xml:id="list40155979" text:style-name="LS3">
        <text:list-item>
          <text:p text:style-name="P151"><text:span text:style-name="Default_20_Paragraph_20_Font"><text:span text:style-name="T8">O SGCE não compartilhará o Banco de dados com outros sistemas;</text:span></text:span></text:p>
        </text:list-item>
      </text:list>
      <text:list xml:id="list40139263" text:style-name="LS4">
        <text:list-item>
          <text:p text:style-name="P152"><text:span text:style-name="Default_20_Paragraph_20_Font"><text:span text:style-name="T8">Os itens listados no item 3.2.2 deste projeto descrevem os limites da fronteira do SGCE.</text:span></text:span></text:p>
        </text:list-item>
      </text:list>
      <text:p text:style-name="P48"/>
      <text:h text:style-name="P176" text:outline-level="3"><text:span text:style-name="Default_20_Paragraph_20_Font"><text:span text:style-name="T17">3.2.2 Itens de software</text:span></text:span></text:h>
      <text:p text:style-name="P48"/>
      <text:p text:style-name="P53"><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40147102" text:style-name="LS5">
        <text:list-item>
          <text:list>
            <text:list-header>
              <text:p text:style-name="P155"><text:span text:style-name="Default_20_Paragraph_20_Font"><text:span text:style-name="T12"/></text:span></text:p>
            </text:list-header>
          </text:list>
        </text:list-item>
        <text:list-item>
          <text:p text:style-name="P156"><text:span text:style-name="Default_20_Paragraph_20_Font"><text:span text:style-name="T12">Inclusão (família, mantimento, usuário, frequência);</text:span></text:span></text:p>
        </text:list-item>
        <text:list-item>
          <text:p text:style-name="P156"><text:span text:style-name="Default_20_Paragraph_20_Font"><text:span text:style-name="T12">Exclusão (família, mantimento, usuário);</text:span></text:span></text:p>
        </text:list-item>
        <text:list-item>
          <text:p text:style-name="P156"><text:span text:style-name="Default_20_Paragraph_20_Font"><text:span text:style-name="T12">Alteração (família, mantimento, usuário, frequência);</text:span></text:span></text:p>
        </text:list-item>
        <text:list-item>
          <text:p text:style-name="P156"><text:span text:style-name="Default_20_Paragraph_20_Font"><text:span text:style-name="T12">Consulta (família, mantimento, usuário, frequência);</text:span></text:span></text:p>
        </text:list-item>
        <text:list-item>
          <text:p text:style-name="P156"><text:span text:style-name="Default_20_Paragraph_20_Font"><text:span text:style-name="T12">Controle do estoque de mantimentos(criação de cestas básicas);</text:span></text:span></text:p>
        </text:list-item>
        <text:list-item>
          <text:p text:style-name="P156"><text:span text:style-name="Default_20_Paragraph_20_Font"><text:span text:style-name="T12">Controle das famílias assistidas (ativação/inativação);</text:span></text:span></text:p>
        </text:list-item>
        <text:list-item>
          <text:p text:style-name="P156"><text:span text:style-name="Default_20_Paragraph_20_Font"><text:span text:style-name="T12">Monitoramento da validade dos alimentos.</text:span></text:span></text:p>
        </text:list-item>
      </text:list>
      <text:p text:style-name="P48"/>
      <text:h text:style-name="P176" text:outline-level="3"><text:span text:style-name="Default_20_Paragraph_20_Font"><text:span text:style-name="T17">3.2.3 Lista de requisitos não funcionais</text:span></text:span></text:h>
      <text:p text:style-name="P48"/>
      <text:p text:style-name="P53"><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3"><text:span text:style-name="Default_20_Paragraph_20_Font"><text:span text:style-name="T12"><text:tab/></text:span></text:span></text:p>
      <text:p text:style-name="P119"><text:span text:style-name="Default_20_Paragraph_20_Font"><text:span text:style-name="T12">Usabilidade</text:span></text:span></text:p>
      <text:list xml:id="list40154110" text:style-name="LS6">
        <text:list-item>
          <text:p text:style-name="P15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8"/>
      <text:p text:style-name="P53"><text:span text:style-name="Default_20_Paragraph_20_Font"><text:span text:style-name="T12"><text:tab/>Segurança</text:span></text:span></text:p>
      <text:list xml:id="list21" text:style-name="LS6">
        <text:list-item>
          <text:p text:style-name="P15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3"><text:span text:style-name="Default_20_Paragraph_20_Font"><text:span text:style-name="T8">RNF03: Somente usuários do tipo administrador poderão realizar exclusões no sistema;</text:span></text:span></text:p>
        </text:list-item>
        <text:list-item>
          <text:p text:style-name="P153"><text:span text:style-name="Default_20_Paragraph_20_Font"><text:span text:style-name="T8">RNF04: Usuários Voluntários poderão realizar as operações de inclusão, alteração e consulta somente na sua área de atuação;</text:span></text:span></text:p>
        </text:list-item>
      </text:list>
      <text:p text:style-name="P48"/>
      <text:p text:style-name="P53"><text:span text:style-name="Default_20_Paragraph_20_Font"><text:span text:style-name="T12"><text:tab/>Interface</text:span></text:span></text:p>
      <text:list xml:id="list24" text:style-name="LS6">
        <text:list-item>
          <text:p text:style-name="P15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3"><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8"/>
      <text:p text:style-name="P53"><text:span text:style-name="Default_20_Paragraph_20_Font"><text:span text:style-name="T12"><text:tab/>Acessibilidade</text:span></text:span></text:p>
      <text:list xml:id="list29" text:style-name="LS6">
        <text:list-item>
          <text:p text:style-name="P15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8"/>
      <text:p text:style-name="P53"><text:span text:style-name="Default_20_Paragraph_20_Font"><text:span text:style-name="T12"><text:tab/>Robustez</text:span></text:span></text:p>
      <text:list xml:id="list30" text:style-name="LS6">
        <text:list-item>
          <text:p text:style-name="P15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8"/>
      <text:p text:style-name="P53"><text:span text:style-name="Default_20_Paragraph_20_Font"><text:span text:style-name="T12"><text:tab/>Tecnológico</text:span></text:span></text:p>
      <text:list xml:id="list31" text:style-name="LS6">
        <text:list-item>
          <text:p text:style-name="P15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3"><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8"/>
      <text:h text:style-name="P176" text:outline-level="3"><text:span text:style-name="Default_20_Paragraph_20_Font"><text:span text:style-name="T17">3.2.4 Requisitos funcionais</text:span></text:span></text:h>
      <text:p text:style-name="P48"/>
      <text:p text:style-name="P53"><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8"/>
      <text:h text:style-name="P180"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8"/>
      <text:p text:style-name="P53"><text:span text:style-name="Default_20_Paragraph_20_Font"><text:span text:style-name="T12">3.2.4.1.1 Inclusões</text:span></text:span></text:p>
      <text:p text:style-name="P48"/>
      <text:list xml:id="list34" text:style-name="LS6">
        <text:list-item>
          <text:p text:style-name="P153"><text:span text:style-name="Default_20_Paragraph_20_Font"><text:span text:style-name="T7">RF01: Família;</text:span></text:span></text:p>
        </text:list-item>
        <text:list-item>
          <text:p text:style-name="P154"><text:span text:style-name="Default_20_Paragraph_20_Font"><text:span text:style-name="T7">RF02: Estoque</text:span></text:span></text:p>
        </text:list-item>
        <text:list-item>
          <text:p text:style-name="P153"><text:span text:style-name="Default_20_Paragraph_20_Font"><text:span text:style-name="T8">RF03: Definição Cesta;</text:span></text:span></text:p>
        </text:list-item>
        <text:list-item>
          <text:p text:style-name="P153"><text:span text:style-name="Default_20_Paragraph_20_Font"><text:span text:style-name="T8">RF04: Usuário;</text:span></text:span></text:p>
        </text:list-item>
        <text:list-item>
          <text:p text:style-name="P153"><text:span text:style-name="Default_20_Paragraph_20_Font"><text:span text:style-name="T7">RF05: Frequência da Família;</text:span></text:span></text:p>
        </text:list-item>
        <text:list-item>
          <text:p text:style-name="P154"><text:span text:style-name="Default_20_Paragraph_20_Font"><text:span text:style-name="T7">RF06: Voluntário;</text:span></text:span></text:p>
        </text:list-item>
      </text:list>
      <text:p text:style-name="P48"/>
      <text:p text:style-name="P53"><text:span text:style-name="Default_20_Paragraph_20_Font"><text:span text:style-name="T12">3.2.4.1.2 Exclusão</text:span></text:span></text:p>
      <text:p text:style-name="P53"><text:span text:style-name="Default_20_Paragraph_20_Font"><text:span text:style-name="T12"/></text:span></text:p>
      <text:list xml:id="list40" text:style-name="LS6">
        <text:list-item>
          <text:p text:style-name="P153"><text:span text:style-name="Default_20_Paragraph_20_Font"><text:span text:style-name="T7">RF07: Família;</text:span></text:span></text:p>
        </text:list-item>
        <text:list-item>
          <text:p text:style-name="P154"><text:span text:style-name="Default_20_Paragraph_20_Font"><text:span text:style-name="T7">RF08: Estoque;</text:span></text:span></text:p>
        </text:list-item>
        <text:list-item>
          <text:p text:style-name="P153"><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7">RF10: Usuário;</text:span></text:span></text:p>
        </text:list-item>
        <text:list-item>
          <text:p text:style-name="P154"><text:span text:style-name="Default_20_Paragraph_20_Font"><text:span text:style-name="T7">RF11: Voluntário;</text:span></text:span></text:p>
        </text:list-item>
      </text:list>
      <text:p text:style-name="P48"/>
      <text:p text:style-name="P53"><text:span text:style-name="Default_20_Paragraph_20_Font"><text:span text:style-name="T12">3.2.4.1.3 Alterações</text:span></text:span></text:p>
      <text:p text:style-name="P47"/>
      <text:list xml:id="list44" text:style-name="LS6">
        <text:list-item>
          <text:p text:style-name="P153"><text:span text:style-name="Default_20_Paragraph_20_Font"><text:span text:style-name="T7">RF12: Família;</text:span></text:span></text:p>
        </text:list-item>
        <text:list-item>
          <text:p text:style-name="P154"><text:span text:style-name="Default_20_Paragraph_20_Font"><text:span text:style-name="T7">RF13: Estoque;</text:span></text:span></text:p>
        </text:list-item>
        <text:list-item>
          <text:p text:style-name="P153"><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3"><text:span text:style-name="Default_20_Paragraph_20_Font"><text:span text:style-name="T8">RF15: Usuário;</text:span></text:span></text:p>
        </text:list-item>
        <text:list-item>
          <text:p text:style-name="P153"><text:span text:style-name="Default_20_Paragraph_20_Font"><text:span text:style-name="T7">RF16: Frequência da família;</text:span></text:span></text:p>
        </text:list-item>
        <text:list-item>
          <text:p text:style-name="P154"><text:span text:style-name="Default_20_Paragraph_20_Font"><text:span text:style-name="T7">RF17: Voluntário;</text:span></text:span></text:p>
        </text:list-item>
      </text:list>
      <text:p text:style-name="P48"/>
      <text:p text:style-name="P53"><text:span text:style-name="Default_20_Paragraph_20_Font"><text:span text:style-name="T12">3.2.4.1.4 Consultas</text:span></text:span></text:p>
      <text:p text:style-name="P48"/>
      <text:list xml:id="list51" text:style-name="LS6">
        <text:list-item>
          <text:p text:style-name="P153"><text:span text:style-name="Default_20_Paragraph_20_Font"><text:span text:style-name="T7">RF18: Estoque;</text:span></text:span></text:p>
        </text:list-item>
        <text:list-item>
          <text:p text:style-name="P153"><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4"><text:span text:style-name="Default_20_Paragraph_20_Font"><text:span text:style-name="T7">RF20: Usuário;</text:span></text:span></text:p>
        </text:list-item>
        <text:list-item>
          <text:p text:style-name="P154"><text:span text:style-name="Default_20_Paragraph_20_Font"><text:span text:style-name="T7">RF21: Voluntário</text:span></text:span></text:p>
        </text:list-item>
        <text:list-item>
          <text:p text:style-name="P154"><text:span text:style-name="Default_20_Paragraph_20_Font"><text:span text:style-name="T7">RF22: Família;</text:span></text:span></text:p>
        </text:list-item>
        <text:list-item>
          <text:p text:style-name="P154"><text:span text:style-name="Default_20_Paragraph_20_Font"><text:span text:style-name="T7">RF23: Frequência Família;</text:span></text:span></text:p>
        </text:list-item>
      </text:list>
      <text:list xml:id="list56" text:style-name="LS6">
        <text:list-item>
          <text:p text:style-name="P153"><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48"/>
      <text:p text:style-name="P53"><text:span text:style-name="Default_20_Paragraph_20_Font"><text:span text:style-name="T12">3.2.4.1.5 Relatórios</text:span></text:span></text:p>
      <text:p text:style-name="P48"/>
      <text:list xml:id="list63" text:style-name="LS6">
        <text:list-item>
          <text:p text:style-name="P153"><text:span text:style-name="Default_20_Paragraph_20_Font"><text:span text:style-name="T8">RF25: Relatório de vencimento anual matricula das famílias;</text:span></text:span></text:p>
        </text:list-item>
        <text:list-item>
          <text:p text:style-name="P153"><text:span text:style-name="Default_20_Paragraph_20_Font"><text:span text:style-name="T8">RF26: Relatórios das famílias aptas a receber a cesta básica;</text:span></text:span></text:p>
        </text:list-item>
        <text:list-item>
          <text:p text:style-name="P153"><text:span text:style-name="Default_20_Paragraph_20_Font"><text:span text:style-name="T8">RF27: Itens pendentes para completar cestas básicas;</text:span></text:span></text:p>
        </text:list-item>
        <text:list-item>
          <text:p text:style-name="P153"><text:span text:style-name="Default_20_Paragraph_20_Font"><text:span text:style-name="T8">RF28: Relatório da quantidade de cestas disponíveis atuais;</text:span></text:span></text:p>
        </text:list-item>
        <text:list-item>
          <text:p text:style-name="P153"><text:span text:style-name="Default_20_Paragraph_20_Font"><text:span text:style-name="T8">RF29: Relatório de vencimento dos itens do estoque;</text:span></text:span></text:p>
        </text:list-item>
        <text:list-item>
          <text:p text:style-name="P153"><text:span text:style-name="Default_20_Paragraph_20_Font"><text:span text:style-name="T8">RF30: Relatório dos voluntários da instituição;</text:span></text:span></text:p>
        </text:list-item>
      </text:list>
      <text:p text:style-name="P48"/>
      <text:p text:style-name="P53"><text:span text:style-name="Default_20_Paragraph_20_Font"><text:span text:style-name="T12">3.2.4.1.7 Outras funcionalidades</text:span></text:span></text:p>
      <text:p text:style-name="P48"/>
      <text:list xml:id="list71" text:style-name="LS6">
        <text:list-item>
          <text:p text:style-name="P153"><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3"><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3"><text:span text:style-name="Default_20_Paragraph_20_Font"><text:span text:style-name="T8">RF33: Recuperar senha. </text:span></text:span></text:p>
        </text:list-item>
        <text:list-item>
          <text:p text:style-name="P153"><text:span text:style-name="Default_20_Paragraph_20_Font"><text:span text:style-name="T8">RF34: O sistema deve permitir ao administrador gerir usuários.</text:span></text:span></text:p>
        </text:list-item>
        <text:list-item>
          <text:p text:style-name="P153"><text:span text:style-name="Default_20_Paragraph_20_Font"><text:span text:style-name="T8">RF35: O sistema deve permitir ao administrador gerir categoria dos usuários (consultor, coordenador, estoquista).</text:span></text:span></text:p>
        </text:list-item>
        <text:list-item>
          <text:p text:style-name="P153"><text:span text:style-name="Default_20_Paragraph_20_Font"><text:span text:style-name="T8">RF36: O sistema deve permitir ao administrador alterar permissões de categorias.</text:span></text:span></text:p>
        </text:list-item>
        <text:list-item>
          <text:p text:style-name="P153"><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3"><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3"><text:span text:style-name="Default_20_Paragraph_20_Font"><text:span text:style-name="T7">RF39: O sistema deverá controlar uma lista de presença das famílias aptas a receber a cesta;</text:span></text:span></text:p>
        </text:list-item>
        <text:list-item>
          <text:p text:style-name="P154"><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48"/>
      <text:h text:style-name="P180" text:outline-level="4"><text:span text:style-name="Default_20_Paragraph_20_Font"><text:span text:style-name="T12">3.2.4.2 </text:span></text:span><text:span text:style-name="Default_20_Paragraph_20_Font"><text:span text:style-name="T16">Descrição dos atores</text:span></text:span></text:h>
      <text:p text:style-name="P53"><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4"><text:span text:style-name="Default_20_Paragraph_20_Font"><text:span text:style-name="T12">Nome </text:span></text:span></text:p>
          </table:table-cell>
          <table:table-cell table:style-name="Tabela21.A1" office:value-type="string">
            <text:p text:style-name="P44"><text:span text:style-name="Default_20_Paragraph_20_Font"><text:span text:style-name="T12">Descrição</text:span></text:span></text:p>
          </table:table-cell>
        </table:table-row>
        <table:table-row table:style-name="Tabela21.2">
          <table:table-cell table:style-name="Tabela21.A2" office:value-type="string">
            <text:p text:style-name="P46"><text:span text:style-name="Default_20_Paragraph_20_Font"><text:span text:style-name="T12">Administrador</text:span></text:span></text:p>
          </table:table-cell>
          <table:table-cell table:style-name="Tabela21.A2" office:value-type="string">
            <text:p text:style-name="P46"><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6"><text:span text:style-name="Default_20_Paragraph_20_Font"><text:span text:style-name="T12">Coordenador</text:span></text:span></text:p>
          </table:table-cell>
          <table:table-cell table:style-name="Tabela21.A2" office:value-type="string">
            <text:p text:style-name="P46"><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6"><text:span text:style-name="Default_20_Paragraph_20_Font"><text:span text:style-name="T12">Estoquista</text:span></text:span></text:p>
          </table:table-cell>
          <table:table-cell table:style-name="Tabela21.A2" office:value-type="string">
            <text:p text:style-name="P46"><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6"><text:span text:style-name="Default_20_Paragraph_20_Font"><text:span text:style-name="T12">Consultor</text:span></text:span></text:p>
          </table:table-cell>
          <table:table-cell table:style-name="Tabela21.A2" office:value-type="string">
            <text:p text:style-name="P46"><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3"><text:span text:style-name="Default_20_Paragraph_20_Font"><text:span text:style-name="T14">3.2.4.2.1 Esquema dos atores</text:span></text:span></text:p>
      <text:p text:style-name="P49"/>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19"><text:tab/>Figura 6 – Mapa de atores</text:span></text:span></text:p>
      <text:p text:style-name="leg.Figuras"><draw:frame draw:style-name="fr2" draw:name="figura13" text:anchor-type="paragraph" svg:width="16cm" svg:height="14.522cm" draw:z-index="74"><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5"><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7">Nome</text:p>
          </table:table-cell>
          <table:table-cell table:style-name="Tabela24.B1" office:value-type="string">
            <text:p text:style-name="P87">Descrição</text:p>
          </table:table-cell>
        </table:table-row>
        <table:table-row>
          <table:table-cell table:style-name="Tabela24.A2" office:value-type="string">
            <text:p text:style-name="P101">Administrador</text:p>
          </table:table-cell>
          <table:table-cell table:style-name="Tabela24.B2" office:value-type="string">
            <text:p text:style-name="P101">Responsável por administrar os usuários.</text:p>
          </table:table-cell>
        </table:table-row>
        <table:table-row>
          <table:table-cell table:style-name="Tabela24.A2" office:value-type="string">
            <text:p text:style-name="P101">Consultor</text:p>
          </table:table-cell>
          <table:table-cell table:style-name="Tabela24.B2" office:value-type="string">
            <text:p text:style-name="P101">Permite apenas realizar consultas no sistema.</text:p>
          </table:table-cell>
        </table:table-row>
        <table:table-row>
          <table:table-cell table:style-name="Tabela24.A2" office:value-type="string">
            <text:p text:style-name="P101">Estoquista</text:p>
          </table:table-cell>
          <table:table-cell table:style-name="Tabela24.B2" office:value-type="string">
            <text:p text:style-name="P101">Responsável por gerenciar o estoque, bem como realizar consultas no sistema.</text:p>
          </table:table-cell>
        </table:table-row>
        <table:table-row>
          <table:table-cell table:style-name="Tabela24.A2" office:value-type="string">
            <text:p text:style-name="P101">Coordenador</text:p>
          </table:table-cell>
          <table:table-cell table:style-name="Tabela24.B2" office:value-type="string">
            <text:p text:style-name="P101">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1" text:outline-level="4"><text:span text:style-name="Default_20_Paragraph_20_Font"><text:span text:style-name="T12">3.2.4.3 </text:span></text:span><text:span text:style-name="Default_20_Paragraph_20_Font"><text:span text:style-name="T16">Descrição de casos de uso</text:span></text:span></text:h>
      <text:p text:style-name="P48"/>
      <text:p text:style-name="P53"><text:span text:style-name="Default_20_Paragraph_20_Font"><text:span text:style-name="T12">3.2.4.3.1 Modelos de casos de uso</text:span></text:span></text:p>
      <text:p text:style-name="P41"><text:span text:style-name="Default_20_Paragraph_20_Font"><text:span text:style-name="T12"/></text:span></text:p>
      <text:p text:style-name="P53"><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3"><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6"><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2"><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8"/>
      <text:p text:style-name="P53"><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9"><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0"><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8"/>
      <text:p text:style-name="P39"/>
      <text:p text:style-name="P53"><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8"/>
      <text:p text:style-name="P53"><text:span text:style-name="Default_20_Paragraph_20_Font"><text:span text:style-name="T11">Curso Normal</text:span></text:span></text:p>
      <text:p text:style-name="P53"><text:span text:style-name="Default_20_Paragraph_20_Font"><text:span text:style-name="T12">1. Administrador solicita ao sistema a interface de cadastro de usuário;</text:span></text:span></text:p>
      <text:p text:style-name="P53"><text:span text:style-name="Default_20_Paragraph_20_Font"><text:span text:style-name="T12">2. Sistema autentica o usuário;</text:span></text:span></text:p>
      <text:p text:style-name="P53"><text:soft-page-break/><text:span text:style-name="Default_20_Paragraph_20_Font"><text:span text:style-name="T12">3. Sistema exibe a interface solicitada;</text:span></text:span></text:p>
      <text:p text:style-name="P53"><text:span text:style-name="Default_20_Paragraph_20_Font"><text:span text:style-name="T12">4. Administrador insere os dados (RD05);</text:span></text:span></text:p>
      <text:p text:style-name="P53"><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3"><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3"><text:span text:style-name="Default_20_Paragraph_20_Font"><text:span text:style-name="T12">7. Sistema valida senha;</text:span></text:span></text:p>
      <text:p text:style-name="P53"><text:span text:style-name="Default_20_Paragraph_20_Font"><text:span text:style-name="T12">8. Administrador confirma operação de inclusão de usuário;</text:span></text:span></text:p>
      <text:p text:style-name="P53"><text:span text:style-name="Default_20_Paragraph_20_Font"><text:span text:style-name="T12">9. Sistema autentica usuário;</text:span></text:span></text:p>
      <text:p text:style-name="P53"><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3"><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3"><text:span text:style-name="Default_20_Paragraph_20_Font"><text:span text:style-name="T12">12. Sistema gera um código único para o usuário cadastrado;</text:span></text:span></text:p>
      <text:p text:style-name="P53"><text:span text:style-name="Default_20_Paragraph_20_Font"><text:span text:style-name="T12">13. Sistema salva as informações no Banco de Dados;</text:span></text:span></text:p>
      <text:p text:style-name="P53"><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5. É exibida uma mensagem de usuário cadastrado.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8: O administrador pode cancelar a operação. Caso de uso termina.</text:span></text:span></text:p>
      <text:p text:style-name="P53"><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3"><text:span text:style-name="Default_20_Paragraph_20_Font"><text:span text:style-name="T12">11.2: Sistema solicita confirmação de ativação de usuário;</text:span></text:span></text:p>
      <text:p text:style-name="P53"><text:span text:style-name="Default_20_Paragraph_20_Font"><text:span text:style-name="T12">11.3: Administrador confirma a solicitação;</text:span></text:span></text:p>
      <text:p text:style-name="P53"><text:span text:style-name="Default_20_Paragraph_20_Font"><text:span text:style-name="T12">11.4: Sistema autentica administrador;</text:span></text:span></text:p>
      <text:p text:style-name="P53"><text:span text:style-name="Default_20_Paragraph_20_Font"><text:span text:style-name="T12">11.2 a 11.3: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4.1: O tipo de usuário não foi definido, é assumido o nível mais baixo como padrão, consultor;</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3"><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3"><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cadastrado no banco de dados do sistema.</text:span></text:span></text:p>
      <text:p text:style-name="P48"/>
      <text:p text:style-name="P48"/>
      <text:p text:style-name="P53"><text:span text:style-name="Default_20_Paragraph_20_Font"><text:span text:style-name="T12">3.2.4.3.2.2 Caso de uso UC02 - Alterar Usu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 com permissão para realizar a operação de alteração de usuário;</text:span></text:span></text:p>
      <text:p text:style-name="P53"><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3"><text:span text:style-name="Default_20_Paragraph_20_Font"><text:span text:style-name="T12">3. Administrador altera os dados desejados;</text:span></text:span></text:p>
      <text:p text:style-name="P53"><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3"><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3"><text:span text:style-name="Default_20_Paragraph_20_Font"><text:span text:style-name="T12">6. Administrador confirma operação de alteração de usuário;</text:span></text:span></text:p>
      <text:p text:style-name="P53"><text:span text:style-name="Default_20_Paragraph_20_Font"><text:span text:style-name="T12">7. Sistema autentica Administrador;</text:span></text:span></text:p>
      <text:p text:style-name="P53"><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3"><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3"><text:span text:style-name="Default_20_Paragraph_20_Font"><text:span text:style-name="T12">10. Sistema salva as informações no banco de dados;</text:span></text:span></text:p>
      <text:p text:style-name="P53"><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2. É exibida uma mensagem de usuári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3"><text:span text:style-name="Default_20_Paragraph_20_Font"><text:span text:style-name="T12">9.2: Sistema solicita confirmação de ativação do usuário;</text:span></text:span></text:p>
      <text:p text:style-name="P53"><text:span text:style-name="Default_20_Paragraph_20_Font"><text:span text:style-name="T12">9.3: Administrador confirma operação;</text:span></text:span></text:p>
      <text:p text:style-name="P53"><text:span text:style-name="Default_20_Paragraph_20_Font"><text:span text:style-name="T12">9.4: Sistema autentica administrador;</text:span></text:span></text:p>
      <text:p text:style-name="P53"><text:span text:style-name="Default_20_Paragraph_20_Font"><text:span text:style-name="T12">9.1 e 9.3: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Os campos obrigatórios não foram preenchidos. Sistema informa ao Administrador;</text:span></text:span></text:p>
      <text:p text:style-name="P53"><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3"><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alterado no banco de dados do sistema.</text:span></text:span></text:p>
      <text:p text:style-name="P48"/>
      <text:p text:style-name="P48"/>
      <text:p text:style-name="P53"><text:span text:style-name="Default_20_Paragraph_20_Font"><text:span text:style-name="T12">3.2.4.3.2.3 Caso de uso UC03 - Excluir Usu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administrador solicita ao sistema a interface de consulta de usuário afim de não mais permitir que o usuário acesse o sistema por completo.</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no sistema;</text:span></text:span></text:p>
      <text:p text:style-name="P53"><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3"><text:span text:style-name="Default_20_Paragraph_20_Font"><text:span text:style-name="T12">3. Administrador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Administrador confirma operação de exclusão;</text:span></text:span></text:p>
      <text:p text:style-name="P53"><text:span text:style-name="Default_20_Paragraph_20_Font"><text:span text:style-name="T12">6. Sistema autentica Administrador;</text:span></text:span></text:p>
      <text:p text:style-name="P53"><text:span text:style-name="Default_20_Paragraph_20_Font"><text:span text:style-name="T12">7. Sistema exclui informações d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usuário excluí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administrador.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excluído do banco de dados do sistema.</text:span></text:span></text:p>
      <text:p text:style-name="P48"/>
      <text:p text:style-name="P48"/>
      <text:p text:style-name="P53"><text:span text:style-name="Default_20_Paragraph_20_Font"><text:span text:style-name="T12">3.2.4.3.2.4 Caso de uso UC04 - Consulta Usu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Administrador</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Usu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Administrador solicita ao sistema interface de consulta de usuário;</text:span></text:span></text:p>
      <text:p text:style-name="P53"><text:span text:style-name="Default_20_Paragraph_20_Font"><text:span text:style-name="T12">2. Sistema apresenta na tela um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2: Operação pode ser cancelada pelo administrador. Caso de uso termina.</text:span></text:span></text:p>
      <text:p text:style-name="P53"/>
      <text:p text:style-name="P53"><text:span text:style-name="Default_20_Paragraph_20_Font"><text:span text:style-name="T11">Curso de Exceção</text:span></text:span></text:p>
      <text:p text:style-name="P53"><text:span text:style-name="Default_20_Paragraph_20_Font"><text:span text:style-name="T12">2.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Usuário consultado poderá ser visualizado, alterado ou excluído do banco de dados do sistema.</text:span></text:span></text:p>
      <text:p text:style-name="P48"/>
      <text:p text:style-name="P48"/>
      <text:p text:style-name="P53"><text:span text:style-name="Default_20_Paragraph_20_Font"><text:span text:style-name="T12">3.2.4.3.2.5 Caso de uso UC05 - Incluir Estoque</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41"><text:span text:style-name="Default_20_Paragraph_20_Font"><text:span text:style-name="T12">Cesta base pré-cadastrada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estoque;</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RD04) para incluir um novo mantimento;</text:span></text:span></text:p>
      <text:p text:style-name="P53"><text:span text:style-name="Default_20_Paragraph_20_Font"><text:span text:style-name="T12">5. Sistema verifica se os campos obrigatórios (mantimento, medida, complemento, quantidade, data entrada, validade) foram preenchidos;</text:span></text:span></text:p>
      <text:p text:style-name="P53"><text:span text:style-name="Default_20_Paragraph_20_Font"><text:span text:style-name="T12">6. Usuário confirma inclusão do item;</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estoque cadastra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Mantimento de estoque cadastrado no banco de dados do sistema.</text:span></text:span></text:p>
      <text:p text:style-name="P53"><text:soft-page-break/><text:span text:style-name="Default_20_Paragraph_20_Font"><text:span text:style-name="T12"/></text:span></text:p>
      <text:p text:style-name="P48"/>
      <text:p text:style-name="P53"><text:span text:style-name="Default_20_Paragraph_20_Font"><text:span text:style-name="T12">3.2.4.3.2.6 Caso de uso UC06 - Alterar Estoque</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estoque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53"><text:span text:style-name="Default_20_Paragraph_20_Font"><text:span text:style-name="T12">Mantimento de estoque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C08 - Consultar estoque;</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Sistema autentica usuário;</text:span></text:span></text:p>
      <text:p text:style-name="P53"><text:span text:style-name="Default_20_Paragraph_20_Font"><text:span text:style-name="T12">7. Sistema salva as informações no banco de dados;</text:span></text:span></text:p>
      <text:p text:style-name="P53"><text:span text:style-name="Default_20_Paragraph_20_Font"><text:span text:style-name="T12">8. Caso de uso UC28 - Armazenar log no sistema;</text:span></text:span></text:p>
      <text:p text:style-name="P53"><text:span text:style-name="Default_20_Paragraph_20_Font"><text:span text:style-name="T12">9. É exibida a mensagem de mantiment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4: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5.1: Campos obrigatórios não foram preenchidos.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oft-page-break/><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Mantimento do estoque alte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7 Caso de uso UC7 - Excluir Estoque</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text:span></text:span></text:p>
      <text:p text:style-name="P53"><text:span text:style-name="Default_20_Paragraph_20_Font"><text:span text:style-name="T12">Mantimento de estoque cadastrado no band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08 - Consultar Estoque;</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Usuário confirma operação de exclusão;</text:span></text:span></text:p>
      <text:p text:style-name="P53"><text:span text:style-name="Default_20_Paragraph_20_Font"><text:span text:style-name="T12">6. Sistema autentica usuário;</text:span></text:span></text:p>
      <text:p text:style-name="P53"><text:span text:style-name="Default_20_Paragraph_20_Font"><text:span text:style-name="T12">7. Sistema exclui as informações n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mantimento removi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usuário. Caso de uso termina.</text:span></text:span></text:p>
      <text:p text:style-name="P48"><text:soft-page-break/></text:p>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Mantimento do estoque excluído do banco de dados do sistema.</text:span></text:span></text:p>
      <text:p text:style-name="P48"/>
      <text:p text:style-name="P48"/>
      <text:p text:style-name="P53"><text:span text:style-name="Default_20_Paragraph_20_Font"><text:span text:style-name="T12">3.2.4.3.2.8 Caso de uso UC8 - Consultar estoque</text:span></text:span></text:p>
      <text:p text:style-name="P41"><text:span text:style-name="Default_20_Paragraph_20_Font"><text:span text:style-name="T12"/></text:span></text:p>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o estoque;</text:span></text:span></text:p>
      <text:p text:style-name="P53"><text:span text:style-name="Default_20_Paragraph_20_Font"><text:span text:style-name="T12">2. Sistema apresenta na tela listagem disponível no banco de dado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2: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istema não encontra resultados. Sistema exibe mensagem na tela. Caso de uso termina.</text:span></text:span></text:p>
      <text:p text:style-name="P48"/>
      <text:p text:style-name="P53"><text:soft-page-break/><text:span text:style-name="Default_20_Paragraph_20_Font"><text:span text:style-name="T11">Pós-Condições</text:span></text:span></text:p>
      <text:p text:style-name="P53"><text:span text:style-name="Default_20_Paragraph_20_Font"><text:span text:style-name="T12">Resultados da consulta são exibidos na tela que poderá ser visualizado, alterado, ou excluído do banco de dados do sistema.</text:span></text:span></text:p>
      <text:p text:style-name="P48"/>
      <text:p text:style-name="P48"/>
      <text:p text:style-name="P53"><text:span text:style-name="Default_20_Paragraph_20_Font"><text:span text:style-name="T12">3.2.4.3.2.9 Caso de uso UC9 - Relatório Vencimentos Estoque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encimento mantimento;</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tipo, vencimento) do mantimento;</text:span></text:span></text:p>
      <text:p text:style-name="P53"><text:span text:style-name="Default_20_Paragraph_20_Font"><text:span text:style-name="T12">5. Usuário confirma a emissão do relatório;</text:span></text:span></text:p>
      <text:p text:style-name="P53"><text:span text:style-name="Default_20_Paragraph_20_Font"><text:span text:style-name="T12">6. Sistema autentica usuário;</text:span></text:span></text:p>
      <text:p text:style-name="P53"><text:span text:style-name="Default_20_Paragraph_20_Font"><text:span text:style-name="T12">7.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5: A operação pode ser cancelada. Caso de uso termina;</text:span></text:span></text:p>
      <text:p text:style-name="P53"><text:span text:style-name="Default_20_Paragraph_20_Font"><text:span text:style-name="T12"/></text:span></text:p>
      <text:p text:style-name="P53"><text:soft-page-break/><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53"><text:span text:style-name="Default_20_Paragraph_20_Font"><text:span text:style-name="T12"/></text:span></text:p>
      <text:p text:style-name="P48"/>
      <text:p text:style-name="P53"><text:span text:style-name="Default_20_Paragraph_20_Font"><text:span text:style-name="T12">3.2.4.3.2.10 Caso de uso UC10 - Relatório cestas disponíveis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cestas disponíveis;</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oft-page-break/><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11 Caso de uso UC11 - Relatório itens pendentes das cestas (FALTA FAZE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Mantiment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os itens pendentes na cest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tipo) do mantimento;</text:span></text:span></text:p>
      <text:p text:style-name="P53"><text:span text:style-name="Default_20_Paragraph_20_Font"><text:span text:style-name="T12">5. Usuário confirma a emissão do relatório;</text:span></text:span></text:p>
      <text:p text:style-name="P53"><text:soft-page-break/><text:span text:style-name="Default_20_Paragraph_20_Font"><text:span text:style-name="T12">6. Sistema autentica usuário;</text:span></text:span></text:p>
      <text:p text:style-name="P53"><text:span text:style-name="Default_20_Paragraph_20_Font"><text:span text:style-name="T12">7.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5: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12 Caso de uso UC12 - Cadastrar Definição de Cesta</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definição da cest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3"><text:span text:style-name="Default_20_Paragraph_20_Font"><text:span text:style-name="T12">5. Sistema verifica se os campos obrigatórios (nome e quantidade mínima para cesta) foram preenchidos;</text:span></text:span></text:p>
      <text:p text:style-name="P53"><text:span text:style-name="Default_20_Paragraph_20_Font"><text:span text:style-name="T12">6. Usuário confirma cadastro do item;</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mantimento cadastra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Definição da cesta cadast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3 Caso de uso UC13 - Alterar Definição de Cest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oft-page-break/><text:span text:style-name="Default_20_Paragraph_20_Font"><text:span text:style-name="T12">Usuário cadastrado e logado com permissão para realizar a operação;</text:span></text:span></text:p>
      <text:p text:style-name="P53"><text:span text:style-name="Default_20_Paragraph_20_Font"><text:span text:style-name="T12">Item de definição de cesta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C15 - Consultar Definição de Cesta;</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a opção “editar” e altera os dados desejados;</text:span></text:span></text:p>
      <text:p text:style-name="P41"><text:span text:style-name="Default_20_Paragraph_20_Font"><text:span text:style-name="T12">4. Usuário salva alteração;</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Sistema autentica usuário;</text:span></text:span></text:p>
      <text:p text:style-name="P53"><text:span text:style-name="Default_20_Paragraph_20_Font"><text:span text:style-name="T12">7. Sistema salva as informações no banco de dados;</text:span></text:span></text:p>
      <text:p text:style-name="P53"><text:span text:style-name="Default_20_Paragraph_20_Font"><text:span text:style-name="T12">8. Caso de uso UC28 - Armazenar log no sistema;</text:span></text:span></text:p>
      <text:p text:style-name="P53"><text:span text:style-name="Default_20_Paragraph_20_Font"><text:span text:style-name="T12">9. É exibida a mensagem de mantiment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4: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5.1: Campos obrigatórios não foram preenchidos. Sistema informa ao usuári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Definição da cesta alterado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4 Caso de uso UC14 - Excluir Definição de Cesta</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text:span></text:span></text:p>
      <text:p text:style-name="P53"><text:span text:style-name="Default_20_Paragraph_20_Font"><text:span text:style-name="T12">Item de definição de cesta cadastrado no band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15 - Consultar Definição de Cesta;</text:span></text:span></text:p>
      <text:p text:style-name="P41"><text:span text:style-name="Default_20_Paragraph_20_Font"><text:span text:style-name="T12">2. Usuário seleciona mantimento desejado;</text:span></text:span></text:p>
      <text:p text:style-name="P53"><text:span text:style-name="Default_20_Paragraph_20_Font"><text:span text:style-name="T12">3. Usuário escolhe operação de exclusão;</text:span></text:span></text:p>
      <text:p text:style-name="P53"><text:span text:style-name="Default_20_Paragraph_20_Font"><text:span text:style-name="T12">4. Sistema informa ao usuário mensagem de confirmação de exclusão;</text:span></text:span></text:p>
      <text:p text:style-name="P53"><text:span text:style-name="Default_20_Paragraph_20_Font"><text:span text:style-name="T12">5. Usuário confirma operação de exclusão;</text:span></text:span></text:p>
      <text:p text:style-name="P53"><text:span text:style-name="Default_20_Paragraph_20_Font"><text:span text:style-name="T12">6. Sistema autentica usuário;</text:span></text:span></text:p>
      <text:p text:style-name="P53"><text:span text:style-name="Default_20_Paragraph_20_Font"><text:span text:style-name="T12">7. Sistema exclui as informações n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mantimento removid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tem de definição da cesta excluído do banco de dados do sistema.</text:span></text:span></text:p>
      <text:p text:style-name="P48"/>
      <text:p text:style-name="P48"/>
      <text:p text:style-name="P53"><text:span text:style-name="Default_20_Paragraph_20_Font"><text:span text:style-name="T12">3.2.4.3.2.15 Caso de uso UC15 - Consultar Definição de Cesta</text:span></text:span></text:p>
      <text:p text:style-name="P41"><text:span text:style-name="Default_20_Paragraph_20_Font"><text:span text:style-name="T12"/></text:span></text:p>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e definição de cesta;</text:span></text:span></text:p>
      <text:p text:style-name="P53"><text:span text:style-name="Default_20_Paragraph_20_Font"><text:span text:style-name="T12">2. Sistema apresenta na tela a listagem disponível no banco de dado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2: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istema não encontra resultados. Sistema exibe mensagem na tela. Caso de uso termina.</text:span></text:span></text:p>
      <text:p text:style-name="P48"/>
      <text:p text:style-name="P53"><text:span text:style-name="Default_20_Paragraph_20_Font"><text:span text:style-name="T11">Pós-Condições</text:span></text:span></text:p>
      <text:p text:style-name="P41"><text:span text:style-name="Default_20_Paragraph_20_Font"><text:span text:style-name="T12">Resultados da consulta são exibidos na tela que poderá ser visualizado, alterado, ou excluído do banco de dados do sistema.</text:span></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3.2.4.3.2.16 Caso de uso UC16 - Cadastra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8"/>
      <text:p text:style-name="P53"><text:span text:style-name="Default_20_Paragraph_20_Font"><text:span text:style-name="T11">Ator</text:span></text:span></text:p>
      <text:p text:style-name="P41"><text:soft-page-break/><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adastro de família;</text:span></text:span></text:p>
      <text:p text:style-name="P53"><text:span text:style-name="Default_20_Paragraph_20_Font"><text:span text:style-name="T12">2. Sistema autentica o usuário;</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dados (RD01, RD02 e RD03) para cadastrar uma nova família;</text:span></text:span></text:p>
      <text:p text:style-name="P53"><text:span text:style-name="Default_20_Paragraph_20_Font"><text:span text:style-name="T12">5. Sistema verifica se os campos obrigatórios: status, nome, data de nascimento, endereço, número, bairro e cidade foram digitados.</text:span></text:span></text:p>
      <text:p text:style-name="P53"><text:span text:style-name="Default_20_Paragraph_20_Font"><text:span text:style-name="T12">6. Usuário confirma operação de inclusão da família;</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0. É exibida uma mensagem <text:s/>de família cadastrada. Caso de uso termina.</text:span></text:span></text:p>
      <text:p text:style-name="P41"><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6: O usuário pode cancelar a operaçã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amília cadastrada no banco de dados do sistema.</text:span></text:span></text:p>
      <text:p text:style-name="P53"><text:span text:style-name="Default_20_Paragraph_20_Font"><text:span text:style-name="T15"/></text:span></text:p>
      <text:p text:style-name="P48"/>
      <text:p text:style-name="P53"><text:span text:style-name="Default_20_Paragraph_20_Font"><text:span text:style-name="T12">3.2.4.3.2.17 Caso de uso UC17 - Cadastrar Frequência Família(revisar)</text:span></text:span></text:p>
      <text:p text:style-name="P48"/>
      <text:p text:style-name="P53"><text:soft-page-break/><text:span text:style-name="Default_20_Paragraph_20_Font"><text:span text:style-name="T11">Sumário</text:span></text:span></text:p>
      <text:p text:style-name="P53"><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banco de dados d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ao sistema a interface de consulta de encontro;</text:span></text:span></text:p>
      <text:p text:style-name="P53"><text:span text:style-name="Default_20_Paragraph_20_Font"><text:span text:style-name="T12">2. Caso de uso UC22 - Consultar Frequência Família;</text:span></text:span></text:p>
      <text:p text:style-name="P53"><text:span text:style-name="Default_20_Paragraph_20_Font"><text:span text:style-name="T12">3. Sistema autentica o usuário;</text:span></text:span></text:p>
      <text:p text:style-name="P53"><text:span text:style-name="Default_20_Paragraph_20_Font"><text:span text:style-name="T12">4. Sistema exibe a interface solicitada;</text:span></text:span></text:p>
      <text:p text:style-name="P53"><text:span text:style-name="Default_20_Paragraph_20_Font"><text:span text:style-name="T12">5. Usuário insere a presença para o dia correspondente;</text:span></text:span></text:p>
      <text:p text:style-name="P53"><text:span text:style-name="Default_20_Paragraph_20_Font"><text:span text:style-name="T12">6. Sistema verifica se o campo foi preenchido;</text:span></text:span></text:p>
      <text:p text:style-name="P53"><text:span text:style-name="Default_20_Paragraph_20_Font"><text:span text:style-name="T12">7. Usuário confirma operação de inclusão da frequência;</text:span></text:span></text:p>
      <text:p text:style-name="P53"><text:span text:style-name="Default_20_Paragraph_20_Font"><text:span text:style-name="T12">8. Sistema autentica usuário;</text:span></text:span></text:p>
      <text:p text:style-name="P53"><text:span text:style-name="Default_20_Paragraph_20_Font"><text:span text:style-name="T12">9. Sistema salva as informações no banco de dados;</text:span></text:span></text:p>
      <text:p text:style-name="P53"><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7: O usuário pode cancelar a operação.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6.1: Usuário não preencheu o dia da presença. Sistema informa ao usuário;</text:span></text:span></text:p>
      <text:p text:style-name="P53"><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requência da família cadastrada no banco de dados do sistema.</text:span></text:span></text:p>
      <text:p text:style-name="P53"><text:span text:style-name="Default_20_Paragraph_20_Font"><text:span text:style-name="T12"/></text:span></text:p>
      <text:p text:style-name="P48"/>
      <text:p text:style-name="P53"><text:span text:style-name="Default_20_Paragraph_20_Font"><text:span text:style-name="T12">3.2.4.3.2.18 Caso de uso UC18 - Altera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com permissão para tal solicita a interface de consulta <text:s text:c="6"/>de família devido a erros ou afim de atualizações.</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 </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21 - Consultar Família;</text:span></text:span></text:p>
      <text:p text:style-name="P41"><text:span text:style-name="Default_20_Paragraph_20_Font"><text:span text:style-name="T12">2. Sistema exibe listagem com os nomes das famílias na tela;</text:span></text:span></text:p>
      <text:p text:style-name="P41"><text:span text:style-name="Default_20_Paragraph_20_Font"><text:span text:style-name="T12">3. Usuário seleciona a família a ser alterada e escolhe “editar”;</text:span></text:span></text:p>
      <text:p text:style-name="P53"><text:span text:style-name="Default_20_Paragraph_20_Font"><text:span text:style-name="T12">4. Usuário altera os dados desejados;</text:span></text:span></text:p>
      <text:p text:style-name="P53"><text:span text:style-name="Default_20_Paragraph_20_Font"><text:span text:style-name="T12">5. Sistema verifica se os campos obrigatórios: status, nome, data de nascimento, endereço, número, bairro e cidade foram preenchidos;</text:span></text:span></text:p>
      <text:p text:style-name="P53"><text:span text:style-name="Default_20_Paragraph_20_Font"><text:span text:style-name="T12">6. Usuário confirma alteração de família;</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de operação realizada com sucesso. Caso de uso termina.</text:span></text:span></text:p>
      <text:p text:style-name="P48"><text:soft-page-break/></text:p>
      <text:p text:style-name="P53"><text:span text:style-name="Default_20_Paragraph_20_Font"><text:span text:style-name="T11">Curso Alternativo</text:span></text:span></text:p>
      <text:p text:style-name="P53"><text:span text:style-name="Default_20_Paragraph_20_Font"><text:span text:style-name="T12">1 a 6: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5.1: O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amília alterada no banco de dados do sistema.</text:span></text:span></text:p>
      <text:p text:style-name="P48"/>
      <text:p text:style-name="P48"/>
      <text:p text:style-name="P53"><text:span text:style-name="Default_20_Paragraph_20_Font"><text:span text:style-name="T12">3.2.4.3.2.19 Caso de uso UC19 - Alterar Frequência Família(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encontro por motivo de erro, afim de manter os dados atualizados no sistem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41"><text:span text:style-name="Default_20_Paragraph_20_Font"><text:span text:style-name="T12">frequência de 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Caso de uso UC22 - Consultar Frequência Família;</text:span></text:span></text:p>
      <text:p text:style-name="P53"><text:span text:style-name="Default_20_Paragraph_20_Font"><text:span text:style-name="T12">2. Usuário altera os dados desejados;</text:span></text:span></text:p>
      <text:p text:style-name="P53"><text:span text:style-name="Default_20_Paragraph_20_Font"><text:span text:style-name="T12">3. Usuário confirma operação de alteração da frequência da família;</text:span></text:span></text:p>
      <text:p text:style-name="P53"><text:span text:style-name="Default_20_Paragraph_20_Font"><text:span text:style-name="T12">4. Sistema autentica usuário;</text:span></text:span></text:p>
      <text:p text:style-name="P53"><text:span text:style-name="Default_20_Paragraph_20_Font"><text:span text:style-name="T12">5. Sistema salva as informações no banco de dados;</text:span></text:span></text:p>
      <text:p text:style-name="P53"><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7. É exibida uma mensagem de operação realizada com sucesso.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3: A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requência de família alterada no banco de dados do sistema.</text:span></text:span></text:p>
      <text:p text:style-name="P48"/>
      <text:p text:style-name="P48"/>
      <text:p text:style-name="P53"><text:span text:style-name="Default_20_Paragraph_20_Font"><text:span text:style-name="T12">3.2.4.3.2.20 Caso de uso UC20 - Excluir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48"/>
      <text:p text:style-name="P53"><text:span text:style-name="Default_20_Paragraph_20_Font"><text:span text:style-name="T11">Ator</text:span></text:span></text:p>
      <text:p text:style-name="P41"><text:span text:style-name="Default_20_Paragraph_20_Font"><text:span text:style-name="T12">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 .</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21 - Consultar Família;</text:span></text:span></text:p>
      <text:p text:style-name="P41"><text:span text:style-name="Default_20_Paragraph_20_Font"><text:span text:style-name="T12">2. Sistema exibe listagem das famílias cadastradas na tela;</text:span></text:span></text:p>
      <text:p text:style-name="P41"><text:span text:style-name="Default_20_Paragraph_20_Font"><text:span text:style-name="T12">3. Usuário seleciona família desejada;</text:span></text:span></text:p>
      <text:p text:style-name="P53"><text:soft-page-break/><text:span text:style-name="Default_20_Paragraph_20_Font"><text:span text:style-name="T12">4. Usuário seleciona operação de exclusão;</text:span></text:span></text:p>
      <text:p text:style-name="P53"><text:span text:style-name="Default_20_Paragraph_20_Font"><text:span text:style-name="T12">5. Sistema informa ao usuário mensagem de confirmação de exclusão;</text:span></text:span></text:p>
      <text:p text:style-name="P53"><text:span text:style-name="Default_20_Paragraph_20_Font"><text:span text:style-name="T12">6. Usuário confirma operação de exclusão;</text:span></text:span></text:p>
      <text:p text:style-name="P53"><text:span text:style-name="Default_20_Paragraph_20_Font"><text:span text:style-name="T12">7. Sistema autentica usuário;</text:span></text:span></text:p>
      <text:p text:style-name="P53"><text:span text:style-name="Default_20_Paragraph_20_Font"><text:span text:style-name="T12">8. Sistema exclui informações do banco de dados do sistema;</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Sistema exibe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6: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Família excluída do banco de dados do sistema.</text:span></text:span></text:p>
      <text:p text:style-name="P48"/>
      <text:p text:style-name="P48"/>
      <text:p text:style-name="P53"><text:span text:style-name="Default_20_Paragraph_20_Font"><text:span text:style-name="T12">3.2.4.3.2.21 Caso de uso UC21 - Consulta Família</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oft-page-break/><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interface de consulta de família;</text:span></text:span></text:p>
      <text:p text:style-name="P53"><text:span text:style-name="Default_20_Paragraph_20_Font"><text:span text:style-name="T12">2. Sistema autentica usuário;</text:span></text:span></text:p>
      <text:p text:style-name="P53"><text:span text:style-name="Default_20_Paragraph_20_Font"><text:span text:style-name="T12">3. Sistema apresenta na tela 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amília consultada poderá ser visualizada, alterada ou excluída do banco de dados do sistema;</text:span></text:span></text:p>
      <text:p text:style-name="P48"/>
      <text:p text:style-name="P48"/>
      <text:p text:style-name="P53"><text:span text:style-name="Default_20_Paragraph_20_Font"><text:span text:style-name="T12">3.2.4.3.2.22 Caso de uso UC22 - Consulta Frequência Família(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oft-page-break/><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Caso de uso UC21 - Consultar Família;</text:span></text:span></text:p>
      <text:p text:style-name="P53"><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3"><text:span text:style-name="Default_20_Paragraph_20_Font"><text:span text:style-name="T12">3. Usuário marca o campo desejado para filtrar e confirma a consulta;</text:span></text:span></text:p>
      <text:p text:style-name="P53"><text:span text:style-name="Default_20_Paragraph_20_Font"><text:span text:style-name="T12">4. Sistema autentica usuário;</text:span></text:span></text:p>
      <text:p text:style-name="P53"><text:span text:style-name="Default_20_Paragraph_20_Font"><text:span text:style-name="T12">5. Sistema apresenta na tel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Frequência de família consultada poderá ser visualizada, alterada e excluída.</text:span></text:span></text:p>
      <text:p text:style-name="P50"/>
      <text:p text:style-name="P53"><text:span text:style-name="Default_20_Paragraph_20_Font"><text:span text:style-name="T12"/></text:span></text:p>
      <text:p text:style-name="P53"><text:span text:style-name="Default_20_Paragraph_20_Font"><text:span text:style-name="T12">3.2.4.3.2.23 Caso de uso UC23 - Relatório Vencimento Matrícula(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2"/></text:span></text:p>
      <text:p text:style-name="P53"><text:span text:style-name="Default_20_Paragraph_20_Font"><text:span text:style-name="T11">Ator</text:span></text:span></text:p>
      <text:p text:style-name="P41"><text:soft-page-break/><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encimento de matrícul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24 Caso de uso UC24 - Relatório Famílias aptas(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Família cadastrada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famílias aptas;</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confirma a emissão do relatório;</text:span></text:span></text:p>
      <text:p text:style-name="P53"><text:span text:style-name="Default_20_Paragraph_20_Font"><text:span text:style-name="T12">5. Sistema autentica usuário;</text:span></text:span></text:p>
      <text:p text:style-name="P53"><text:span text:style-name="Default_20_Paragraph_20_Font"><text:span text:style-name="T12">6.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4: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48"/>
      <text:p text:style-name="P48"/>
      <text:p text:style-name="P53"><text:span text:style-name="Default_20_Paragraph_20_Font"><text:span text:style-name="T12">3.2.4.3.2.25 Caso de uso UC25 - Efetuar Login</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8"/>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informa URL do sistema no navegador;</text:span></text:span></text:p>
      <text:p text:style-name="P53"><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3"><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3"><text:span text:style-name="Default_20_Paragraph_20_Font"><text:span text:style-name="T12">4. Sistema verifica se os campos foram digitados;</text:span></text:span></text:p>
      <text:p text:style-name="P53"><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3"><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3"><text:span text:style-name="Default_20_Paragraph_20_Font"><text:span text:style-name="T12">7. Sistema autentica o usuário com as devidas permissões.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5: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3"><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Usuário autenticado no sistema com as devidas permissões.</text:span></text:span></text:p>
      <text:p text:style-name="P48"/>
      <text:p text:style-name="P48"/>
      <text:p text:style-name="P53"><text:span text:style-name="Default_20_Paragraph_20_Font"><text:span text:style-name="T12">3.2.4.3.2.26 Caso de uso UC26 - Recuperar Senha</text:span></text:span></text:p>
      <text:p text:style-name="P48"/>
      <text:p text:style-name="P53"><text:span text:style-name="Default_20_Paragraph_20_Font"><text:span text:style-name="T11">Sumário</text:span></text:span></text:p>
      <text:p text:style-name="P41"><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48"/>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interface de recuperação de senha;</text:span></text:span></text:p>
      <text:p text:style-name="P53"><text:span text:style-name="Default_20_Paragraph_20_Font"><text:span text:style-name="T12">2. Sistema exibe interface solicitada;</text:span></text:span></text:p>
      <text:p text:style-name="P53"><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3"><text:span text:style-name="Default_20_Paragraph_20_Font"><text:span text:style-name="T12">4. Sistema verifica o campo preenchido;</text:span></text:span></text:p>
      <text:p text:style-name="P53"><text:span text:style-name="Default_20_Paragraph_20_Font"><text:span text:style-name="T12">5. Sistema valida o campo;</text:span></text:span></text:p>
      <text:p text:style-name="P53"><text:span text:style-name="Default_20_Paragraph_20_Font"><text:span text:style-name="T12">6. Usuário confirma a operação da solicitação;</text:span></text:span></text:p>
      <text:p text:style-name="P53"><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3"><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 A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4.1: O campo obrigatório não foi preenchido. Sistema informa ao usuário;</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8"/>
      <text:p text:style-name="P48"/>
      <text:p text:style-name="P53"><text:span text:style-name="Default_20_Paragraph_20_Font"><text:span text:style-name="T12">3.2.4.3.2.27 Caso de uso UC27 - Armazenar </text:span></text:span><text:span text:style-name="Default_20_Paragraph_20_Font"><text:span text:style-name="T17">log</text:span></text:span></text:p>
      <text:p text:style-name="P48"><text:soft-page-break/></text:p>
      <text:p text:style-name="P53"><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8"/>
      <text:p text:style-name="P53"><text:span text:style-name="Default_20_Paragraph_20_Font"><text:span text:style-name="T11">Ator</text:span></text:span></text:p>
      <text:p text:style-name="P41"><text:span text:style-name="Default_20_Paragraph_20_Font"><text:span text:style-name="T12">Sistema</text:span></text:span></text:p>
      <text:p text:style-name="P48"/>
      <text:p text:style-name="P53"><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8"/>
      <text:p text:style-name="P53"><text:span text:style-name="Default_20_Paragraph_20_Font"><text:span text:style-name="T11">Curso Normal</text:span></text:span></text:p>
      <text:p text:style-name="P53"><text:span text:style-name="Default_20_Paragraph_20_Font"><text:span text:style-name="T12">1. Sistema busca nome do usuário que realizou a operação;</text:span></text:span></text:p>
      <text:p text:style-name="P53"><text:span text:style-name="Default_20_Paragraph_20_Font"><text:span text:style-name="T12">2. Sistema busca hora e data atual;</text:span></text:span></text:p>
      <text:p text:style-name="P53"><text:span text:style-name="Default_20_Paragraph_20_Font"><text:span text:style-name="T12">3. Sistema armazena data e hora, nome do usuário, tipo de operação, tabela e registro modificados no banco de dados.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nformações referentes às modificações gravadas no banco de dados.</text:span></text:span></text:p>
      <text:p text:style-name="P48"/>
      <text:p text:style-name="P48"/>
      <text:p text:style-name="P53"><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48"/>
      <text:p text:style-name="P53"><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Usuário cadastrado no sistema e logado com permissão para realizar a operação;</text:span></text:span></text:p>
      <text:p text:style-name="P53"><text:soft-page-break/><text:span text:style-name="Default_20_Paragraph_20_Font"><text:span text:style-name="T17">Log</text:span></text:span><text:span text:style-name="Default_20_Paragraph_20_Font"><text:span text:style-name="T12">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os resultados da busca na tela.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3: A operação pode ser cancelada pelo usuário.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gistros para serem exibidos. Sistema informa ao usuário. Caso de uso termina.</text:span></text:span></text:p>
      <text:p text:style-name="P48"/>
      <text:p text:style-name="P53"><text:span text:style-name="Default_20_Paragraph_20_Font"><text:span text:style-name="T11">Pós-condições</text:span></text:span></text:p>
      <text:p text:style-name="P53"><text:span text:style-name="Default_20_Paragraph_20_Font"><text:span text:style-name="T12">Informações buscadas são exibidas na tela.</text:span></text:span></text:p>
      <text:p text:style-name="P48"/>
      <text:p text:style-name="P48"/>
      <text:p text:style-name="P53"><text:span text:style-name="Default_20_Paragraph_20_Font"><text:span text:style-name="T12">3.2.4.3.2.29 Caso de uso UC29 - Cadastr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8"/>
      <text:p text:style-name="P53"><text:span text:style-name="Default_20_Paragraph_20_Font"><text:span text:style-name="T11">Curso Normal</text:span></text:span></text:p>
      <text:p text:style-name="P53"><text:soft-page-break/><text:span text:style-name="Default_20_Paragraph_20_Font"><text:span text:style-name="T12">1. Administrador solicita ao sistema a interface de cadastro de voluntário;</text:span></text:span></text:p>
      <text:p text:style-name="P53"><text:span text:style-name="Default_20_Paragraph_20_Font"><text:span text:style-name="T12">2. Sistema autentica administrador;</text:span></text:span></text:p>
      <text:p text:style-name="P53"><text:span text:style-name="Default_20_Paragraph_20_Font"><text:span text:style-name="T12">3. Sistema exibe a interface solicitada;</text:span></text:span></text:p>
      <text:p text:style-name="P53"><text:span text:style-name="Default_20_Paragraph_20_Font"><text:span text:style-name="T12">4. Usuário insere todos os dados (RD07);</text:span></text:span></text:p>
      <text:p text:style-name="P53"><text:span text:style-name="Default_20_Paragraph_20_Font"><text:span text:style-name="T12">5. Sistema verifica se os campos obrigatórios (nome e prestação de serviço) foram digitados;</text:span></text:span></text:p>
      <text:p text:style-name="P53"><text:span text:style-name="Default_20_Paragraph_20_Font"><text:span text:style-name="T12">6. Usuário confirma operação de inclusão de cadastro;</text:span></text:span></text:p>
      <text:p text:style-name="P53"><text:span text:style-name="Default_20_Paragraph_20_Font"><text:span text:style-name="T12">7. Sistema autentica usuário;</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3"><text:span text:style-name="Default_20_Paragraph_20_Font"><text:span text:style-name="T12">10. É exibida uma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6: O usuário pode cancelar a operação. Caso de uso termina.<text:tab/></text:span></text:span></text:p>
      <text:p text:style-name="P48"/>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5.1: Os campos obrigatórios não foram preenchidos.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Voluntário cadastrado no banco de dados do sistema.</text:span></text:span></text:p>
      <text:p text:style-name="P48"/>
      <text:p text:style-name="P48"/>
      <text:p text:style-name="P53"><text:span text:style-name="Default_20_Paragraph_20_Font"><text:span text:style-name="T12">3.2.4.3.2.30 Caso de uso UC30 - Alter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48"/>
      <text:p text:style-name="P53"><text:soft-page-break/><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 com permissão para realizar a operação;</text:span></text:span></text:p>
      <text:p text:style-name="P53"><text:span text:style-name="Default_20_Paragraph_20_Font"><text:span text:style-name="T12">Volunt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32 - Consultar voluntário;</text:span></text:span></text:p>
      <text:p text:style-name="P41"><text:span text:style-name="Default_20_Paragraph_20_Font"><text:span text:style-name="T12">2. Sistema exibe listagem dos voluntários na tela;</text:span></text:span></text:p>
      <text:p text:style-name="P54"><text:span text:style-name="Default_20_Paragraph_20_Font"><text:span text:style-name="T12">3. Administrador seleciona voluntário desejado e escolhe “editar”;<text:line-break/>4. Administrador altera os dados desejados;</text:span></text:span></text:p>
      <text:p text:style-name="P53"><text:span text:style-name="Default_20_Paragraph_20_Font"><text:span text:style-name="T12">5. Sistema verifica se os campos obrigatórios (nome e prestação de serviço) foram preenchidos;</text:span></text:span></text:p>
      <text:p text:style-name="P53"><text:span text:style-name="Default_20_Paragraph_20_Font"><text:span text:style-name="T12">6. Administrador confirma a operação de alteração;</text:span></text:span></text:p>
      <text:p text:style-name="P53"><text:span text:style-name="Default_20_Paragraph_20_Font"><text:span text:style-name="T12">7. Sistema autentica administrador;</text:span></text:span></text:p>
      <text:p text:style-name="P53"><text:span text:style-name="Default_20_Paragraph_20_Font"><text:span text:style-name="T12">8. Sistema salva as informações no banco de dados;</text:span></text:span></text:p>
      <text:p text:style-name="P5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10. É exibida uma mensagem Voluntário salv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 8: Operação pode ser cancelada.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5.1: O campo obrigatório não foi preenchido. Sistema informa ao usuário;</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
      <text:p text:style-name="P53"><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8"/>
      <text:p text:style-name="P48"/>
      <text:p text:style-name="P53"><text:soft-page-break/><text:span text:style-name="Default_20_Paragraph_20_Font"><text:span text:style-name="T12">3.2.4.3.2.31 Caso de uso UC31 - Excluir Voluntário</text:span></text:span></text:p>
      <text:p text:style-name="P48"/>
      <text:p text:style-name="P53"><text:span text:style-name="Default_20_Paragraph_20_Font"><text:span text:style-name="T11">Sumário</text:span></text:span></text:p>
      <text:p text:style-name="P53"><text:span text:style-name="Default_20_Paragraph_20_Font"><text:span text:style-name="T12">Inicia-se quando o Administrador solicita ao sistema a interface de consulta de voluntário afim de excluir o mesmo do sistema.</text:span></text:span></text:p>
      <text:p text:style-name="P48"/>
      <text:p text:style-name="P53"><text:span text:style-name="Default_20_Paragraph_20_Font"><text:span text:style-name="T11">Ator</text:span></text:span></text:p>
      <text:p text:style-name="P41"><text:span text:style-name="Default_20_Paragraph_20_Font"><text:span text:style-name="T12">Administrador</text:span></text:span></text:p>
      <text:p text:style-name="P48"/>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Voluntário cadastrado no sistema.</text:span></text:span></text:p>
      <text:p text:style-name="P48"/>
      <text:p text:style-name="P53"><text:span text:style-name="Default_20_Paragraph_20_Font"><text:span text:style-name="T11">Curso Normal</text:span></text:span></text:p>
      <text:p text:style-name="P53"><text:span text:style-name="Default_20_Paragraph_20_Font"><text:span text:style-name="T12">1. Caso de uso UC32 - Consultar Voluntário;</text:span></text:span></text:p>
      <text:p text:style-name="P53"><text:span text:style-name="Default_20_Paragraph_20_Font"><text:span text:style-name="T12">2. Sistema exibe listagem dos voluntários na tela;</text:span></text:span></text:p>
      <text:p text:style-name="P42"><text:span text:style-name="Default_20_Paragraph_20_Font"><text:span text:style-name="T12">3. Administrador seleciona voluntário desejado e escolhe “excluir”;</text:span></text:span></text:p>
      <text:p text:style-name="P53"><text:span text:style-name="Default_20_Paragraph_20_Font"><text:span text:style-name="T12">4. Sistema informa ao administrador mensagem de confirmação de exclusão;</text:span></text:span></text:p>
      <text:p text:style-name="P53"><text:span text:style-name="Default_20_Paragraph_20_Font"><text:span text:style-name="T12">5. Administrador confirma operação de exclusão;</text:span></text:span></text:p>
      <text:p text:style-name="P53"><text:span text:style-name="Default_20_Paragraph_20_Font"><text:span text:style-name="T12">6. Sistema autentica administrador;</text:span></text:span></text:p>
      <text:p text:style-name="P53"><text:span text:style-name="Default_20_Paragraph_20_Font"><text:span text:style-name="T12">7. Sistema exclui informações do banco de dados do sistema;</text:span></text:span></text:p>
      <text:p text:style-name="P5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3"><text:span text:style-name="Default_20_Paragraph_20_Font"><text:span text:style-name="T12">9. Sistema exibe mensagem de operação realizada com sucesso. Caso de uso termina.</text:span></text:span></text:p>
      <text:p text:style-name="P48"/>
      <text:p text:style-name="P53"><text:span text:style-name="Default_20_Paragraph_20_Font"><text:span text:style-name="T11">Curso Alternativo</text:span></text:span></text:p>
      <text:p text:style-name="P53"><text:span text:style-name="Default_20_Paragraph_20_Font"><text:span text:style-name="T12">1 ao 5: Operação pode ser cancelada pelo administrador. Caso de uso termina.</text:span></text:span></text:p>
      <text:p text:style-name="P48"/>
      <text:p text:style-name="P53"><text:span text:style-name="Default_20_Paragraph_20_Font"><text:span text:style-name="T11">Curso de Exceção</text:span></text:span></text:p>
      <text:p text:style-name="P5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1"><text:span text:style-name="Default_20_Paragraph_20_Font"><text:span text:style-name="T12"/></text:span></text:p>
      <text:p text:style-name="P53"><text:span text:style-name="Default_20_Paragraph_20_Font"><text:span text:style-name="T11">Pós-Condições</text:span></text:span></text:p>
      <text:p text:style-name="P41"><text:soft-page-break/><text:span text:style-name="Default_20_Paragraph_20_Font"><text:span text:style-name="T12">Voluntário excluído do banco de dados do sistema.</text:span></text:span></text:p>
      <text:p text:style-name="P48"/>
      <text:p text:style-name="P48"/>
      <text:p text:style-name="P53"><text:span text:style-name="Default_20_Paragraph_20_Font"><text:span text:style-name="T12">3.2.4.3.2.32 Caso de uso UC32 - Consultar Voluntário</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3"><text:span text:style-name="Default_20_Paragraph_20_Font"><text:span text:style-name="T12"/></text:span></text:p>
      <text:p text:style-name="P53"><text:span text:style-name="Default_20_Paragraph_20_Font"><text:span text:style-name="T11">Ator</text:span></text:span></text:p>
      <text:p text:style-name="P41"><text:span text:style-name="Default_20_Paragraph_20_Font"><text:span text:style-name="T12">Administrador</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Administrador cadastrado e logado no sistema;</text:span></text:span></text:p>
      <text:p text:style-name="P53"><text:span text:style-name="Default_20_Paragraph_20_Font"><text:span text:style-name="T12">Volunt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Administrador solicita ao sistema interface de consulta de voluntário;</text:span></text:span></text:p>
      <text:p text:style-name="P53"><text:span text:style-name="Default_20_Paragraph_20_Font"><text:span text:style-name="T12">2. Sistema autentica administrador;</text:span></text:span></text:p>
      <text:p text:style-name="P41"><text:span text:style-name="Default_20_Paragraph_20_Font"><text:span text:style-name="T12">3. Sistema apresenta na tela listagem disponível no banco de dados.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3: Operação pode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3.1: Sistema não encontra resultados a partir do filtro escolhido. Sistema exibe mensagem na tela.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oft-page-break/><text:span text:style-name="Default_20_Paragraph_20_Font"><text:span text:style-name="T12">Voluntário consultado poderá ser visualizado, alterado ou excluído do banco de dados do sistema;</text:span></text:span></text:p>
      <text:p text:style-name="P48"/>
      <text:p text:style-name="P48"/>
      <text:p text:style-name="P53"><text:span text:style-name="Default_20_Paragraph_20_Font"><text:span text:style-name="T12">3.2.4.3.2.33 Caso de uso UC33 - Relatório Voluntário (FALTA REVISAR)</text:span></text:span></text:p>
      <text:p text:style-name="P48"/>
      <text:p text:style-name="P53"><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3"><text:span text:style-name="Default_20_Paragraph_20_Font"><text:span text:style-name="T12"/></text:span></text:p>
      <text:p text:style-name="P53"><text:span text:style-name="Default_20_Paragraph_20_Font"><text:span text:style-name="T11">Atores</text:span></text:span></text:p>
      <text:p text:style-name="P41"><text:span text:style-name="Default_20_Paragraph_20_Font"><text:span text:style-name="T12">Administrador e Usuário</text:span></text:span></text:p>
      <text:p text:style-name="P53"><text:span text:style-name="Default_20_Paragraph_20_Font"><text:span text:style-name="T12"/></text:span></text:p>
      <text:p text:style-name="P53"><text:span text:style-name="Default_20_Paragraph_20_Font"><text:span text:style-name="T11">Pré-condições:</text:span></text:span></text:p>
      <text:p text:style-name="P53"><text:span text:style-name="Default_20_Paragraph_20_Font"><text:span text:style-name="T12">Usuário cadastrado e logado no sistema com permissão para realizar a operação;</text:span></text:span></text:p>
      <text:p text:style-name="P53"><text:span text:style-name="Default_20_Paragraph_20_Font"><text:span text:style-name="T12">Voluntário cadastrado no sistema.</text:span></text:span></text:p>
      <text:p text:style-name="P53"><text:span text:style-name="Default_20_Paragraph_20_Font"><text:span text:style-name="T12"/></text:span></text:p>
      <text:p text:style-name="P53"><text:span text:style-name="Default_20_Paragraph_20_Font"><text:span text:style-name="T11">Curso Normal</text:span></text:span></text:p>
      <text:p text:style-name="P53"><text:span text:style-name="Default_20_Paragraph_20_Font"><text:span text:style-name="T12">1. Usuário solicita ao sistema a interface de emissão de relatório de voluntário;</text:span></text:span></text:p>
      <text:p text:style-name="P53"><text:span text:style-name="Default_20_Paragraph_20_Font"><text:span text:style-name="T12">2. Sistema autentica usuário;</text:span></text:span></text:p>
      <text:p text:style-name="P53"><text:span text:style-name="Default_20_Paragraph_20_Font"><text:span text:style-name="T12">3. Sistema exibe interface solicitada;</text:span></text:span></text:p>
      <text:p text:style-name="P53"><text:span text:style-name="Default_20_Paragraph_20_Font"><text:span text:style-name="T12">4. Usuário insere o filtro desejado (nome, colaborador não-colaborador);</text:span></text:span></text:p>
      <text:p text:style-name="P53"><text:span text:style-name="Default_20_Paragraph_20_Font"><text:span text:style-name="T12">5. Sistema verifica se os campos obrigatórios foram preenchidos;</text:span></text:span></text:p>
      <text:p text:style-name="P53"><text:span text:style-name="Default_20_Paragraph_20_Font"><text:span text:style-name="T12">6. Usuário confirma a emissão do relatório;</text:span></text:span></text:p>
      <text:p text:style-name="P53"><text:span text:style-name="Default_20_Paragraph_20_Font"><text:span text:style-name="T12">7. Sistema autentica usuário;</text:span></text:span></text:p>
      <text:p text:style-name="P53"><text:span text:style-name="Default_20_Paragraph_20_Font"><text:span text:style-name="T12">8. Sistema exibe os resultados na tela. Caso de uso termina.</text:span></text:span></text:p>
      <text:p text:style-name="P53"><text:span text:style-name="Default_20_Paragraph_20_Font"><text:span text:style-name="T12"/></text:span></text:p>
      <text:p text:style-name="P53"><text:span text:style-name="Default_20_Paragraph_20_Font"><text:span text:style-name="T11">Curso Alternativo</text:span></text:span></text:p>
      <text:p text:style-name="P53"><text:span text:style-name="Default_20_Paragraph_20_Font"><text:span text:style-name="T12">1 a 6: A operação poder ser cancelada. Caso de uso termina;</text:span></text:span></text:p>
      <text:p text:style-name="P53"><text:span text:style-name="Default_20_Paragraph_20_Font"><text:span text:style-name="T12"/></text:span></text:p>
      <text:p text:style-name="P53"><text:span text:style-name="Default_20_Paragraph_20_Font"><text:span text:style-name="T11">Curso de Exceção</text:span></text:span></text:p>
      <text:p text:style-name="P53"><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3"><text:span text:style-name="Default_20_Paragraph_20_Font"><text:span text:style-name="T12"/></text:span></text:p>
      <text:p text:style-name="P53"><text:span text:style-name="Default_20_Paragraph_20_Font"><text:span text:style-name="T11">Pós-Condições</text:span></text:span></text:p>
      <text:p text:style-name="P53"><text:span text:style-name="Default_20_Paragraph_20_Font"><text:span text:style-name="T12">Relatório é exibido na tela para visualização podendo ser impresso posteriormente.</text:span></text:span></text:p>
      <text:p text:style-name="P53"><text:span text:style-name="Default_20_Paragraph_20_Font"><text:span text:style-name="T17"/></text:span></text:p>
      <text:p text:style-name="P41"><text:span text:style-name="Default_20_Paragraph_20_Font"><text:span text:style-name="T17"/></text:span></text:p>
      <text:p text:style-name="P41"><text:span text:style-name="Default_20_Paragraph_20_Font"><text:span text:style-name="T17">3.2.5 Requisitos de dados</text:span></text:span></text:p>
      <text:p text:style-name="P48"/>
      <text:h text:style-name="P180" text:outline-level="4"><text:span text:style-name="Default_20_Paragraph_20_Font"><text:span text:style-name="T12">3.2.5.1 </text:span></text:span><text:span text:style-name="Default_20_Paragraph_20_Font"><text:span text:style-name="T16">Lista de requisitos de Dados</text:span></text:span></text:h>
      <text:p text:style-name="P48"/>
      <text:p text:style-name="P53"><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3"><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3"><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3"><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3"><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3"><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3"><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3"><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3"><text:span text:style-name="Default_20_Paragraph_20_Font"><text:span text:style-name="T12"><text:tab/>RD03.5: Dados referentes a documentação pessoal:</text:span></text:span></text:p>
      <text:p text:style-name="P53"><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3"><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3"><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3"><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3"><text:span text:style-name="Default_20_Paragraph_20_Font"><text:span text:style-name="T12"><text:tab/>RD03.6: Dados referente a saúde:</text:span></text:span></text:p>
      <text:p text:style-name="P53"><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3"><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3"><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3"><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3"><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3"><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3"><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3"><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3"><text:span text:style-name="Default_20_Paragraph_20_Font"><text:span text:style-name="T12"><text:tab/>RD04: O sistema terá um cadastro de mantimentos contendo os seguintes campos: tipo, nome, quantidade mínima para cesta, medida;</text:span></text:span></text:p>
      <text:p text:style-name="P53"><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3"><text:span text:style-name="Default_20_Paragraph_20_Font"><text:span text:style-name="T12"><text:tab/>RD06: O sistema terá um cadastro de frequência de famílias contendo os seguinte campo: Presença da família;</text:span></text:span></text:p>
      <text:p text:style-name="P41"><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48"/>
      <text:h text:style-name="P180"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7"><draw:image xlink:href="Pictures/100000000000031400000220D32E1BC7.jpg" xlink:type="simple" xlink:show="embed" xlink:actuate="onLoad"/></draw:frame><text:line-break/><text:tab/>Figura 16 – Moledo conceitual de dados (DER)</text:p>
      <text:p text:style-name="P48"/>
      <text:h text:style-name="P180" text:outline-level="4"><text:span text:style-name="Default_20_Paragraph_20_Font"><text:span text:style-name="T12">3.2.5.3 </text:span></text:span><text:span text:style-name="Default_20_Paragraph_20_Font"><text:span text:style-name="T16">Entidades e Atributos</text:span></text:span></text:h>
      <text:p text:style-name="P48"/>
      <text:p text:style-name="P53"><text:span text:style-name="Default_20_Paragraph_20_Font"><text:span text:style-name="T12">3.2.5.3.1 Entidade Usuário</text:span></text:span></text:p>
      <text:p text:style-name="P48"/>
      <text:p text:style-name="P53"><text:span text:style-name="Default_20_Paragraph_20_Font"><text:span text:style-name="T12"><text:tab/>Denominação: Usuário</text:span></text:span></text:p>
      <text:p text:style-name="P119"><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4"><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6"><text:span text:style-name="Default_20_Paragraph_20_Font"><text:span text:style-name="T11">Atributo</text:span></text:span></text:p>
          </table:table-cell>
          <table:table-cell table:style-name="Tabela22.A2" office:value-type="string">
            <text:p text:style-name="P46"><text:span text:style-name="Default_20_Paragraph_20_Font"><text:span text:style-name="T11">Tipo</text:span></text:span></text:p>
          </table:table-cell>
          <table:table-cell table:style-name="Tabela22.A2" office:value-type="string">
            <text:p text:style-name="P46"><text:span text:style-name="Default_20_Paragraph_20_Font"><text:span text:style-name="T11">Descrição</text:span></text:span></text:p>
          </table:table-cell>
        </table:table-row>
        <table:table-row table:style-name="Tabela22.1">
          <table:table-cell table:style-name="Tabela22.A2" office:value-type="string">
            <text:p text:style-name="P46"><text:span text:style-name="Default_20_Paragraph_20_Font"><text:span text:style-name="T12">Identificação</text:span></text:span></text:p>
          </table:table-cell>
          <table:table-cell table:style-name="Tabela22.A2" office:value-type="string">
            <text:p text:style-name="P46"><text:span text:style-name="Default_20_Paragraph_20_Font"><text:span text:style-name="T12">número inteiro</text:span></text:span></text:p>
          </table:table-cell>
          <table:table-cell table:style-name="Tabela22.A2" office:value-type="string">
            <text:p text:style-name="P46"><text:span text:style-name="Default_20_Paragraph_20_Font"><text:span text:style-name="T12">Identificação do registro</text:span></text:span></text:p>
          </table:table-cell>
        </table:table-row>
        <table:table-row table:style-name="Tabela22.1">
          <table:table-cell table:style-name="Tabela22.A2" office:value-type="string">
            <text:p text:style-name="P46"><text:span text:style-name="Default_20_Paragraph_20_Font"><text:span text:style-name="T12">Status</text:span></text:span></text:p>
          </table:table-cell>
          <table:table-cell table:style-name="Tabela22.A2" office:value-type="string">
            <text:p text:style-name="P46"><text:span text:style-name="Default_20_Paragraph_20_Font"><text:span text:style-name="T12">booleano</text:span></text:span></text:p>
          </table:table-cell>
          <table:table-cell table:style-name="Tabela22.A2" office:value-type="string">
            <text:p text:style-name="P46"><text:span text:style-name="Default_20_Paragraph_20_Font"><text:span text:style-name="T12">Usuário está ativo ou inativo?</text:span></text:span></text:p>
          </table:table-cell>
        </table:table-row>
        <table:table-row table:style-name="Tabela22.1">
          <table:table-cell table:style-name="Tabela22.A2" office:value-type="string">
            <text:p text:style-name="P46"><text:span text:style-name="Default_20_Paragraph_20_Font"><text:span text:style-name="T12">Perfil</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5">Prestação de Serviço</text:p>
          </table:table-cell>
          <table:table-cell table:style-name="Tabela22.A6" office:value-type="string">
            <text:p text:style-name="P55">texto</text:p>
          </table:table-cell>
          <table:table-cell table:style-name="Tabela22.A6" office:value-type="string">
            <text:p text:style-name="P55">Tipo de serviço que o usuário irá oferecer.</text:p>
          </table:table-cell>
        </table:table-row>
        <table:table-row table:style-name="Tabela22.1">
          <table:table-cell table:style-name="Tabela22.A2" office:value-type="string">
            <text:p text:style-name="P46"><text:span text:style-name="Default_20_Paragraph_20_Font"><text:span text:style-name="T12">Nome</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Nome do usuário.</text:span></text:span></text:p>
          </table:table-cell>
        </table:table-row>
        <table:table-row table:style-name="Tabela22.1">
          <table:table-cell table:style-name="Tabela22.A2" office:value-type="string">
            <text:p text:style-name="P46"><text:span text:style-name="Default_20_Paragraph_20_Font"><text:span text:style-name="T12">E-mail</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6"><text:span text:style-name="Default_20_Paragraph_20_Font"><text:span text:style-name="T12">Senha</text:span></text:span></text:p>
          </table:table-cell>
          <table:table-cell table:style-name="Tabela22.A2" office:value-type="string">
            <text:p text:style-name="P46"><text:span text:style-name="Default_20_Paragraph_20_Font"><text:span text:style-name="T12">texto</text:span></text:span></text:p>
          </table:table-cell>
          <table:table-cell table:style-name="Tabela22.A2" office:value-type="string">
            <text:p text:style-name="P46"><text:span text:style-name="Default_20_Paragraph_20_Font"><text:span text:style-name="T12">Senha do usuário.</text:span></text:span></text:p>
          </table:table-cell>
        </table:table-row>
        <table:table-row table:style-name="Tabela22.1">
          <table:table-cell table:style-name="Tabela22.A6" office:value-type="string">
            <text:p text:style-name="P55">CPF</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PF do usuário.</text:p>
          </table:table-cell>
        </table:table-row>
        <table:table-row table:style-name="Tabela22.1">
          <table:table-cell table:style-name="Tabela22.A6" office:value-type="string">
            <text:p text:style-name="P55">RG</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RG do usuário.</text:p>
          </table:table-cell>
        </table:table-row>
        <table:table-row table:style-name="Tabela22.1">
          <table:table-cell table:style-name="Tabela22.A6" office:value-type="string">
            <text:p text:style-name="P55">Endereç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Endereço do usuário.</text:p>
          </table:table-cell>
        </table:table-row>
        <table:table-row table:style-name="Tabela22.1">
          <table:table-cell table:style-name="Tabela22.A6" office:value-type="string">
            <text:p text:style-name="P55">Númer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a residência do usuário.</text:p>
          </table:table-cell>
        </table:table-row>
        <table:table-row table:style-name="Tabela22.1">
          <table:table-cell table:style-name="Tabela22.A6" office:value-type="string">
            <text:p text:style-name="P55">Complement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omplemento da residência, caso exista.</text:p>
          </table:table-cell>
        </table:table-row>
        <table:table-row table:style-name="Tabela22.1">
          <table:table-cell table:style-name="Tabela22.A6" office:value-type="string">
            <text:p text:style-name="P55">Bairro</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Bairro que o usuário reside.</text:p>
          </table:table-cell>
        </table:table-row>
        <table:table-row table:style-name="Tabela22.1">
          <table:table-cell table:style-name="Tabela22.A6" office:value-type="string">
            <text:p text:style-name="P55">Cidade</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idade em que o usuário reside.</text:p>
          </table:table-cell>
        </table:table-row>
        <table:table-row table:style-name="Tabela22.1">
          <table:table-cell table:style-name="Tabela22.A6" office:value-type="string">
            <text:p text:style-name="P55">UF</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Estado que o usuário encontra-se.</text:p>
          </table:table-cell>
        </table:table-row>
        <table:table-row table:style-name="Tabela22.1">
          <table:table-cell table:style-name="Tabela22.A6" office:value-type="string">
            <text:p text:style-name="P55">CEP</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CEP referente a residência do usuário</text:p>
          </table:table-cell>
        </table:table-row>
        <table:table-row table:style-name="Tabela22.1">
          <table:table-cell table:style-name="Tabela22.A6" office:value-type="string">
            <text:p text:style-name="P55">Telefone</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o telefone fixo.</text:p>
          </table:table-cell>
        </table:table-row>
        <table:table-row table:style-name="Tabela22.1">
          <table:table-cell table:style-name="Tabela22.A6" office:value-type="string">
            <text:p text:style-name="P55">Celular</text:p>
          </table:table-cell>
          <table:table-cell table:style-name="Tabela22.A6" office:value-type="string">
            <text:p text:style-name="P55"><text:span text:style-name="Default_20_Paragraph_20_Font"><text:span text:style-name="T22">texto</text:span></text:span></text:p>
          </table:table-cell>
          <table:table-cell table:style-name="Tabela22.A6" office:value-type="string">
            <text:p text:style-name="P55">Número do celular.</text:p>
          </table:table-cell>
        </table:table-row>
      </table:table>
      <text:p text:style-name="leg.Quadro"><text:tab/>Quadro 19 – Atributos do Usuário</text:p>
      <text:p text:style-name="P48"/>
      <text:p text:style-name="P53"><text:span text:style-name="Default_20_Paragraph_20_Font"><text:span text:style-name="T12">3.2.5.3.2 Entidade Voluntário</text:span></text:span></text:p>
      <text:p text:style-name="P48"/>
      <text:p text:style-name="P53"><text:span text:style-name="Default_20_Paragraph_20_Font"><text:span text:style-name="T12"><text:tab/>Denominação: Voluntário</text:span></text:span></text:p>
      <text:p text:style-name="P119"><text:span text:style-name="Default_20_Paragraph_20_Font"><text:span text:style-name="T12">Descrição: Representa terceiros que contribuem com a instituição de alguma forma, seja com doações ou prestação de serviço.</text:span></text:span></text:p>
      <text:p text:style-name="P48"/>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4"><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6"><text:span text:style-name="Default_20_Paragraph_20_Font"><text:span text:style-name="T11">Atributo</text:span></text:span></text:p>
          </table:table-cell>
          <table:table-cell table:style-name="Tabela40.A2" office:value-type="string">
            <text:p text:style-name="P46"><text:span text:style-name="Default_20_Paragraph_20_Font"><text:span text:style-name="T11">Tipo</text:span></text:span></text:p>
          </table:table-cell>
          <table:table-cell table:style-name="Tabela40.A2" office:value-type="string">
            <text:p text:style-name="P46"><text:span text:style-name="Default_20_Paragraph_20_Font"><text:span text:style-name="T11">Descrição</text:span></text:span></text:p>
          </table:table-cell>
        </table:table-row>
        <table:table-row table:style-name="Tabela40.1">
          <table:table-cell table:style-name="Tabela40.A2" office:value-type="string">
            <text:p text:style-name="P46"><text:span text:style-name="Default_20_Paragraph_20_Font"><text:span text:style-name="T12">Identificação</text:span></text:span></text:p>
          </table:table-cell>
          <table:table-cell table:style-name="Tabela40.A2" office:value-type="string">
            <text:p text:style-name="P46"><text:span text:style-name="Default_20_Paragraph_20_Font"><text:span text:style-name="T12">número inteiro</text:span></text:span></text:p>
          </table:table-cell>
          <table:table-cell table:style-name="Tabela40.A2" office:value-type="string">
            <text:p text:style-name="P46"><text:span text:style-name="Default_20_Paragraph_20_Font"><text:span text:style-name="T12">Identificação do registro</text:span></text:span></text:p>
          </table:table-cell>
        </table:table-row>
        <table:table-row table:style-name="Tabela40.1">
          <table:table-cell table:style-name="Tabela40.A2" office:value-type="string">
            <text:p text:style-name="P46"><text:span text:style-name="Default_20_Paragraph_20_Font"><text:span text:style-name="T12">Status</text:span></text:span></text:p>
          </table:table-cell>
          <table:table-cell table:style-name="Tabela40.A2" office:value-type="string">
            <text:p text:style-name="P46"><text:span text:style-name="Default_20_Paragraph_20_Font"><text:span text:style-name="T12">booleano</text:span></text:span></text:p>
          </table:table-cell>
          <table:table-cell table:style-name="Tabela40.A2" office:value-type="string">
            <text:p text:style-name="P46"><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5">Prestação de Serviço</text:p>
          </table:table-cell>
          <table:table-cell table:style-name="Tabela40.A5" office:value-type="string">
            <text:p text:style-name="P55">texto</text:p>
          </table:table-cell>
          <table:table-cell table:style-name="Tabela40.A5" office:value-type="string">
            <text:p text:style-name="P55">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6"><text:span text:style-name="Default_20_Paragraph_20_Font"><text:span text:style-name="T12">Nome</text:span></text:span></text:p>
          </table:table-cell>
          <table:table-cell table:style-name="Tabela40.A2" office:value-type="string">
            <text:p text:style-name="P46"><text:span text:style-name="Default_20_Paragraph_20_Font"><text:span text:style-name="T12">texto</text:span></text:span></text:p>
          </table:table-cell>
          <table:table-cell table:style-name="Tabela40.A2" office:value-type="string">
            <text:p text:style-name="P46"><text:span text:style-name="Default_20_Paragraph_20_Font"><text:span text:style-name="T12">Nome do voluntário.</text:span></text:span></text:p>
          </table:table-cell>
        </table:table-row>
        <table:table-row table:style-name="Tabela40.1">
          <table:table-cell table:style-name="Tabela40.A5" office:value-type="string">
            <text:p text:style-name="P55">Endereç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Endereço do <text:span text:style-name="Default_20_Paragraph_20_Font"><text:span text:style-name="T22">voluntário</text:span></text:span>.</text:p>
          </table:table-cell>
        </table:table-row>
        <table:table-row table:style-name="Tabela40.1">
          <table:table-cell table:style-name="Tabela40.A5" office:value-type="string">
            <text:p text:style-name="P55">Númer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5">Complement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omplemento da residência, caso exista.</text:p>
          </table:table-cell>
        </table:table-row>
        <table:table-row table:style-name="Tabela40.1">
          <table:table-cell table:style-name="Tabela40.A5" office:value-type="string">
            <text:p text:style-name="P55">Bairro</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Bairro que o <text:span text:style-name="Default_20_Paragraph_20_Font"><text:span text:style-name="T22">voluntário</text:span></text:span> reside.</text:p>
          </table:table-cell>
        </table:table-row>
        <table:table-row table:style-name="Tabela40.1">
          <table:table-cell table:style-name="Tabela40.A5" office:value-type="string">
            <text:p text:style-name="P55">Cidade</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5">UF</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5">CEP</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5">Telefone</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o telefone fixo.</text:p>
          </table:table-cell>
        </table:table-row>
        <table:table-row table:style-name="Tabela40.1">
          <table:table-cell table:style-name="Tabela40.A5" office:value-type="string">
            <text:p text:style-name="P55">Celular</text:p>
          </table:table-cell>
          <table:table-cell table:style-name="Tabela40.A5" office:value-type="string">
            <text:p text:style-name="P55"><text:span text:style-name="Default_20_Paragraph_20_Font"><text:span text:style-name="T22">texto</text:span></text:span></text:p>
          </table:table-cell>
          <table:table-cell table:style-name="Tabela40.A5" office:value-type="string">
            <text:p text:style-name="P55">Número do celular.</text:p>
          </table:table-cell>
        </table:table-row>
      </table:table>
      <text:p text:style-name="leg.Quadro"><text:tab/>Quadro XX – Atributos do Voluntário</text:p>
      <text:p text:style-name="P39"/>
      <text:p text:style-name="P53"><text:span text:style-name="Default_20_Paragraph_20_Font"><text:span text:style-name="T12">3.2.5.3.3 Entidade Família</text:span></text:span></text:p>
      <text:p text:style-name="P48"/>
      <text:p text:style-name="P53"><text:span text:style-name="Default_20_Paragraph_20_Font"><text:span text:style-name="T12"><text:tab/>Denominação: Família</text:span></text:span></text:p>
      <text:p text:style-name="P53"><text:span text:style-name="Default_20_Paragraph_20_Font"><text:span text:style-name="T12"><text:tab/>Descrição: Armazena informações das famílias assistidas.</text:span></text:span></text:p>
      <text:p text:style-name="P5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2">Entidade Família</text:p>
          </table:table-cell>
          <table:covered-table-cell/>
          <table:covered-table-cell/>
        </table:table-row>
        <table:table-row table:style-name="Tabela26.1">
          <table:table-cell table:style-name="Tabela26.A2" office:value-type="string">
            <text:p text:style-name="P46"><text:span text:style-name="Default_20_Paragraph_20_Font"><text:span text:style-name="T11">Atributo</text:span></text:span></text:p>
          </table:table-cell>
          <table:table-cell table:style-name="Tabela26.A2" office:value-type="string">
            <text:p text:style-name="P46"><text:span text:style-name="Default_20_Paragraph_20_Font"><text:span text:style-name="T11">Tipo</text:span></text:span></text:p>
          </table:table-cell>
          <table:table-cell table:style-name="Tabela26.A2" office:value-type="string">
            <text:p text:style-name="P46"><text:span text:style-name="Default_20_Paragraph_20_Font"><text:span text:style-name="T11">Descrição</text:span></text:span></text:p>
          </table:table-cell>
        </table:table-row>
        <table:table-row table:style-name="Tabela26.1">
          <table:table-cell table:style-name="Tabela26.A2" office:value-type="string">
            <text:p text:style-name="P46"><text:span text:style-name="Default_20_Paragraph_20_Font"><text:span text:style-name="T12">Identificação</text:span></text:span></text:p>
          </table:table-cell>
          <table:table-cell table:style-name="Tabela26.A2" office:value-type="string">
            <text:p text:style-name="P46"><text:span text:style-name="Default_20_Paragraph_20_Font"><text:span text:style-name="T12">número inteiro</text:span></text:span></text:p>
          </table:table-cell>
          <table:table-cell table:style-name="Tabela26.A2" office:value-type="string">
            <text:p text:style-name="P46"><text:span text:style-name="Default_20_Paragraph_20_Font"><text:span text:style-name="T12">Identificação do registro.</text:span></text:span></text:p>
          </table:table-cell>
        </table:table-row>
        <table:table-row table:style-name="Tabela26.1">
          <table:table-cell table:style-name="Tabela26.A2" office:value-type="string">
            <text:p text:style-name="P46"><text:span text:style-name="Default_20_Paragraph_20_Font"><text:span text:style-name="T12">Status</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46"><text:span text:style-name="Default_20_Paragraph_20_Font"><text:span text:style-name="T12">Nom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6"><text:span text:style-name="Default_20_Paragraph_20_Font"><text:span text:style-name="T12">CPF</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CPF do representante familiar.</text:span></text:span></text:p>
          </table:table-cell>
        </table:table-row>
        <table:table-row table:style-name="Tabela26.1">
          <table:table-cell table:style-name="Tabela26.A2" office:value-type="string">
            <text:p text:style-name="P46"><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6"><text:span text:style-name="Default_20_Paragraph_20_Font"><text:span text:style-name="T12">data</text:span></text:span></text:p>
          </table:table-cell>
          <table:table-cell table:style-name="Tabela26.A2" office:value-type="string">
            <text:p text:style-name="P46"><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6"><text:span text:style-name="Default_20_Paragraph_20_Font"><text:span text:style-name="T12">Endereç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5">Complemento</text:p>
          </table:table-cell>
          <table:table-cell table:style-name="Tabela26.A2" office:value-type="string">
            <text:p text:style-name="P55">texto</text:p>
          </table:table-cell>
          <table:table-cell table:style-name="Tabela26.A2" office:value-type="string">
            <text:p text:style-name="P55">Número complementar da residência.</text:p>
          </table:table-cell>
        </table:table-row>
        <table:table-row table:style-name="Tabela26.1">
          <table:table-cell table:style-name="Tabela26.A2" office:value-type="string">
            <text:p text:style-name="P46"><text:span text:style-name="Default_20_Paragraph_20_Font"><text:span text:style-name="T12">Bair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5">Cidade</text:p>
          </table:table-cell>
          <table:table-cell table:style-name="Tabela26.A2" office:value-type="string">
            <text:p text:style-name="P55">Texto</text:p>
          </table:table-cell>
          <table:table-cell table:style-name="Tabela26.A2" office:value-type="string">
            <text:p text:style-name="P55">Cidade em que o representante mora.</text:p>
          </table:table-cell>
        </table:table-row>
        <table:table-row table:style-name="Tabela26.1">
          <table:table-cell table:style-name="Tabela26.A2" office:value-type="string">
            <text:p text:style-name="P46"><text:span text:style-name="Default_20_Paragraph_20_Font"><text:span text:style-name="T12">Referência</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6"><text:span text:style-name="Default_20_Paragraph_20_Font"><text:span text:style-name="T12">Telefon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Telefone do responsável.</text:span></text:span></text:p>
          </table:table-cell>
        </table:table-row>
        <table:table-row table:style-name="Tabela26.1">
          <table:table-cell table:style-name="Tabela26.A2" office:value-type="string">
            <text:p text:style-name="P46"><text:span text:style-name="Default_20_Paragraph_20_Font"><text:span text:style-name="T12">Escolaridad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ível de escolaridade.</text:span></text:span></text:p>
          </table:table-cell>
        </table:table-row>
        <table:table-row table:style-name="Tabela26.1">
          <table:table-cell table:style-name="Tabela26.A2" office:value-type="string">
            <text:p text:style-name="P46"><text:span text:style-name="Default_20_Paragraph_20_Font"><text:span text:style-name="T12">Ocupaçã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6"><text:span text:style-name="Default_20_Paragraph_20_Font"><text:span text:style-name="T12">Trabalha</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Está trabalhando?</text:span></text:span></text:p>
          </table:table-cell>
        </table:table-row>
        <table:table-row table:style-name="Tabela26.1">
          <table:table-cell table:style-name="Tabela26.A2" office:value-type="string">
            <text:p text:style-name="P46"><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Possui companheiro(a)?</text:span></text:span></text:p>
          </table:table-cell>
        </table:table-row>
        <table:table-row table:style-name="Tabela26.1">
          <table:table-cell table:style-name="Tabela26.A2" office:value-type="string">
            <text:p text:style-name="P46"><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companheiro(a).</text:span></text:span></text:p>
          </table:table-cell>
        </table:table-row>
        <table:table-row table:style-name="Tabela26.1">
          <table:table-cell table:style-name="Tabela26.A2" office:value-type="string">
            <text:p text:style-name="P46"><text:span text:style-name="Default_20_Paragraph_20_Font"><text:span text:style-name="T12">Escolaridade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Escolaridade do companheiro(a).</text:span></text:span></text:p>
          </table:table-cell>
        </table:table-row>
        <table:table-row table:style-name="Tabela26.1">
          <table:table-cell table:style-name="Tabela26.A2" office:value-type="string">
            <text:p text:style-name="P46"><text:span text:style-name="Default_20_Paragraph_20_Font"><text:span text:style-name="T12">Profissão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rofissão do companheiro(a).</text:span></text:span></text:p>
          </table:table-cell>
        </table:table-row>
        <table:table-row table:style-name="Tabela26.1">
          <table:table-cell table:style-name="Tabela26.A2" office:value-type="string">
            <text:p text:style-name="P46"><text:span text:style-name="Default_20_Paragraph_20_Font"><text:span text:style-name="T12">Ocupação do Companheir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Ocupação do companheiro(a).</text:span></text:span></text:p>
          </table:table-cell>
        </table:table-row>
        <table:table-row table:style-name="Tabela26.1">
          <table:table-cell table:style-name="Tabela26.A2" office:value-type="string">
            <text:p text:style-name="P46"><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está trabalhando?</text:span></text:span></text:p>
          </table:table-cell>
        </table:table-row>
        <table:table-row table:style-name="Tabela26.1">
          <table:table-cell table:style-name="Tabela26.A2" office:value-type="string">
            <text:p text:style-name="P46"><text:span text:style-name="Default_20_Paragraph_20_Font"><text:span text:style-name="T12">Local de trabalh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Local aonde o companheiro(a) trabalha.</text:span></text:span></text:p>
          </table:table-cell>
        </table:table-row>
        <text:soft-page-break/>
        <table:table-row table:style-name="Tabela26.1">
          <table:table-cell table:style-name="Tabela26.A2" office:value-type="string">
            <text:p text:style-name="P46"><text:span text:style-name="Default_20_Paragraph_20_Font"><text:span text:style-name="T12">Dependentes</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6"><text:span text:style-name="Default_20_Paragraph_20_Font"><text:span text:style-name="T12">Pai ou mãe</text:span></text:span></text:p>
          </table:table-cell>
          <table:table-cell table:style-name="Tabela26.A2" office:value-type="string">
            <text:p text:style-name="P46"><text:span text:style-name="Default_20_Paragraph_20_Font"><text:span text:style-name="T12">booleano</text:span></text:span></text:p>
          </table:table-cell>
          <table:table-cell table:style-name="Tabela26.A2" office:value-type="string">
            <text:p text:style-name="P46"><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6"><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Nome do dependente</text:span></text:span></text:p>
          </table:table-cell>
        </table:table-row>
        <table:table-row table:style-name="Tabela26.1">
          <table:table-cell table:style-name="Tabela26.A2" office:value-type="string">
            <text:p text:style-name="P46"><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data</text:span></text:span></text:p>
          </table:table-cell>
          <table:table-cell table:style-name="Tabela26.A2" office:value-type="string">
            <text:p text:style-name="P46"><text:span text:style-name="Default_20_Paragraph_20_Font"><text:span text:style-name="T12">Data de nascimento do dependente.</text:span></text:span></text:p>
          </table:table-cell>
        </table:table-row>
        <table:table-row table:style-name="Tabela26.1">
          <table:table-cell table:style-name="Tabela26.A2" office:value-type="string">
            <text:p text:style-name="P46"><text:span text:style-name="Default_20_Paragraph_20_Font"><text:span text:style-name="T12">Parentesco</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6"><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Escolaridade do dependente.</text:span></text:span></text:p>
          </table:table-cell>
        </table:table-row>
        <table:table-row table:style-name="Tabela26.1">
          <table:table-cell table:style-name="Tabela26.A2" office:value-type="string">
            <text:p text:style-name="P46"><text:span text:style-name="Default_20_Paragraph_20_Font"><text:span text:style-name="T12">Escola</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escola frequenta.</text:span></text:span></text:p>
          </table:table-cell>
        </table:table-row>
        <table:table-row table:style-name="Tabela26.1">
          <table:table-cell table:style-name="Tabela26.A2" office:value-type="string">
            <text:p text:style-name="P46"><text:span text:style-name="Default_20_Paragraph_20_Font"><text:span text:style-name="T12">Manequim</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6"><text:span text:style-name="Default_20_Paragraph_20_Font"><text:span text:style-name="T12">Ocupação do dependente</text:span></text:span></text:p>
          </table:table-cell>
          <table:table-cell table:style-name="Tabela26.A2" office:value-type="string">
            <text:p text:style-name="P46"><text:span text:style-name="Default_20_Paragraph_20_Font"><text:span text:style-name="T12">texto</text:span></text:span></text:p>
          </table:table-cell>
          <table:table-cell table:style-name="Tabela26.A2" office:value-type="string">
            <text:p text:style-name="P46"><text:span text:style-name="Default_20_Paragraph_20_Font"><text:span text:style-name="T12">Possui alguma ocupação.</text:span></text:span></text:p>
          </table:table-cell>
        </table:table-row>
        <table:table-row table:style-name="Tabela26.1">
          <table:table-cell table:style-name="Tabela26.A2" office:value-type="string">
            <text:p text:style-name="P46"><text:span text:style-name="Default_20_Paragraph_20_Font"><text:span text:style-name="T12">Renda</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6"><text:span text:style-name="Default_20_Paragraph_20_Font"><text:span text:style-name="T12">Renda familiar</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Valor total da renda familiar.</text:span></text:span></text:p>
          </table:table-cell>
        </table:table-row>
        <table:table-row table:style-name="Tabela26.1">
          <table:table-cell table:style-name="Tabela26.A2" office:value-type="string">
            <text:p text:style-name="P46"><text:span text:style-name="Default_20_Paragraph_20_Font"><text:span text:style-name="T12">Renda percapta</text:span></text:span></text:p>
          </table:table-cell>
          <table:table-cell table:style-name="Tabela26.A2" office:value-type="string">
            <text:p text:style-name="P46"><text:span text:style-name="Default_20_Paragraph_20_Font"><text:span text:style-name="T12">número</text:span></text:span></text:p>
          </table:table-cell>
          <table:table-cell table:style-name="Tabela26.A2" office:value-type="string">
            <text:p text:style-name="P46"><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6"><text:span text:style-name="Default_20_Paragraph_20_Font"><text:span text:style-name="T12">Habitacional</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6"><text:span text:style-name="Default_20_Paragraph_20_Font"><text:span text:style-name="T12">Construção</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Tipo de construção da casa.</text:span></text:span></text:p>
          </table:table-cell>
        </table:table-row>
        <table:table-row table:style-name="Tabela26.1">
          <table:table-cell table:style-name="Tabela26.A37" office:value-type="string">
            <text:p text:style-name="P46"><text:span text:style-name="Default_20_Paragraph_20_Font"><text:span text:style-name="T12">Cômodos</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Número de cômodos da casa.</text:span></text:span></text:p>
          </table:table-cell>
        </table:table-row>
        <table:table-row table:style-name="Tabela26.1">
          <table:table-cell table:style-name="Tabela26.A37" office:value-type="string">
            <text:p text:style-name="P46"><text:span text:style-name="Default_20_Paragraph_20_Font"><text:span text:style-name="T12">Banheir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banheiro?</text:span></text:span></text:p>
          </table:table-cell>
        </table:table-row>
        <table:table-row table:style-name="Tabela26.1">
          <table:table-cell table:style-name="Tabela26.A37" office:value-type="string">
            <text:p text:style-name="P46"><text:span text:style-name="Default_20_Paragraph_20_Font"><text:span text:style-name="T12">Esgo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água e esgoto encanado.</text:span></text:span></text:p>
          </table:table-cell>
        </table:table-row>
        <table:table-row table:style-name="Tabela26.1">
          <table:table-cell table:style-name="Tabela26.A37" office:value-type="string">
            <text:p text:style-name="P46"><text:span text:style-name="Default_20_Paragraph_20_Font"><text:span text:style-name="T12">Energ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energia elétrica.</text:span></text:span></text:p>
          </table:table-cell>
        </table:table-row>
        <table:table-row table:style-name="Tabela26.1">
          <table:table-cell table:style-name="Tabela26.A37" office:value-type="string">
            <text:p text:style-name="P46"><text:span text:style-name="Default_20_Paragraph_20_Font"><text:span text:style-name="T12">Risco do terren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Casa ou terreno em risco.</text:span></text:span></text:p>
          </table:table-cell>
        </table:table-row>
        <table:table-row table:style-name="Tabela26.1">
          <table:table-cell table:style-name="Tabela26.A37" office:value-type="string">
            <text:p text:style-name="P46"><text:span text:style-name="Default_20_Paragraph_20_Font"><text:span text:style-name="T12">Filtro de águ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Usa filtro de água.</text:span></text:span></text:p>
          </table:table-cell>
        </table:table-row>
        <table:table-row table:style-name="Tabela26.1">
          <table:table-cell table:style-name="Tabela26.A37" office:value-type="string">
            <text:p text:style-name="P46"><text:span text:style-name="Default_20_Paragraph_20_Font"><text:span text:style-name="T12">Hort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horta caseira.</text:span></text:span></text:p>
          </table:table-cell>
        </table:table-row>
        <text:soft-page-break/>
        <table:table-row table:style-name="Tabela26.1">
          <table:table-cell table:style-name="Tabela26.A37" office:value-type="string">
            <text:p text:style-name="P46"><text:span text:style-name="Default_20_Paragraph_20_Font"><text:span text:style-name="T12">Vulnerabilidade</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estão de vulnerabilidade.</text:span></text:span></text:p>
          </table:table-cell>
        </table:table-row>
        <table:table-row table:style-name="Tabela26.1">
          <table:table-cell table:style-name="Tabela26.A37" office:value-type="string">
            <text:p text:style-name="P46"><text:span text:style-name="Default_20_Paragraph_20_Font"><text:span text:style-name="T12">Possui documentos</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6"><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7" office:value-type="string">
            <text:p text:style-name="P46"><text:span text:style-name="Default_20_Paragraph_20_Font"><text:span text:style-name="T12">Certidão de nascimen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6"><text:span text:style-name="Default_20_Paragraph_20_Font"><text:span text:style-name="T12">Nome não possui certid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6"><text:span text:style-name="Default_20_Paragraph_20_Font"><text:span text:style-name="T12">Vacinaçã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6"><text:span text:style-name="Default_20_Paragraph_20_Font"><text:span text:style-name="T12">Nome vacina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6"><text:span text:style-name="Default_20_Paragraph_20_Font"><text:span text:style-name="T12">Data posto de saúde</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6"><text:span text:style-name="Default_20_Paragraph_20_Font"><text:span text:style-name="T12">Frequência aul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6"><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6"><text:span text:style-name="Default_20_Paragraph_20_Font"><text:span text:style-name="T12">Nome da crianç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6"><text:span text:style-name="Default_20_Paragraph_20_Font"><text:span text:style-name="T12">Idade da criança</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6"><text:span text:style-name="Default_20_Paragraph_20_Font"><text:span text:style-name="T12">Peso da criança</text:span></text:span></text:p>
          </table:table-cell>
          <table:table-cell table:style-name="Tabela26.A37" office:value-type="string">
            <text:p text:style-name="P46"><text:span text:style-name="Default_20_Paragraph_20_Font"><text:span text:style-name="T12">número</text:span></text:span></text:p>
          </table:table-cell>
          <table:table-cell table:style-name="Tabela26.A37" office:value-type="string">
            <text:p text:style-name="P46"><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6"><text:span text:style-name="Default_20_Paragraph_20_Font"><text:span text:style-name="T12">Altura da criança</text:span></text:span></text:p>
          </table:table-cell>
          <table:table-cell table:style-name="Tabela26.A37" office:value-type="string">
            <text:p text:style-name="P46"><text:span text:style-name="Default_20_Paragraph_20_Font"><text:span text:style-name="T12">número</text:span></text:span></text:p>
          </table:table-cell>
          <table:table-cell table:style-name="Tabela26.A37" office:value-type="string">
            <text:p text:style-name="P46"><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6"><text:span text:style-name="Default_20_Paragraph_20_Font"><text:span text:style-name="T12">Situação nutricional</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6"><text:span text:style-name="Default_20_Paragraph_20_Font"><text:span text:style-name="T12">Doença</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6"><text:span text:style-name="Default_20_Paragraph_20_Font"><text:span text:style-name="T12">Idade do doente</text:span></text:span></text:p>
          </table:table-cell>
          <table:table-cell table:style-name="Tabela26.A37" office:value-type="string">
            <text:p text:style-name="P46"><text:span text:style-name="Default_20_Paragraph_20_Font"><text:span text:style-name="T12">número inteiro</text:span></text:span></text:p>
          </table:table-cell>
          <table:table-cell table:style-name="Tabela26.A37" office:value-type="string">
            <text:p text:style-name="P46"><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6"><text:span text:style-name="Default_20_Paragraph_20_Font"><text:span text:style-name="T12">Tratament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A pessoa que possui alguma doença, está tendo algum tipo de tratamento.</text:span></text:span></text:p>
          </table:table-cell>
        </table:table-row>
        <text:soft-page-break/>
        <table:table-row table:style-name="Tabela26.1">
          <table:table-cell table:style-name="Tabela26.A37" office:value-type="string">
            <text:p text:style-name="P46"><text:span text:style-name="Default_20_Paragraph_20_Font"><text:span text:style-name="T12">Limpeza</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Como é a limpeza da mordia.</text:span></text:span></text:p>
          </table:table-cell>
        </table:table-row>
        <table:table-row table:style-name="Tabela26.1">
          <table:table-cell table:style-name="Tabela26.A37" office:value-type="string">
            <text:p text:style-name="P46"><text:span text:style-name="Default_20_Paragraph_20_Font"><text:span text:style-name="T12">Animais</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Possui animais de estimação.</text:span></text:span></text:p>
          </table:table-cell>
        </table:table-row>
        <table:table-row table:style-name="Tabela26.1">
          <table:table-cell table:style-name="Tabela26.A37" office:value-type="string">
            <text:p text:style-name="P46"><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6"><text:span text:style-name="Default_20_Paragraph_20_Font"><text:span text:style-name="T12">Providências com animai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6"><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6"><text:span text:style-name="Default_20_Paragraph_20_Font"><text:span text:style-name="T12">Contraceptiv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Usa algum método contraceptivo.</text:span></text:span></text:p>
          </table:table-cell>
        </table:table-row>
        <table:table-row table:style-name="Tabela26.1">
          <table:table-cell table:style-name="Tabela26.A37" office:value-type="string">
            <text:p text:style-name="P46"><text:span text:style-name="Default_20_Paragraph_20_Font"><text:span text:style-name="T12">Tipo de contraceptiv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6"><text:span text:style-name="Default_20_Paragraph_20_Font"><text:span text:style-name="T12">Orientação médic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6"><text:span text:style-name="Default_20_Paragraph_20_Font"><text:span text:style-name="T12">Acompanhamento médico</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6"><text:span text:style-name="Default_20_Paragraph_20_Font"><text:span text:style-name="T12">Psicolog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6"><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6"><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6"><text:span text:style-name="Default_20_Paragraph_20_Font"><text:span text:style-name="T12">Data psicologia</text:span></text:span></text:p>
          </table:table-cell>
          <table:table-cell table:style-name="Tabela26.A37" office:value-type="string">
            <text:p text:style-name="P46"><text:span text:style-name="Default_20_Paragraph_20_Font"><text:span text:style-name="T12">data</text:span></text:span></text:p>
          </table:table-cell>
          <table:table-cell table:style-name="Tabela26.A37" office:value-type="string">
            <text:p text:style-name="P46"><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6"><text:span text:style-name="Default_20_Paragraph_20_Font"><text:span text:style-name="T12">Concelh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6"><text:span text:style-name="Default_20_Paragraph_20_Font"><text:span text:style-name="T12">Nome do aconselhad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6"><text:span text:style-name="Default_20_Paragraph_20_Font"><text:span text:style-name="T12">Motivo aconselhament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6"><text:span text:style-name="Default_20_Paragraph_20_Font"><text:span text:style-name="T12">Curso técnic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6"><text:span text:style-name="Default_20_Paragraph_20_Font"><text:span text:style-name="T12">Fazer curso técnic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Gostaria de fazer algum curso técnico, qual?</text:span></text:span></text:p>
          </table:table-cell>
        </table:table-row>
        <text:soft-page-break/>
        <table:table-row table:style-name="Tabela26.1">
          <table:table-cell table:style-name="Tabela26.A37" office:value-type="string">
            <text:p text:style-name="P46"><text:span text:style-name="Default_20_Paragraph_20_Font"><text:span text:style-name="T12">Equipamentos sociais</text:span></text:span></text:p>
          </table:table-cell>
          <table:table-cell table:style-name="Tabela26.A37" office:value-type="string">
            <text:p text:style-name="P46"><text:span text:style-name="Default_20_Paragraph_20_Font"><text:span text:style-name="T12">multivalorado</text:span></text:span></text:p>
          </table:table-cell>
          <table:table-cell table:style-name="Tabela26.A37" office:value-type="string">
            <text:p text:style-name="P46"><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6"><text:span text:style-name="Default_20_Paragraph_20_Font"><text:span text:style-name="T12">Organização comunitária</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6"><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6"><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6"><text:span text:style-name="Default_20_Paragraph_20_Font"><text:span text:style-name="T12">Oferecer</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6"><text:span text:style-name="Default_20_Paragraph_20_Font"><text:span text:style-name="T12">Bolsa famíli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6"><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6"><text:span text:style-name="Default_20_Paragraph_20_Font"><text:span text:style-name="T12">Qual instituição</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6"><text:span text:style-name="Default_20_Paragraph_20_Font"><text:span text:style-name="T12">Observações</text:span></text:span></text:p>
          </table:table-cell>
          <table:table-cell table:style-name="Tabela26.A37" office:value-type="string">
            <text:p text:style-name="P46"><text:span text:style-name="Default_20_Paragraph_20_Font"><text:span text:style-name="T12">texto</text:span></text:span></text:p>
          </table:table-cell>
          <table:table-cell table:style-name="Tabela26.A37" office:value-type="string">
            <text:p text:style-name="P46"><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6"><text:span text:style-name="Default_20_Paragraph_20_Font"><text:span text:style-name="T12">EMCASA</text:span></text:span></text:p>
          </table:table-cell>
          <table:table-cell table:style-name="Tabela26.A37" office:value-type="string">
            <text:p text:style-name="P46"><text:span text:style-name="Default_20_Paragraph_20_Font"><text:span text:style-name="T12">booleano</text:span></text:span></text:p>
          </table:table-cell>
          <table:table-cell table:style-name="Tabela26.A37" office:value-type="string">
            <text:p text:style-name="P46"><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8"/>
      <text:p text:style-name="P53"><text:span text:style-name="Default_20_Paragraph_20_Font"><text:span text:style-name="T12">3.2.5.3.4 Entidade Mantimento</text:span></text:span></text:p>
      <text:p text:style-name="P48"/>
      <text:p text:style-name="P53"><text:span text:style-name="Default_20_Paragraph_20_Font"><text:span text:style-name="T12"><text:tab/>Denominação: Mantimento</text:span></text:span></text:p>
      <text:p text:style-name="P53"><text:span text:style-name="Default_20_Paragraph_20_Font"><text:span text:style-name="T12"><text:tab/>Descrição: Representa informações referente aos mantimentos que serão armazenados cadastrados.</text:span></text:span></text:p>
      <text:p text:style-name="P4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4"><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6"><text:span text:style-name="Default_20_Paragraph_20_Font"><text:span text:style-name="T11">Atributo</text:span></text:span></text:p>
          </table:table-cell>
          <table:table-cell table:style-name="Tabela27.A2" office:value-type="string">
            <text:p text:style-name="P46"><text:span text:style-name="Default_20_Paragraph_20_Font"><text:span text:style-name="T11">Tipo</text:span></text:span></text:p>
          </table:table-cell>
          <table:table-cell table:style-name="Tabela27.A2" office:value-type="string">
            <text:p text:style-name="P46"><text:span text:style-name="Default_20_Paragraph_20_Font"><text:span text:style-name="T11">Descrição</text:span></text:span></text:p>
          </table:table-cell>
        </table:table-row>
        <table:table-row table:style-name="Tabela27.1">
          <table:table-cell table:style-name="Tabela27.A2" office:value-type="string">
            <text:p text:style-name="P46"><text:span text:style-name="Default_20_Paragraph_20_Font"><text:span text:style-name="T12">Identificação</text:span></text:span></text:p>
          </table:table-cell>
          <table:table-cell table:style-name="Tabela27.A2" office:value-type="string">
            <text:p text:style-name="P46"><text:span text:style-name="Default_20_Paragraph_20_Font"><text:span text:style-name="T12">número inteiro</text:span></text:span></text:p>
          </table:table-cell>
          <table:table-cell table:style-name="Tabela27.A2" office:value-type="string">
            <text:p text:style-name="P46"><text:span text:style-name="Default_20_Paragraph_20_Font"><text:span text:style-name="T12">Identificação do registro</text:span></text:span></text:p>
          </table:table-cell>
        </table:table-row>
        <table:table-row table:style-name="Tabela27.1">
          <table:table-cell table:style-name="Tabela27.A4" office:value-type="string">
            <text:p text:style-name="P46"><text:span text:style-name="Default_20_Paragraph_20_Font"><text:span text:style-name="T12">Tipo</text:span></text:span></text:p>
          </table:table-cell>
          <table:table-cell table:style-name="Tabela27.A4" office:value-type="string">
            <text:p text:style-name="P46"><text:span text:style-name="Default_20_Paragraph_20_Font"><text:span text:style-name="T12">texto</text:span></text:span></text:p>
          </table:table-cell>
          <table:table-cell table:style-name="Tabela27.A4" office:value-type="string">
            <text:p text:style-name="P46"><text:span text:style-name="Default_20_Paragraph_20_Font"><text:span text:style-name="T12">Tipo de mantimento que será armazenado, sendo classificado em tipo 1(mantimentos </text:span></text:span><text:soft-page-break/><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6"><text:span text:style-name="Default_20_Paragraph_20_Font"><text:span text:style-name="T12">Nome</text:span></text:span></text:p>
          </table:table-cell>
          <table:table-cell table:style-name="Tabela27.A2" office:value-type="string">
            <text:p text:style-name="P46"><text:span text:style-name="Default_20_Paragraph_20_Font"><text:span text:style-name="T12">texto</text:span></text:span></text:p>
          </table:table-cell>
          <table:table-cell table:style-name="Tabela27.A2" office:value-type="string">
            <text:p text:style-name="P46"><text:span text:style-name="Default_20_Paragraph_20_Font"><text:span text:style-name="T12">Nome referente ao mantimento.</text:span></text:span></text:p>
          </table:table-cell>
        </table:table-row>
        <table:table-row table:style-name="Tabela27.1">
          <table:table-cell table:style-name="Tabela27.A2" office:value-type="string">
            <text:p text:style-name="P46"><text:span text:style-name="Default_20_Paragraph_20_Font"><text:span text:style-name="T12">Quantidade</text:span></text:span></text:p>
          </table:table-cell>
          <table:table-cell table:style-name="Tabela27.A2" office:value-type="string">
            <text:p text:style-name="P46"><text:span text:style-name="Default_20_Paragraph_20_Font"><text:span text:style-name="T12">número inteiro</text:span></text:span></text:p>
          </table:table-cell>
          <table:table-cell table:style-name="Tabela27.A2" office:value-type="string">
            <text:p text:style-name="P46"><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5">Medida</text:p>
          </table:table-cell>
          <table:table-cell table:style-name="Tabela27.A4" office:value-type="string">
            <text:p text:style-name="P55">texto</text:p>
          </table:table-cell>
          <table:table-cell table:style-name="Tabela27.A4" office:value-type="string">
            <text:p text:style-name="P55">Descreve a unidade de medida relacionada ao mentimento, como kilo, litro, lata.</text:p>
          </table:table-cell>
        </table:table-row>
      </table:table>
      <text:p text:style-name="leg.Quadro"><text:tab/>Quadro 22 – Atributos de Mantimento</text:p>
      <text:p text:style-name="P48"/>
      <text:p text:style-name="P53"><text:span text:style-name="Default_20_Paragraph_20_Font"><text:span text:style-name="T12">3.2.5.3.5 Entidade Estoque</text:span></text:span></text:p>
      <text:p text:style-name="P48"/>
      <text:p text:style-name="P53"><text:span text:style-name="Default_20_Paragraph_20_Font"><text:span text:style-name="T12"><text:tab/>Denominação: Estoque</text:span></text:span></text:p>
      <text:p text:style-name="P53"><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4"><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6"><text:span text:style-name="Default_20_Paragraph_20_Font"><text:span text:style-name="T11">Atributo</text:span></text:span></text:p>
          </table:table-cell>
          <table:table-cell table:style-name="Tabela38.A2" office:value-type="string">
            <text:p text:style-name="P46"><text:span text:style-name="Default_20_Paragraph_20_Font"><text:span text:style-name="T11">Tipo</text:span></text:span></text:p>
          </table:table-cell>
          <table:table-cell table:style-name="Tabela38.A2" office:value-type="string">
            <text:p text:style-name="P46"><text:span text:style-name="Default_20_Paragraph_20_Font"><text:span text:style-name="T11">Descrição</text:span></text:span></text:p>
          </table:table-cell>
        </table:table-row>
        <table:table-row table:style-name="Tabela38.1">
          <table:table-cell table:style-name="Tabela38.A2" office:value-type="string">
            <text:p text:style-name="P46"><text:span text:style-name="Default_20_Paragraph_20_Font"><text:span text:style-name="T12">Identificação</text:span></text:span></text:p>
          </table:table-cell>
          <table:table-cell table:style-name="Tabela38.A2" office:value-type="string">
            <text:p text:style-name="P46"><text:span text:style-name="Default_20_Paragraph_20_Font"><text:span text:style-name="T12">número inteiro</text:span></text:span></text:p>
          </table:table-cell>
          <table:table-cell table:style-name="Tabela38.A2" office:value-type="string">
            <text:p text:style-name="P46"><text:span text:style-name="Default_20_Paragraph_20_Font"><text:span text:style-name="T12">Identificação do registro</text:span></text:span></text:p>
          </table:table-cell>
        </table:table-row>
        <table:table-row table:style-name="Tabela38.1">
          <table:table-cell table:style-name="Tabela38.A4" office:value-type="string">
            <text:p text:style-name="P46"><text:span text:style-name="Default_20_Paragraph_20_Font"><text:span text:style-name="T12">Data de entrada</text:span></text:span></text:p>
          </table:table-cell>
          <table:table-cell table:style-name="Tabela38.A4" office:value-type="string">
            <text:p text:style-name="P46"><text:span text:style-name="Default_20_Paragraph_20_Font"><text:span text:style-name="T12">texto</text:span></text:span></text:p>
          </table:table-cell>
          <table:table-cell table:style-name="Tabela38.A4" office:value-type="string">
            <text:p text:style-name="P46"><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6"><text:span text:style-name="Default_20_Paragraph_20_Font"><text:span text:style-name="T12">Data de vencimento</text:span></text:span></text:p>
          </table:table-cell>
          <table:table-cell table:style-name="Tabela38.A2" office:value-type="string">
            <text:p text:style-name="P46"><text:span text:style-name="Default_20_Paragraph_20_Font"><text:span text:style-name="T12">texto</text:span></text:span></text:p>
          </table:table-cell>
          <table:table-cell table:style-name="Tabela38.A2" office:value-type="string">
            <text:p text:style-name="P46"><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6"><text:span text:style-name="Default_20_Paragraph_20_Font"><text:span text:style-name="T12">Data de saída</text:span></text:span></text:p>
          </table:table-cell>
          <table:table-cell table:style-name="Tabela38.A2" office:value-type="string">
            <text:p text:style-name="P46"><text:span text:style-name="Default_20_Paragraph_20_Font"><text:span text:style-name="T12">data</text:span></text:span></text:p>
          </table:table-cell>
          <table:table-cell table:style-name="Tabela38.A2" office:value-type="string">
            <text:p text:style-name="P46"><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3"><text:span text:style-name="Default_20_Paragraph_20_Font"><text:span text:style-name="T12">3.2.5.3.6 Entidade Frequência</text:span></text:span></text:p>
      <text:p text:style-name="P53"><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text:span></text:span><text:soft-page-break/><text:span text:style-name="Default_20_Paragraph_20_Font"><text:span text:style-name="T12">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4"><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6"><text:span text:style-name="Default_20_Paragraph_20_Font"><text:span text:style-name="T11">Atributo</text:span></text:span></text:p>
          </table:table-cell>
          <table:table-cell table:style-name="Tabela23.A2" office:value-type="string">
            <text:p text:style-name="P46"><text:span text:style-name="Default_20_Paragraph_20_Font"><text:span text:style-name="T11">Tipo</text:span></text:span></text:p>
          </table:table-cell>
          <table:table-cell table:style-name="Tabela23.A2" office:value-type="string">
            <text:p text:style-name="P46"><text:span text:style-name="Default_20_Paragraph_20_Font"><text:span text:style-name="T11">Descrição</text:span></text:span></text:p>
          </table:table-cell>
        </table:table-row>
        <table:table-row table:style-name="Tabela23.1">
          <table:table-cell table:style-name="Tabela23.A2" office:value-type="string">
            <text:p text:style-name="P46"><text:span text:style-name="Default_20_Paragraph_20_Font"><text:span text:style-name="T12">identificação</text:span></text:span></text:p>
          </table:table-cell>
          <table:table-cell table:style-name="Tabela23.A2" office:value-type="string">
            <text:p text:style-name="P46"><text:span text:style-name="Default_20_Paragraph_20_Font"><text:span text:style-name="T12">número inteiro</text:span></text:span></text:p>
          </table:table-cell>
          <table:table-cell table:style-name="Tabela23.A2" office:value-type="string">
            <text:p text:style-name="P46"><text:span text:style-name="Default_20_Paragraph_20_Font"><text:span text:style-name="T12">Identificação do registro.</text:span></text:span></text:p>
          </table:table-cell>
        </table:table-row>
        <table:table-row table:style-name="Tabela23.1">
          <table:table-cell table:style-name="Tabela23.A2" office:value-type="string">
            <text:p text:style-name="P46"><text:span text:style-name="Default_20_Paragraph_20_Font"><text:span text:style-name="T12">Código</text:span></text:span></text:p>
          </table:table-cell>
          <table:table-cell table:style-name="Tabela23.A2" office:value-type="string">
            <text:p text:style-name="P46"><text:span text:style-name="Default_20_Paragraph_20_Font"><text:span text:style-name="T12">texto</text:span></text:span></text:p>
          </table:table-cell>
          <table:table-cell table:style-name="Tabela23.A2" office:value-type="string">
            <text:p text:style-name="P46"><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5">Data</text:p>
          </table:table-cell>
          <table:table-cell table:style-name="Tabela23.A5" office:value-type="string">
            <text:p text:style-name="P55">data</text:p>
          </table:table-cell>
          <table:table-cell table:style-name="Tabela23.A5" office:value-type="string">
            <text:p text:style-name="P55">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4"><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6"><text:span text:style-name="Default_20_Paragraph_20_Font"><text:span text:style-name="T11">Atributo</text:span></text:span></text:p>
          </table:table-cell>
          <table:table-cell table:style-name="Tabela28.A2" office:value-type="string">
            <text:p text:style-name="P46"><text:span text:style-name="Default_20_Paragraph_20_Font"><text:span text:style-name="T11">Tipo</text:span></text:span></text:p>
          </table:table-cell>
          <table:table-cell table:style-name="Tabela28.A2" office:value-type="string">
            <text:p text:style-name="P46"><text:span text:style-name="Default_20_Paragraph_20_Font"><text:span text:style-name="T11">Descrição</text:span></text:span></text:p>
          </table:table-cell>
        </table:table-row>
        <table:table-row table:style-name="Tabela28.1">
          <table:table-cell table:style-name="Tabela28.A2" office:value-type="string">
            <text:p text:style-name="P46"><text:span text:style-name="Default_20_Paragraph_20_Font"><text:span text:style-name="T12">identificação</text:span></text:span></text:p>
          </table:table-cell>
          <table:table-cell table:style-name="Tabela28.A2" office:value-type="string">
            <text:p text:style-name="P46"><text:span text:style-name="Default_20_Paragraph_20_Font"><text:span text:style-name="T12">número inteiro</text:span></text:span></text:p>
          </table:table-cell>
          <table:table-cell table:style-name="Tabela28.A2" office:value-type="string">
            <text:p text:style-name="P46"><text:span text:style-name="Default_20_Paragraph_20_Font"><text:span text:style-name="T12">Identificação do registro.</text:span></text:span></text:p>
          </table:table-cell>
        </table:table-row>
        <table:table-row table:style-name="Tabela28.1">
          <table:table-cell table:style-name="Tabela28.A4" office:value-type="string">
            <text:p text:style-name="P55">Data de geração</text:p>
          </table:table-cell>
          <table:table-cell table:style-name="Tabela28.A4" office:value-type="string">
            <text:p text:style-name="P55">data</text:p>
          </table:table-cell>
          <table:table-cell table:style-name="Tabela28.A4" office:value-type="string">
            <text:p text:style-name="P55">Data em que a cesta foi gerada.</text:p>
          </table:table-cell>
        </table:table-row>
        <table:table-row table:style-name="Tabela28.1">
          <table:table-cell table:style-name="Tabela28.A2" office:value-type="string">
            <text:p text:style-name="P46"><text:span text:style-name="Default_20_Paragraph_20_Font"><text:span text:style-name="T12">Saída de Cesta</text:span></text:span></text:p>
          </table:table-cell>
          <table:table-cell table:style-name="Tabela28.A2" office:value-type="string">
            <text:p text:style-name="P46"><text:span text:style-name="Default_20_Paragraph_20_Font"><text:span text:style-name="T12">data</text:span></text:span></text:p>
          </table:table-cell>
          <table:table-cell table:style-name="Tabela28.A2" office:value-type="string">
            <text:p text:style-name="P46"><text:span text:style-name="Default_20_Paragraph_20_Font"><text:span text:style-name="T12">Dia em que a cesta foi doada para a família.</text:span></text:span></text:p>
          </table:table-cell>
        </table:table-row>
      </table:table>
      <text:p text:style-name="leg.Quadro"><text:tab/>Quadro 23 – Atributos da Cesta</text:p>
      <text:p text:style-name="P48"/>
      <text:p text:style-name="P53"><text:span text:style-name="Default_20_Paragraph_20_Font"><text:span text:style-name="T12">3.2.5.3.8 Entidade </text:span></text:span><text:span text:style-name="Default_20_Paragraph_20_Font"><text:span text:style-name="T17">Log</text:span></text:span></text:p>
      <text:p text:style-name="P48"/>
      <text:p text:style-name="P53"><text:span text:style-name="Default_20_Paragraph_20_Font"><text:span text:style-name="T12"><text:tab/>Denominação: </text:span></text:span><text:span text:style-name="Default_20_Paragraph_20_Font"><text:span text:style-name="T17">Log</text:span></text:span></text:p>
      <text:p text:style-name="P53"><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8"/>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44"><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6"><text:span text:style-name="Default_20_Paragraph_20_Font"><text:span text:style-name="T11">Atributo</text:span></text:span></text:p>
          </table:table-cell>
          <table:table-cell table:style-name="Tabela29.A2" office:value-type="string">
            <text:p text:style-name="P46"><text:span text:style-name="Default_20_Paragraph_20_Font"><text:span text:style-name="T11">Tipo</text:span></text:span></text:p>
          </table:table-cell>
          <table:table-cell table:style-name="Tabela29.A2" office:value-type="string">
            <text:p text:style-name="P46"><text:span text:style-name="Default_20_Paragraph_20_Font"><text:span text:style-name="T11">Descrição</text:span></text:span></text:p>
          </table:table-cell>
        </table:table-row>
        <table:table-row table:style-name="Tabela29.1">
          <table:table-cell table:style-name="Tabela29.A2" office:value-type="string">
            <text:p text:style-name="P46"><text:span text:style-name="Default_20_Paragraph_20_Font"><text:span text:style-name="T12">identificação</text:span></text:span></text:p>
          </table:table-cell>
          <table:table-cell table:style-name="Tabela29.A2" office:value-type="string">
            <text:p text:style-name="P46"><text:span text:style-name="Default_20_Paragraph_20_Font"><text:span text:style-name="T12">número inteiro</text:span></text:span></text:p>
          </table:table-cell>
          <table:table-cell table:style-name="Tabela29.A2" office:value-type="string">
            <text:p text:style-name="P46"><text:span text:style-name="Default_20_Paragraph_20_Font"><text:span text:style-name="T12">Identificação do registro.</text:span></text:span></text:p>
          </table:table-cell>
        </table:table-row>
        <table:table-row table:style-name="Tabela29.1">
          <table:table-cell table:style-name="Tabela29.A2" office:value-type="string">
            <text:p text:style-name="P46"><text:span text:style-name="Default_20_Paragraph_20_Font"><text:span text:style-name="T12">Data de operação</text:span></text:span></text:p>
          </table:table-cell>
          <table:table-cell table:style-name="Tabela29.A2" office:value-type="string">
            <text:p text:style-name="P46"><text:span text:style-name="Default_20_Paragraph_20_Font"><text:span text:style-name="T12">data</text:span></text:span></text:p>
          </table:table-cell>
          <table:table-cell table:style-name="Tabela29.A2" office:value-type="string">
            <text:p text:style-name="P46"><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6"><text:span text:style-name="Default_20_Paragraph_20_Font"><text:span text:style-name="T12">Descrição</text:span></text:span></text:p>
          </table:table-cell>
          <table:table-cell table:style-name="Tabela29.A2" office:value-type="string">
            <text:p text:style-name="P46"><text:span text:style-name="Default_20_Paragraph_20_Font"><text:span text:style-name="T12">texto</text:span></text:span></text:p>
          </table:table-cell>
          <table:table-cell table:style-name="Tabela29.A2" office:value-type="string">
            <text:p text:style-name="P46"><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8"/>
      <text:h text:style-name="P177" text:outline-level="3"><text:span text:style-name="Default_20_Paragraph_20_Font"><text:span text:style-name="T17">3.2.6 Melhoramentos Previstos</text:span></text:span></text:h>
      <text:p text:style-name="P48"/>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0" text:outline-level="2"><text:span text:style-name="Default_20_Paragraph_20_Font"><text:span text:style-name="T11">3.3 Revisão de estimativas</text:span></text:span></text:h>
      <text:h text:style-name="P177" text:outline-level="3"><text:span text:style-name="Default_20_Paragraph_20_Font"><text:span text:style-name="T17">3.3.1 Considerações preliminares</text:span></text:span></text:h>
      <text:p text:style-name="P77"><text:span text:style-name="Default_20_Paragraph_20_Font"><text:span text:style-name="T17"/></text:span></text:p>
      <text:p text:style-name="P48"><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6" text:outline-level="3"><text:soft-page-break/><text:span text:style-name="Default_20_Paragraph_20_Font"><text:span text:style-name="T17">3.3.2 Estimativa de tamanho de Software</text:span></text:span></text:h>
      <text:p text:style-name="P48"/>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6" text:outline-level="3"><text:span text:style-name="Default_20_Paragraph_20_Font"><text:span text:style-name="T17">3.3.3 Estimativa de esforço </text:span></text:span></text:h>
      <text:p text:style-name="P48"/>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6" text:outline-level="3"><text:span text:style-name="Default_20_Paragraph_20_Font"><text:span text:style-name="T17">3.3.4 Estimativa de prazo</text:span></text:span></text:h>
      <text:p text:style-name="P48"/>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6">Revisão de estimativas e prazos</text:p>
          </table:table-cell>
          <table:covered-table-cell/>
          <table:covered-table-cell/>
        </table:table-row>
        <table:table-row>
          <table:table-cell table:style-name="Tabela25.A2" office:value-type="string">
            <text:p text:style-name="P96">Item</text:p>
          </table:table-cell>
          <table:table-cell table:style-name="Tabela25.A2" office:value-type="string">
            <text:p text:style-name="P96">Incluído</text:p>
          </table:table-cell>
          <table:table-cell table:style-name="Tabela25.C2" office:value-type="string">
            <text:p text:style-name="P9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5">Inativar usuário</text:p>
          </table:table-cell>
          <table:table-cell table:style-name="Tabela25.C2" office:value-type="string">
            <text:p text:style-name="P102">Excluir frequência família</text:p>
          </table:table-cell>
        </table:table-row>
        <table:table-row>
          <table:covered-table-cell/>
          <table:table-cell table:style-name="Tabela25.A2" office:value-type="string">
            <text:p text:style-name="P105">Inativar família</text:p>
          </table:table-cell>
          <table:table-cell table:style-name="Tabela25.C2" office:value-type="string">
            <text:p text:style-name="P102"/>
          </table:table-cell>
        </table:table-row>
        <table:table-row>
          <table:table-cell table:style-name="Tabela25.A3" table:number-rows-spanned="3" office:value-type="string">
            <text:p text:style-name="P97">Saídas Externas</text:p>
          </table:table-cell>
          <table:table-cell table:style-name="Tabela25.A2" office:value-type="string">
            <text:p text:style-name="P102">Relatório família apta</text:p>
          </table:table-cell>
          <table:table-cell table:style-name="Tabela25.C2" office:value-type="string">
            <text:p text:style-name="P102"/>
          </table:table-cell>
        </table:table-row>
        <table:table-row>
          <table:covered-table-cell/>
          <table:table-cell table:style-name="Tabela25.A2" office:value-type="string">
            <text:p text:style-name="P103">Relatório vencimento mantimento</text:p>
          </table:table-cell>
          <table:table-cell table:style-name="Tabela25.C2" office:value-type="string">
            <text:p text:style-name="P102"/>
          </table:table-cell>
        </table:table-row>
        <table:table-row>
          <table:covered-table-cell/>
          <table:table-cell table:style-name="Tabela25.A2" office:value-type="string">
            <text:p text:style-name="P105">Relatório Usuário voluntário</text:p>
          </table:table-cell>
          <table:table-cell table:style-name="Tabela25.C2" office:value-type="string">
            <text:p text:style-name="P102"/>
          </table:table-cell>
        </table:table-row>
        <table:table-row>
          <table:table-cell table:style-name="Tabela25.A2" office:value-type="string">
            <text:p text:style-name="P98">Arquivos Lógicos Internos</text:p>
          </table:table-cell>
          <table:table-cell table:style-name="Tabela25.A2" office:value-type="string">
            <text:p text:style-name="P104"/>
          </table:table-cell>
          <table:table-cell table:style-name="Tabela25.C2" office:value-type="string">
            <text:p text:style-name="P102">Cadastro de voluntário</text:p>
          </table:table-cell>
        </table:table-row>
        <table:table-row>
          <table:table-cell table:style-name="Tabela25.A3" table:number-rows-spanned="6" office:value-type="string">
            <text:p text:style-name="P97">Consultas Externas</text:p>
          </table:table-cell>
          <table:table-cell table:style-name="Tabela25.A2" office:value-type="string">
            <text:p text:style-name="P102">Consulta entrada mantimento</text:p>
          </table:table-cell>
          <table:table-cell table:style-name="Tabela25.C2" office:value-type="string">
            <text:p text:style-name="P102">Consulta Voluntário Colaborador</text:p>
          </table:table-cell>
        </table:table-row>
        <table:table-row>
          <table:covered-table-cell/>
          <table:table-cell table:style-name="Tabela25.A2" office:value-type="string">
            <text:p text:style-name="P102">Consulta saída cesta</text:p>
          </table:table-cell>
          <table:table-cell table:style-name="Tabela25.C2" office:value-type="string">
            <text:p text:style-name="P102"/>
          </table:table-cell>
        </table:table-row>
        <table:table-row>
          <table:covered-table-cell/>
          <table:table-cell table:style-name="Tabela25.A2" office:value-type="string">
            <text:p text:style-name="P105">Consulta Usuário Voluntário</text:p>
          </table:table-cell>
          <table:table-cell table:style-name="Tabela25.C2" office:value-type="string">
            <text:p text:style-name="P102"/>
          </table:table-cell>
        </table:table-row>
        <table:table-row>
          <table:covered-table-cell/>
          <table:table-cell table:style-name="Tabela25.A2" office:value-type="string">
            <text:p text:style-name="P102">Consulta log operação</text:p>
          </table:table-cell>
          <table:table-cell table:style-name="Tabela25.C2" office:value-type="string">
            <text:p text:style-name="P102"/>
          </table:table-cell>
        </table:table-row>
        <table:table-row>
          <table:covered-table-cell/>
          <table:table-cell table:style-name="Tabela25.A2" office:value-type="string">
            <text:p text:style-name="P102">Recuperar Senha</text:p>
          </table:table-cell>
          <table:table-cell table:style-name="Tabela25.C2" office:value-type="string">
            <text:p text:style-name="P102"/>
          </table:table-cell>
        </table:table-row>
        <table:table-row>
          <table:covered-table-cell/>
          <table:table-cell table:style-name="Tabela25.A2" office:value-type="string">
            <text:p text:style-name="P102">Consulta família</text:p>
          </table:table-cell>
          <table:table-cell table:style-name="Tabela25.C2" office:value-type="string">
            <text:p text:style-name="P102"/>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1">Pontos de Função Não Ajustados</text:p>
          </table:table-cell>
          <table:covered-table-cell/>
          <table:covered-table-cell/>
          <table:covered-table-cell/>
          <table:covered-table-cell/>
        </table:table-row>
        <table:table-row table:style-name="Tabela30.2">
          <table:table-cell table:style-name="Tabela30.A2" office:value-type="string">
            <text:p text:style-name="P88">Tipo de Função</text:p>
          </table:table-cell>
          <table:table-cell table:style-name="Tabela30.A2" office:value-type="string">
            <text:p text:style-name="P89">Complexidade Funcional</text:p>
          </table:table-cell>
          <table:table-cell table:style-name="Tabela30.A2" office:value-type="string">
            <text:p text:style-name="P89">Quantidade</text:p>
          </table:table-cell>
          <table:table-cell table:style-name="Tabela30.A2" office:value-type="string">
            <text:p text:style-name="P89">Total Complexidade</text:p>
          </table:table-cell>
          <table:table-cell table:style-name="Tabela30.E2" office:value-type="string">
            <text:p text:style-name="P89">Total Tipo</text:p>
          </table:table-cell>
        </table:table-row>
        <table:table-row table:style-name="Tabela30.3">
          <table:table-cell table:style-name="Tabela30.A2" table:number-rows-spanned="3" office:value-type="string">
            <text:p text:style-name="P86">Arquivo Lógico Interno</text:p>
          </table:table-cell>
          <table:table-cell table:style-name="Tabela30.A2" office:value-type="string">
            <text:p text:style-name="P87">Simples</text:p>
          </table:table-cell>
          <table:table-cell table:style-name="Tabela30.A2" office:value-type="string">
            <text:p text:style-name="P87">3</text:p>
          </table:table-cell>
          <table:table-cell table:style-name="Tabela30.A2" office:value-type="string">
            <text:p text:style-name="P87">* 7 = 0</text:p>
          </table:table-cell>
          <table:table-cell table:style-name="Tabela30.E2" office:value-type="string">
            <text:p text:style-name="P87">21</text:p>
          </table:table-cell>
        </table:table-row>
        <table:table-row table:style-name="Tabela30.4">
          <table:covered-table-cell/>
          <table:table-cell table:style-name="Tabela30.A2" office:value-type="string">
            <text:p text:style-name="P87">Média</text:p>
          </table:table-cell>
          <table:table-cell table:style-name="Tabela30.A2" office:value-type="string">
            <text:p text:style-name="P87">1</text:p>
          </table:table-cell>
          <table:table-cell table:style-name="Tabela30.A2" office:value-type="string">
            <text:p text:style-name="P87">* 10 = 0</text:p>
          </table:table-cell>
          <table:table-cell table:style-name="Tabela30.E2" office:value-type="string">
            <text:p text:style-name="P87">10</text:p>
          </table:table-cell>
        </table:table-row>
        <table:table-row table:style-name="Tabela30.5">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15 = 0</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110">Interface Externa</text:p>
          </table:table-cell>
          <table:table-cell table:style-name="Tabela30.A2" office:value-type="string">
            <text:p text:style-name="P87">Simples</text:p>
          </table:table-cell>
          <table:table-cell table:style-name="Tabela30.A2" office:value-type="string">
            <text:p text:style-name="P87">0</text:p>
          </table:table-cell>
          <table:table-cell table:style-name="Tabela30.A2" office:value-type="string">
            <text:p text:style-name="P87">* 5 = 0</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7 = 0</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10 = 0</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85">Entrada Externa</text:p>
          </table:table-cell>
          <table:table-cell table:style-name="Tabela30.A2" office:value-type="string">
            <text:p text:style-name="P87">Simples</text:p>
          </table:table-cell>
          <table:table-cell table:style-name="Tabela30.A2" office:value-type="string">
            <text:p text:style-name="P87">11</text:p>
          </table:table-cell>
          <table:table-cell table:style-name="Tabela30.A2" office:value-type="string">
            <text:p text:style-name="P87">* 3 =</text:p>
          </table:table-cell>
          <table:table-cell table:style-name="Tabela30.E2" office:value-type="string">
            <text:p text:style-name="P87">33</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4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2</text:p>
          </table:table-cell>
          <table:table-cell table:style-name="Tabela30.A2" office:value-type="string">
            <text:p text:style-name="P87">* 6 =</text:p>
          </table:table-cell>
          <table:table-cell table:style-name="Tabela30.E2" office:value-type="string">
            <text:p text:style-name="P87">12</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ext:soft-page-break/>
        <table:table-row>
          <table:table-cell table:style-name="Tabela30.A2" table:number-rows-spanned="3" office:value-type="string">
            <text:p text:style-name="P85">Saída Externa</text:p>
          </table:table-cell>
          <table:table-cell table:style-name="Tabela30.A2" office:value-type="string">
            <text:p text:style-name="P87">Simples</text:p>
          </table:table-cell>
          <table:table-cell table:style-name="Tabela30.A2" office:value-type="string">
            <text:p text:style-name="P87">6</text:p>
          </table:table-cell>
          <table:table-cell table:style-name="Tabela30.A2" office:value-type="string">
            <text:p text:style-name="P87">* 4 =</text:p>
          </table:table-cell>
          <table:table-cell table:style-name="Tabela30.E2" office:value-type="string">
            <text:p text:style-name="P87">24</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5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7 =</text:p>
          </table:table-cell>
          <table:table-cell table:style-name="Tabela30.E2" office:value-type="string">
            <text:p text:style-name="P87">0</text:p>
          </table:table-cell>
        </table:table-row>
        <table:table-row table:style-name="Tabela30.1">
          <table:table-cell table:style-name="Tabela30.E2" table:number-columns-spanned="5" office:value-type="string">
            <text:p text:style-name="P86"/>
          </table:table-cell>
          <table:covered-table-cell/>
          <table:covered-table-cell/>
          <table:covered-table-cell/>
          <table:covered-table-cell/>
        </table:table-row>
        <table:table-row>
          <table:table-cell table:style-name="Tabela30.A2" table:number-rows-spanned="3" office:value-type="string">
            <text:p text:style-name="P85">Consulta Externa</text:p>
          </table:table-cell>
          <table:table-cell table:style-name="Tabela30.A2" office:value-type="string">
            <text:p text:style-name="P87">Simples</text:p>
          </table:table-cell>
          <table:table-cell table:style-name="Tabela30.A2" office:value-type="string">
            <text:p text:style-name="P87">13</text:p>
          </table:table-cell>
          <table:table-cell table:style-name="Tabela30.A2" office:value-type="string">
            <text:p text:style-name="P87">* 3 =</text:p>
          </table:table-cell>
          <table:table-cell table:style-name="Tabela30.E2" office:value-type="string">
            <text:p text:style-name="P87">39</text:p>
          </table:table-cell>
        </table:table-row>
        <table:table-row table:style-name="Tabela30.1">
          <table:covered-table-cell/>
          <table:table-cell table:style-name="Tabela30.A2" office:value-type="string">
            <text:p text:style-name="P87">Média</text:p>
          </table:table-cell>
          <table:table-cell table:style-name="Tabela30.A2" office:value-type="string">
            <text:p text:style-name="P87">0</text:p>
          </table:table-cell>
          <table:table-cell table:style-name="Tabela30.A2" office:value-type="string">
            <text:p text:style-name="P87">* 4 =</text:p>
          </table:table-cell>
          <table:table-cell table:style-name="Tabela30.E2" office:value-type="string">
            <text:p text:style-name="P87">0</text:p>
          </table:table-cell>
        </table:table-row>
        <table:table-row table:style-name="Tabela30.1">
          <table:covered-table-cell/>
          <table:table-cell table:style-name="Tabela30.A2" office:value-type="string">
            <text:p text:style-name="P87">Complexa</text:p>
          </table:table-cell>
          <table:table-cell table:style-name="Tabela30.A2" office:value-type="string">
            <text:p text:style-name="P87">0</text:p>
          </table:table-cell>
          <table:table-cell table:style-name="Tabela30.A2" office:value-type="string">
            <text:p text:style-name="P87">* 6 =</text:p>
          </table:table-cell>
          <table:table-cell table:style-name="Tabela30.E2" office:value-type="string">
            <text:p text:style-name="P87">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9">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72"><text:tab/>FPA = FPNA * FVA</text:p>
      <text:p text:style-name="P68"><text:span text:style-name="T31"><text:tab/>O</text:span>nde FPA é ponto de função ajustado, FPNA é ponto de função não ajustado e FVA é fator de valor de ajuste.</text:p>
      <text:p text:style-name="P68"/>
      <text:p text:style-name="P68">O resultado geral será fornecido através do cálculo</text:p>
      <text:p text:style-name="P69"><text:tab/>FPA = 139 * 0,92</text:p>
      <text:p text:style-name="P68"><text:span text:style-name="T34"><text:tab/></text:span><text:span text:style-name="T38">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3">7,5</text:p>
          </table:table-cell>
          <table:table-cell table:style-name="Tabela31.C2" office:value-type="string">
            <text:p text:style-name="P91"/>
          </table:table-cell>
        </table:table-row>
        <table:table-row>
          <table:table-cell table:style-name="Tabela31.A2" office:value-type="string">
            <text:p text:style-name="P34">Esforço total em hh(hora/homem) 7,5 * 127,88 =</text:p>
          </table:table-cell>
          <table:table-cell table:style-name="Tabela31.B2" office:value-type="string">
            <text:p text:style-name="P113">959,1</text:p>
          </table:table-cell>
          <table:table-cell table:style-name="Tabela31.C2" office:value-type="string">
            <text:p text:style-name="P91"/>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959,1) / (57,6) =</text:p>
          </table:table-cell>
          <table:table-cell table:style-name="Tabela31.B2" office:value-type="string">
            <text:p text:style-name="P113">16,6510</text:p>
          </table:table-cell>
          <table:table-cell table:style-name="Tabela31.C2" office:value-type="string">
            <text:p text:style-name="P91"/>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3">2</text:p>
          </table:table-cell>
          <table:table-cell table:style-name="Tabela31.C2" office:value-type="string">
            <text:p text:style-name="P91"/>
          </table:table-cell>
        </table:table-row>
        <table:table-row>
          <table:table-cell table:style-name="Tabela31.A2" office:value-type="string">
            <text:p text:style-name="P34">Tamanho da Equipe = ( ( H / M ) / Prazo )</text:p>
          </table:table-cell>
          <table:table-cell table:style-name="Tabela31.B2" office:value-type="string">
            <text:p text:style-name="P114"/>
          </table:table-cell>
          <table:table-cell table:style-name="Tabela31.C2" office:value-type="string">
            <text:p text:style-name="P91"/>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91"/>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91"/>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6" text:outline-level="3"><text:span text:style-name="Default_20_Paragraph_20_Font"><text:span text:style-name="T17">3.3.5 Cronograma revisado</text:span></text:span></text:h>
      <text:p text:style-name="P48"/>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9"><text:tab/>A estimativa de custos descrita no capítulo 2 foi baseada na especificação preliminar de requisitos.</text:p>
      <text:p text:style-name="P121">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6" text:outline-level="3"><text:span text:style-name="Default_20_Paragraph_20_Font"><text:span text:style-name="T17">3.3.7 Considerações finais sobre a revisão de estimativas </text:span></text:span></text:h>
      <text:p text:style-name="P77"><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7">NomeDaClasse</text:p>
          </table:table-cell>
        </table:table-row>
        <table:table-row>
          <table:table-cell table:style-name="Tabela32.A2" office:value-type="string">
            <text:p text:style-name="P106">-atributo a: tipo</text:p>
            <text:p text:style-name="P106">-atributo b: tipo</text:p>
            <text:p text:style-name="P106">-atributo c: tipo</text:p>
          </table:table-cell>
        </table:table-row>
        <table:table-row>
          <table:table-cell table:style-name="Tabela32.A2" office:value-type="string">
            <text:p text:style-name="P106">+metodo x(): tipoRetorno</text:p>
            <text:p text:style-name="P106">+metodo y(): tipoRetorno</text:p>
            <text:p text:style-name="P106">+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2"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7">Simbolo</text:p>
          </table:table-cell>
          <table:table-cell table:style-name="Tabela39.A1" office:value-type="string">
            <text:p text:style-name="P87">Nome do Simbolo</text:p>
          </table:table-cell>
          <table:table-cell table:style-name="Tabela39.C1" office:value-type="string">
            <text:p text:style-name="P87">Descrição</text:p>
          </table:table-cell>
        </table:table-row>
        <table:table-row table:style-name="Tabela39.2">
          <table:table-cell table:style-name="Tabela39.A2" office:value-type="string">
            <text:p text:style-name="P106"><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6">Actor (Ator)</text:p>
          </table:table-cell>
          <table:table-cell table:style-name="Tabela39.C2" office:value-type="string">
            <text:p text:style-name="P87">Mostra qual ator está atuando em cada diagrama.</text:p>
          </table:table-cell>
        </table:table-row>
        <table:table-row>
          <table:table-cell table:style-name="Tabela39.A2" office:value-type="string">
            <text:p text:style-name="P106"><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6">Object (Objeto)</text:p>
          </table:table-cell>
          <table:table-cell table:style-name="Tabela39.C2" office:value-type="string">
            <text:p text:style-name="P87">Mostra os objetos do sistema assim como suas interações com os outros objetos do sistema.</text:p>
          </table:table-cell>
        </table:table-row>
        <table:table-row>
          <table:table-cell table:style-name="Tabela39.A2" office:value-type="string">
            <text:p text:style-name="P106"><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6">Boundary (Fronteira)</text:p>
          </table:table-cell>
          <table:table-cell table:style-name="Tabela39.C2" office:value-type="string">
            <text:p text:style-name="P87">Mostra a interação do objeto com o ator ou outros objetos do sistema.</text:p>
          </table:table-cell>
        </table:table-row>
        <table:table-row>
          <table:table-cell table:style-name="Tabela39.A2" office:value-type="string">
            <text:p text:style-name="P106"><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6">Entity (Entidade)</text:p>
          </table:table-cell>
          <table:table-cell table:style-name="Tabela39.C2" office:value-type="string">
            <text:p text:style-name="P87">Mostra as entidades do banco de dados onde os objetos se interagem.</text:p>
          </table:table-cell>
        </table:table-row>
      </table:table>
      <text:p text:style-name="leg.Quadro"><text:tab/>Quadro 29 – Simbologia de explicação do diagrama de sequencia</text:p>
      <text:p text:style-name="P116"/>
      <text:p text:style-name="P126"><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6"/>
      <text:p text:style-name="P126"/>
      <text:p text:style-name="P126"><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6"/>
      <text:p text:style-name="P126"/>
      <text:p text:style-name="P126"/>
      <text:p text:style-name="P126"/>
      <text:p text:style-name="P126"><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2"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6" text:outline-level="1">5 MODELAGEM DE PROJETO</text:h>
      <text:p text:style-name="P6"/>
      <text:h text:style-name="P171"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1"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3" draw:name="figura11" text:anchor-type="paragraph" svg:width="16cm" svg:height="7.006cm" draw:z-index="73"><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1" text:outline-level="2">5.3 Especificação de Interface</text:h>
      <text:p text:style-name="P6"/>
      <text:p text:style-name="P6">“Por decisão do colegiado de curso, é opcional a apresentação do item Especificação de Interfaces neste documento de projeto”</text:p>
      <text:p text:style-name="P6"/>
      <text:h text:style-name="P171" text:outline-level="2">5.4 Estrutura de Dados</text:h>
      <text:p text:style-name="P6"/>
      <text:p text:style-name="P6"/>
      <text:p text:style-name="P6"/>
      <text:h text:style-name="P171"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71" text:outline-level="2">5.6 Observações Complementares</text:h>
      <text:p text:style-name="P6"/>
      <text:p text:style-name="P6"/>
      <text:h text:style-name="P163"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63"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1"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8">Item identificador</text:p>
          </table:table-cell>
          <table:table-cell table:style-name="Tabela41.B1" office:value-type="string">
            <text:p text:style-name="P58">Descrição / Função</text:p>
          </table:table-cell>
        </table:table-row>
        <table:table-row table:style-name="Tabela41.1">
          <table:table-cell table:style-name="Tabela41.A2" office:value-type="string">
            <text:p text:style-name="P45"><text:span text:style-name="Default_20_Paragraph_20_Font"><text:span text:style-name="T12">usuario.php</text:span></text:span></text:p>
          </table:table-cell>
          <table:table-cell table:style-name="Tabela41.B2" office:value-type="string">
            <text:p text:style-name="P56">Classe que representa as restrições, regras de negócio que os usuários terão no sistema.</text:p>
          </table:table-cell>
        </table:table-row>
        <table:table-row table:style-name="Tabela41.1">
          <table:table-cell table:style-name="Tabela41.A2" office:value-type="string">
            <text:p text:style-name="P45"><text:span text:style-name="Default_20_Paragraph_20_Font"><text:span text:style-name="T12">usuarios_controller.php</text:span></text:span></text:p>
          </table:table-cell>
          <table:table-cell table:style-name="Tabela41.B2" office:value-type="string">
            <text:p text:style-name="P56">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6">admin_cadastrar.ctp</text:p>
            <text:p text:style-name="P43">admin_editar.ctp</text:p>
            <text:p text:style-name="P43">admin_index.ctp <text:s/>admin_login.ctp</text:p>
          </table:table-cell>
          <table:table-cell table:style-name="Tabela41.B4" office:value-type="string">
            <text:p text:style-name="P56">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5"><text:span text:style-name="Default_20_Paragraph_20_Font"><text:span text:style-name="T12">mantimento.php</text:span></text:span></text:p>
          </table:table-cell>
          <table:table-cell table:style-name="Tabela41.B2" office:value-type="string">
            <text:p text:style-name="P56">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6">mantimento_controller.php</text:p>
          </table:table-cell>
          <table:table-cell table:style-name="Tabela41.B4" office:value-type="string">
            <text:p text:style-name="P56">Classe responsável pelo CRUD (<text:span text:style-name="T30">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6">admin_cadastrar.ctp</text:p>
            <text:p text:style-name="P43">admin_editar.ctp</text:p>
            <text:p text:style-name="P43">admin_index.ctp</text:p>
          </table:table-cell>
          <table:table-cell table:style-name="Tabela41.B4" office:value-type="string">
            <text:p text:style-name="P56">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6">estoques_controller.php</text:p>
          </table:table-cell>
          <table:table-cell table:style-name="Tabela41.B4" office:value-type="string">
            <text:p text:style-name="P56">Classe responsável pelo CRUD (<text:span text:style-name="T30">create, read, update and delete</text:span>) do estoque.</text:p>
          </table:table-cell>
        </table:table-row>
        <table:table-row table:style-name="Tabela41.1">
          <table:table-cell table:style-name="Tabela41.A4" office:value-type="string">
            <text:p text:style-name="P56">admin_cadastrar.ctp</text:p>
            <text:p text:style-name="P43">admin_editar.ctp</text:p>
            <text:p text:style-name="P43">admin_index.ctp</text:p>
          </table:table-cell>
          <table:table-cell table:style-name="Tabela41.B4" office:value-type="string">
            <text:p text:style-name="P56">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6">log.php</text:p>
          </table:table-cell>
          <table:table-cell table:style-name="Tabela41.B4" office:value-type="string">
            <text:p text:style-name="P56">Classe responsável por fazer o relacionamento com a classe usuario.php, que irão se interagir para geração dos logs.</text:p>
          </table:table-cell>
        </table:table-row>
        <table:table-row table:style-name="Tabela41.1">
          <table:table-cell table:style-name="Tabela41.A4" office:value-type="string">
            <text:p text:style-name="P56">logs_controller.php</text:p>
          </table:table-cell>
          <table:table-cell table:style-name="Tabela41.B4" office:value-type="string">
            <text:p text:style-name="P56">Classe responsável pela geração de logs no sistema.</text:p>
          </table:table-cell>
        </table:table-row>
        <table:table-row table:style-name="Tabela41.1">
          <table:table-cell table:style-name="Tabela41.A4" office:value-type="string">
            <text:p text:style-name="P56">admin_index.php</text:p>
          </table:table-cell>
          <table:table-cell table:style-name="Tabela41.B4" office:value-type="string">
            <text:p text:style-name="P56">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1"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8">Elemento da Arquitetura</text:p>
          </table:table-cell>
          <table:table-cell table:style-name="Tabela42.B1" office:value-type="string">
            <text:p text:style-name="P58">Módulo</text:p>
          </table:table-cell>
        </table:table-row>
        <table:table-row table:style-name="Tabela42.1">
          <table:table-cell table:style-name="Tabela42.A2" office:value-type="string">
            <text:p text:style-name="P57">Administrar Usuário</text:p>
          </table:table-cell>
          <table:table-cell table:style-name="Tabela42.B2" office:value-type="string">
            <text:p text:style-name="P56"><text:span text:style-name="Default_20_Paragraph_20_Font"><text:span text:style-name="T22">usuario.php</text:span></text:span></text:p>
            <text:p text:style-name="P56"><text:span text:style-name="Default_20_Paragraph_20_Font"><text:span text:style-name="T22">usuarios_controller.php</text:span></text:span></text:p>
            <text:p text:style-name="P56">admin_cadastrar.ctp</text:p>
            <text:p text:style-name="P43">admin_editar.ctp</text:p>
            <text:p text:style-name="P43"><text:span text:style-name="Default_20_Paragraph_20_Font"><text:span text:style-name="T22">admin_index.ctp</text:span></text:span></text:p>
          </table:table-cell>
        </table:table-row>
        <table:table-row table:style-name="Tabela42.1">
          <table:table-cell table:style-name="Tabela42.A2" office:value-type="string">
            <text:p text:style-name="P57">Administrar Mantimento</text:p>
          </table:table-cell>
          <table:table-cell table:style-name="Tabela42.B2" office:value-type="string">
            <text:p text:style-name="P56">mantimento.php </text:p>
            <text:p text:style-name="P43">mantimento_controller.php </text:p>
            <text:p text:style-name="P43"><text:soft-page-break/>admin_cadastrar.ctp </text:p>
            <text:p text:style-name="P43">admin_editar.ctp </text:p>
            <text:p text:style-name="P43">admin_index.ctp</text:p>
          </table:table-cell>
        </table:table-row>
        <table:table-row table:style-name="Tabela42.1">
          <table:table-cell table:style-name="Tabela42.A2" office:value-type="string">
            <text:p text:style-name="P57">Administrar Estoque</text:p>
          </table:table-cell>
          <table:table-cell table:style-name="Tabela42.B2" office:value-type="string">
            <text:p text:style-name="P56">estoques_controller.php </text:p>
            <text:p text:style-name="P43">admin_cadastrar.ctp </text:p>
            <text:p text:style-name="P43">admin_editar.ctp </text:p>
            <text:p text:style-name="P43">admin_index.ctp</text:p>
          </table:table-cell>
        </table:table-row>
        <table:table-row table:style-name="Tabela42.1">
          <table:table-cell table:style-name="Tabela42.A2" office:value-type="string">
            <text:p text:style-name="P57">Administrar <text:span text:style-name="T30">Log</text:span></text:p>
          </table:table-cell>
          <table:table-cell table:style-name="Tabela42.B2" office:value-type="string">
            <text:p text:style-name="P56">log.php </text:p>
            <text:p text:style-name="P43">logs_controller.php </text:p>
            <text:p text:style-name="P43">admin_index.php</text:p>
          </table:table-cell>
        </table:table-row>
      </table:table>
      <text:p text:style-name="P6"/>
      <text:h text:style-name="P171"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0">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text:soft-page-break/>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text:soft-page-break/>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0">Login </text:span></text:h>
      <text:p text:style-name="P146"/>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style-name="P6">7.3.10 Caso de uso UC28 - Armazenar <text:span text:style-name="T30">log </text:span></text:p>
      <text:p text:style-name="P6"><text:tab/>Para o teste de armazenamento de <text:span text:style-name="T30">log</text:span> foi efetuado uma simulação de monitoração do sistema e durante os testes não foi observado nenhum incidente. </text:p>
      <text:p text:style-name="P6"/>
      <text:h text:style-name="Heading_20_3" text:outline-level="3">7.3.11 Caso de uso UC29 - Consultar <text:span text:style-name="T30">log</text:span> do Sistema </text:h>
      <text:p text:style-name="P6"/>
      <text:p text:style-name="P6"><text:tab/>Para o teste de consulta de <text:span text:style-name="T30">log</text:span> foi efetuado uma simulação de consultas referentes as alterações ocorridas no sistema e durante os testes não foi observado nenhum incidente.</text:p>
      <text:p text:style-name="P6"/>
      <text:h text:style-name="P171" text:outline-level="2"><text:soft-page-break/>7.4 Observações Complementares</text:h>
      <text:p text:style-name="P6"/>
      <text:p text:style-name="P6"/>
      <text:p text:style-name="P6"/>
      <text:h text:style-name="P165"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7">Prazos</text:p>
          </table:table-cell>
          <table:covered-table-cell/>
          <table:covered-table-cell/>
          <table:covered-table-cell/>
          <table:covered-table-cell/>
          <table:covered-table-cell/>
        </table:table-row>
        <table:table-row>
          <table:table-cell table:style-name="Tabela34.A2" office:value-type="string">
            <text:p text:style-name="P87"/>
          </table:table-cell>
          <table:table-cell table:style-name="Tabela34.B2" table:number-columns-spanned="2" office:value-type="string">
            <text:p text:style-name="P87">Previsto</text:p>
          </table:table-cell>
          <table:covered-table-cell/>
          <table:table-cell table:style-name="Tabela34.B2" table:number-columns-spanned="2" office:value-type="string">
            <text:p text:style-name="P87">Realizado</text:p>
          </table:table-cell>
          <table:covered-table-cell/>
          <table:table-cell table:style-name="Tabela34.F2" office:value-type="string">
            <text:p text:style-name="P87"/>
          </table:table-cell>
        </table:table-row>
        <table:table-row>
          <table:table-cell table:style-name="Tabela34.B2" office:value-type="string">
            <text:p text:style-name="P87">Atividade</text:p>
          </table:table-cell>
          <table:table-cell table:style-name="Tabela34.B2" office:value-type="string">
            <text:p text:style-name="P87">Início</text:p>
          </table:table-cell>
          <table:table-cell table:style-name="Tabela34.B2" office:value-type="string">
            <text:p text:style-name="P87">Término</text:p>
          </table:table-cell>
          <table:table-cell table:style-name="Tabela34.B2" office:value-type="string">
            <text:p text:style-name="P87">Início</text:p>
          </table:table-cell>
          <table:table-cell table:style-name="Tabela34.B2" office:value-type="string">
            <text:p text:style-name="P87">Término</text:p>
          </table:table-cell>
          <table:table-cell table:style-name="Tabela34.F3" office:value-type="string">
            <text:p text:style-name="P87">Diferença</text:p>
          </table:table-cell>
        </table:table-row>
        <table:table-row>
          <table:table-cell table:style-name="Tabela34.A2" office:value-type="string">
            <text:p text:style-name="P101">Levantamento preliminar de requisitos</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A2" office:value-type="string">
            <text:p text:style-name="P101">14/02/2011</text:p>
          </table:table-cell>
          <table:table-cell table:style-name="Tabela34.F2" office:value-type="string">
            <text:p text:style-name="P101">Em dia</text:p>
          </table:table-cell>
        </table:table-row>
        <table:table-row>
          <table:table-cell table:style-name="Tabela34.A2" office:value-type="string">
            <text:p text:style-name="P101">Especificação de requisitos</text:p>
          </table:table-cell>
          <table:table-cell table:style-name="Tabela34.A2" office:value-type="string">
            <text:p text:style-name="P101">15/02/2011</text:p>
          </table:table-cell>
          <table:table-cell table:style-name="Tabela34.A2" office:value-type="string">
            <text:p text:style-name="P101">16/02/2011</text:p>
          </table:table-cell>
          <table:table-cell table:style-name="Tabela34.A2" office:value-type="string">
            <text:p text:style-name="P101">15/02/2011</text:p>
          </table:table-cell>
          <table:table-cell table:style-name="Tabela34.A2" office:value-type="string">
            <text:p text:style-name="P101">16/02/2011</text:p>
          </table:table-cell>
          <table:table-cell table:style-name="Tabela34.F2" office:value-type="string">
            <text:p text:style-name="P101">Em dia</text:p>
          </table:table-cell>
        </table:table-row>
        <table:table-row>
          <table:table-cell table:style-name="Tabela34.A2" office:value-type="string">
            <text:p text:style-name="P101">Escopo</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A2" office:value-type="string">
            <text:p text:style-name="P101">17/02/2011</text:p>
          </table:table-cell>
          <table:table-cell table:style-name="Tabela34.F2" office:value-type="string">
            <text:p text:style-name="P101">Em dia</text:p>
          </table:table-cell>
        </table:table-row>
        <table:table-row>
          <table:table-cell table:style-name="Tabela34.A2" office:value-type="string">
            <text:p text:style-name="P101">Plano processo de desenvolvimento</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A2" office:value-type="string">
            <text:p text:style-name="P101">18/02/2011</text:p>
          </table:table-cell>
          <table:table-cell table:style-name="Tabela34.F2" office:value-type="string">
            <text:p text:style-name="P101">Em dia</text:p>
          </table:table-cell>
        </table:table-row>
        <table:table-row>
          <table:table-cell table:style-name="Tabela34.A2" office:value-type="string">
            <text:p text:style-name="P101">Estrutura analítica</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A2" office:value-type="string">
            <text:p text:style-name="P101">21/02/2011</text:p>
          </table:table-cell>
          <table:table-cell table:style-name="Tabela34.F2" office:value-type="string">
            <text:p text:style-name="P101">Em dia</text:p>
          </table:table-cell>
        </table:table-row>
        <text:soft-page-break/>
        <table:table-row>
          <table:table-cell table:style-name="Tabela34.A2" office:value-type="string">
            <text:p text:style-name="P101">Estimativas</text:p>
          </table:table-cell>
          <table:table-cell table:style-name="Tabela34.A2" office:value-type="string">
            <text:p text:style-name="P101">22/02/2011</text:p>
          </table:table-cell>
          <table:table-cell table:style-name="Tabela34.A2" office:value-type="string">
            <text:p text:style-name="P101">23/02/2011</text:p>
          </table:table-cell>
          <table:table-cell table:style-name="Tabela34.A2" office:value-type="string">
            <text:p text:style-name="P101">22/02/2011</text:p>
          </table:table-cell>
          <table:table-cell table:style-name="Tabela34.A2" office:value-type="string">
            <text:p text:style-name="P101">23/02/2011</text:p>
          </table:table-cell>
          <table:table-cell table:style-name="Tabela34.F2" office:value-type="string">
            <text:p text:style-name="P101">Em dia</text:p>
          </table:table-cell>
        </table:table-row>
        <table:table-row>
          <table:table-cell table:style-name="Tabela34.A2" office:value-type="string">
            <text:p text:style-name="P101">Plano organização</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A2" office:value-type="string">
            <text:p text:style-name="P101">24/02/2011</text:p>
          </table:table-cell>
          <table:table-cell table:style-name="Tabela34.F2" office:value-type="string">
            <text:p text:style-name="P101">Em dia</text:p>
          </table:table-cell>
        </table:table-row>
        <table:table-row>
          <table:table-cell table:style-name="Tabela34.A2" office:value-type="string">
            <text:p text:style-name="P101">Monitoramento e controle</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A2" office:value-type="string">
            <text:p text:style-name="P101">25/02/2011</text:p>
          </table:table-cell>
          <table:table-cell table:style-name="Tabela34.F2" office:value-type="string">
            <text:p text:style-name="P101">Em dia</text:p>
          </table:table-cell>
        </table:table-row>
        <table:table-row>
          <table:table-cell table:style-name="Tabela34.A2" office:value-type="string">
            <text:p text:style-name="P101">Cronograma</text:p>
          </table:table-cell>
          <table:table-cell table:style-name="Tabela34.A2" office:value-type="string">
            <text:p text:style-name="P101">28/02/2011</text:p>
          </table:table-cell>
          <table:table-cell table:style-name="Tabela34.A2" office:value-type="string">
            <text:p text:style-name="P101">02/03/2011</text:p>
          </table:table-cell>
          <table:table-cell table:style-name="Tabela34.A2" office:value-type="string">
            <text:p text:style-name="P101">02/03/2011</text:p>
          </table:table-cell>
          <table:table-cell table:style-name="Tabela34.A2" office:value-type="string">
            <text:p text:style-name="P101">28/02/2011</text:p>
          </table:table-cell>
          <table:table-cell table:style-name="Tabela34.F2" office:value-type="string">
            <text:p text:style-name="P101">Em dia</text:p>
          </table:table-cell>
        </table:table-row>
        <table:table-row>
          <table:table-cell table:style-name="Tabela34.A2" office:value-type="string">
            <text:p text:style-name="P101">Recursos humanos</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A2" office:value-type="string">
            <text:p text:style-name="P101">03/03/2011</text:p>
          </table:table-cell>
          <table:table-cell table:style-name="Tabela34.F2" office:value-type="string">
            <text:p text:style-name="P101">Em dia</text:p>
          </table:table-cell>
        </table:table-row>
        <table:table-row>
          <table:table-cell table:style-name="Tabela34.A2" office:value-type="string">
            <text:p text:style-name="P101">Recursos gerais</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A2" office:value-type="string">
            <text:p text:style-name="P101">04/03/2011</text:p>
          </table:table-cell>
          <table:table-cell table:style-name="Tabela34.F2" office:value-type="string">
            <text:p text:style-name="P101">Em dia</text:p>
          </table:table-cell>
        </table:table-row>
        <table:table-row>
          <table:table-cell table:style-name="Tabela34.A2" office:value-type="string">
            <text:p text:style-name="P101">Plano de custo</text:p>
          </table:table-cell>
          <table:table-cell table:style-name="Tabela34.A2" office:value-type="string">
            <text:p text:style-name="P101">07/03/2011</text:p>
          </table:table-cell>
          <table:table-cell table:style-name="Tabela34.A2" office:value-type="string">
            <text:p text:style-name="P101">08/03/2011</text:p>
          </table:table-cell>
          <table:table-cell table:style-name="Tabela34.A2" office:value-type="string">
            <text:p text:style-name="P101">07/03/2011</text:p>
          </table:table-cell>
          <table:table-cell table:style-name="Tabela34.A2" office:value-type="string">
            <text:p text:style-name="P101">08/03/2011</text:p>
          </table:table-cell>
          <table:table-cell table:style-name="Tabela34.F2" office:value-type="string">
            <text:p text:style-name="P101">Em dia</text:p>
          </table:table-cell>
        </table:table-row>
        <table:table-row>
          <table:table-cell table:style-name="Tabela34.A2" office:value-type="string">
            <text:p text:style-name="P101">Plano de teste</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A2" office:value-type="string">
            <text:p text:style-name="P101">09/03/2011</text:p>
          </table:table-cell>
          <table:table-cell table:style-name="Tabela34.F2" office:value-type="string">
            <text:p text:style-name="P101">Em dia</text:p>
          </table:table-cell>
        </table:table-row>
        <table:table-row>
          <table:table-cell table:style-name="Tabela34.A2" office:value-type="string">
            <text:p text:style-name="P101">Plano de treinamento</text:p>
          </table:table-cell>
          <table:table-cell table:style-name="Tabela34.A2" office:value-type="string">
            <text:p text:style-name="P101">10/03/2011</text:p>
          </table:table-cell>
          <table:table-cell table:style-name="Tabela34.A2" office:value-type="string">
            <text:p text:style-name="P101">11/03/2011</text:p>
          </table:table-cell>
          <table:table-cell table:style-name="Tabela34.A2" office:value-type="string">
            <text:p text:style-name="P101">10/03/2011</text:p>
          </table:table-cell>
          <table:table-cell table:style-name="Tabela34.A2" office:value-type="string">
            <text:p text:style-name="P101">11/03/2011</text:p>
          </table:table-cell>
          <table:table-cell table:style-name="Tabela34.F2" office:value-type="string">
            <text:p text:style-name="P101">Em dia</text:p>
          </table:table-cell>
        </table:table-row>
        <table:table-row>
          <table:table-cell table:style-name="Tabela34.A2" office:value-type="string">
            <text:p text:style-name="P101">Plano de implantação</text:p>
          </table:table-cell>
          <table:table-cell table:style-name="Tabela34.A2" office:value-type="string">
            <text:p text:style-name="P101">14/03/2011</text:p>
          </table:table-cell>
          <table:table-cell table:style-name="Tabela34.A2" office:value-type="string">
            <text:p text:style-name="P101">15/03/2011</text:p>
          </table:table-cell>
          <table:table-cell table:style-name="Tabela34.A2" office:value-type="string">
            <text:p text:style-name="P101">14/03/2011</text:p>
          </table:table-cell>
          <table:table-cell table:style-name="Tabela34.A2" office:value-type="string">
            <text:p text:style-name="P101">15/03/2011</text:p>
          </table:table-cell>
          <table:table-cell table:style-name="Tabela34.F2" office:value-type="string">
            <text:p text:style-name="P101">Em dia</text:p>
          </table:table-cell>
        </table:table-row>
        <table:table-row>
          <table:table-cell table:style-name="Tabela34.A2" office:value-type="string">
            <text:p text:style-name="P101">Especificação de requisitos</text:p>
          </table:table-cell>
          <table:table-cell table:style-name="Tabela34.A2" office:value-type="string">
            <text:p text:style-name="P101">16/03/2011</text:p>
          </table:table-cell>
          <table:table-cell table:style-name="Tabela34.A2" office:value-type="string">
            <text:p text:style-name="P101">18/03/2011</text:p>
          </table:table-cell>
          <table:table-cell table:style-name="Tabela34.A2" office:value-type="string">
            <text:p text:style-name="P101">16/03/2011</text:p>
          </table:table-cell>
          <table:table-cell table:style-name="Tabela34.A2" office:value-type="string">
            <text:p text:style-name="P101">23/04/2011</text:p>
          </table:table-cell>
          <table:table-cell table:style-name="Tabela34.F2" office:value-type="string">
            <text:p text:style-name="P101">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7"><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8">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4">Recurso</text:p>
          </table:table-cell>
          <table:table-cell table:style-name="Tabela35.A1" office:value-type="string">
            <text:p text:style-name="P94">Previsto até 18/03/11 em R$</text:p>
          </table:table-cell>
          <table:table-cell table:style-name="Tabela35.A1" office:value-type="string">
            <text:p text:style-name="P94">Realizado até 23/ 03/11 em R$</text:p>
          </table:table-cell>
          <table:table-cell table:style-name="Tabela35.D1" office:value-type="string">
            <text:p text:style-name="P94">Observações</text:p>
          </table:table-cell>
        </table:table-row>
        <table:table-row>
          <table:table-cell table:style-name="Tabela35.A2" office:value-type="string">
            <text:p text:style-name="P107">Software</text:p>
          </table:table-cell>
          <table:table-cell table:style-name="Tabela35.A2" office:value-type="string">
            <text:p text:style-name="P108">16,50</text:p>
          </table:table-cell>
          <table:table-cell table:style-name="Tabela35.A2" office:value-type="string">
            <text:p text:style-name="P108">16,50</text:p>
          </table:table-cell>
          <table:table-cell table:style-name="Tabela35.D2" office:value-type="string">
            <text:p text:style-name="P108">Não houve alterações pois o valor do item se mantem a partir da data início</text:p>
          </table:table-cell>
        </table:table-row>
        <table:table-row>
          <table:table-cell table:style-name="Tabela35.A2" office:value-type="string">
            <text:p text:style-name="P107">Hardware</text:p>
          </table:table-cell>
          <table:table-cell table:style-name="Tabela35.A2" office:value-type="string">
            <text:p text:style-name="P108">132,50</text:p>
          </table:table-cell>
          <table:table-cell table:style-name="Tabela35.A2" office:value-type="string">
            <text:p text:style-name="P108">132,50</text:p>
          </table:table-cell>
          <table:table-cell table:style-name="Tabela35.D2" office:value-type="string">
            <text:p text:style-name="P108">Não houve alterações pois o <text:soft-page-break/>valor do item se mantem a partir da data início</text:p>
          </table:table-cell>
        </table:table-row>
        <table:table-row>
          <table:table-cell table:style-name="Tabela35.A2" office:value-type="string">
            <text:p text:style-name="P107">Mão de Obra</text:p>
          </table:table-cell>
          <table:table-cell table:style-name="Tabela35.A2" office:value-type="string">
            <text:p text:style-name="P108">560,00</text:p>
          </table:table-cell>
          <table:table-cell table:style-name="Tabela35.A2" office:value-type="string">
            <text:p text:style-name="P108">780,00</text:p>
          </table:table-cell>
          <table:table-cell table:style-name="Tabela35.D2" office:value-type="string">
            <text:p text:style-name="P108">Aumento do resultado obtido do cálculo de 2 Gerentes e 2 Analistas</text:p>
          </table:table-cell>
        </table:table-row>
        <table:table-row>
          <table:table-cell table:style-name="Tabela35.A2" office:value-type="string">
            <text:p text:style-name="P107">Despesas Gerais</text:p>
          </table:table-cell>
          <table:table-cell table:style-name="Tabela35.A2" office:value-type="string">
            <text:p text:style-name="P108">401,94</text:p>
          </table:table-cell>
          <table:table-cell table:style-name="Tabela35.A2" office:value-type="string">
            <text:p text:style-name="P108">474,12</text:p>
          </table:table-cell>
          <table:table-cell table:style-name="Tabela35.D2" office:value-type="string">
            <text:p text:style-name="P108">Aumento do resultado obtido pelo aumento dos meses trabalhados</text:p>
          </table:table-cell>
        </table:table-row>
        <table:table-row>
          <table:table-cell table:style-name="Tabela35.A2" office:value-type="string">
            <text:p text:style-name="P109">TOTAL</text:p>
          </table:table-cell>
          <table:table-cell table:style-name="Tabela35.A2" office:value-type="string">
            <text:p text:style-name="P109">R$ 1.110,94</text:p>
          </table:table-cell>
          <table:table-cell table:style-name="Tabela35.A2" office:value-type="string">
            <text:p text:style-name="P109">R$ 1.403,12</text:p>
          </table:table-cell>
          <table:table-cell table:style-name="Tabela35.D2" office:value-type="string">
            <text:p text:style-name="P109"/>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7">Prazos</text:p>
          </table:table-cell>
          <table:covered-table-cell/>
          <table:covered-table-cell/>
          <table:covered-table-cell/>
          <table:covered-table-cell/>
          <table:covered-table-cell/>
        </table:table-row>
        <table:table-row>
          <table:table-cell table:style-name="Tabela36.A2" office:value-type="string">
            <text:p text:style-name="P87"/>
          </table:table-cell>
          <table:table-cell table:style-name="Tabela36.B2" table:number-columns-spanned="2" office:value-type="string">
            <text:p text:style-name="P87">Previsto</text:p>
          </table:table-cell>
          <table:covered-table-cell/>
          <table:table-cell table:style-name="Tabela36.B2" table:number-columns-spanned="2" office:value-type="string">
            <text:p text:style-name="P87">Realizado</text:p>
          </table:table-cell>
          <table:covered-table-cell/>
          <table:table-cell table:style-name="Tabela36.F2" office:value-type="string">
            <text:p text:style-name="P87"/>
          </table:table-cell>
        </table:table-row>
        <table:table-row>
          <table:table-cell table:style-name="Tabela36.B2" office:value-type="string">
            <text:p text:style-name="P87">Atividade</text:p>
          </table:table-cell>
          <table:table-cell table:style-name="Tabela36.B2" office:value-type="string">
            <text:p text:style-name="P87">Início</text:p>
          </table:table-cell>
          <table:table-cell table:style-name="Tabela36.B2" office:value-type="string">
            <text:p text:style-name="P87">Término</text:p>
          </table:table-cell>
          <table:table-cell table:style-name="Tabela36.B2" office:value-type="string">
            <text:p text:style-name="P87">Início</text:p>
          </table:table-cell>
          <table:table-cell table:style-name="Tabela36.B2" office:value-type="string">
            <text:p text:style-name="P87">Término</text:p>
          </table:table-cell>
          <table:table-cell table:style-name="Tabela36.F3" office:value-type="string">
            <text:p text:style-name="P87">Diferença</text:p>
          </table:table-cell>
        </table:table-row>
        <table:table-row>
          <table:table-cell table:style-name="Tabela36.A2" office:value-type="string">
            <text:p text:style-name="P101">Levantamento preliminar de requisitos</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A2" office:value-type="string">
            <text:p text:style-name="P101">14/02/2011</text:p>
          </table:table-cell>
          <table:table-cell table:style-name="Tabela36.F2" office:value-type="string">
            <text:p text:style-name="P101">Em dia</text:p>
          </table:table-cell>
        </table:table-row>
        <table:table-row>
          <table:table-cell table:style-name="Tabela36.A2" office:value-type="string">
            <text:p text:style-name="P101">Especificação de requisitos</text:p>
          </table:table-cell>
          <table:table-cell table:style-name="Tabela36.A2" office:value-type="string">
            <text:p text:style-name="P101">15/02/2011</text:p>
          </table:table-cell>
          <table:table-cell table:style-name="Tabela36.A2" office:value-type="string">
            <text:p text:style-name="P101">16/02/2011</text:p>
          </table:table-cell>
          <table:table-cell table:style-name="Tabela36.A2" office:value-type="string">
            <text:p text:style-name="P101">15/02/2011</text:p>
          </table:table-cell>
          <table:table-cell table:style-name="Tabela36.A2" office:value-type="string">
            <text:p text:style-name="P101">16/02/2011</text:p>
          </table:table-cell>
          <table:table-cell table:style-name="Tabela36.F2" office:value-type="string">
            <text:p text:style-name="P101">Em dia</text:p>
          </table:table-cell>
        </table:table-row>
        <table:table-row>
          <table:table-cell table:style-name="Tabela36.A2" office:value-type="string">
            <text:p text:style-name="P101">Escopo</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A2" office:value-type="string">
            <text:p text:style-name="P101">17/02/2011</text:p>
          </table:table-cell>
          <table:table-cell table:style-name="Tabela36.F2" office:value-type="string">
            <text:p text:style-name="P101">Em dia</text:p>
          </table:table-cell>
        </table:table-row>
        <table:table-row>
          <table:table-cell table:style-name="Tabela36.A2" office:value-type="string">
            <text:p text:style-name="P101">Plano processo de desenvolvimento</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A2" office:value-type="string">
            <text:p text:style-name="P101">18/02/2011</text:p>
          </table:table-cell>
          <table:table-cell table:style-name="Tabela36.F2" office:value-type="string">
            <text:p text:style-name="P101">Em dia</text:p>
          </table:table-cell>
        </table:table-row>
        <table:table-row>
          <table:table-cell table:style-name="Tabela36.A2" office:value-type="string">
            <text:p text:style-name="P101">Estrutura analítica</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A2" office:value-type="string">
            <text:p text:style-name="P101">21/02/2011</text:p>
          </table:table-cell>
          <table:table-cell table:style-name="Tabela36.F2" office:value-type="string">
            <text:p text:style-name="P101">Em dia</text:p>
          </table:table-cell>
        </table:table-row>
        <table:table-row>
          <table:table-cell table:style-name="Tabela36.A2" office:value-type="string">
            <text:p text:style-name="P101">Estimativas</text:p>
          </table:table-cell>
          <table:table-cell table:style-name="Tabela36.A2" office:value-type="string">
            <text:p text:style-name="P101">22/02/2011</text:p>
          </table:table-cell>
          <table:table-cell table:style-name="Tabela36.A2" office:value-type="string">
            <text:p text:style-name="P101">23/02/2011</text:p>
          </table:table-cell>
          <table:table-cell table:style-name="Tabela36.A2" office:value-type="string">
            <text:p text:style-name="P101">22/02/2011</text:p>
          </table:table-cell>
          <table:table-cell table:style-name="Tabela36.A2" office:value-type="string">
            <text:p text:style-name="P101">23/02/2011</text:p>
          </table:table-cell>
          <table:table-cell table:style-name="Tabela36.F2" office:value-type="string">
            <text:p text:style-name="P101">Em dia</text:p>
          </table:table-cell>
        </table:table-row>
        <table:table-row>
          <table:table-cell table:style-name="Tabela36.A2" office:value-type="string">
            <text:p text:style-name="P101">Plano organização</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A2" office:value-type="string">
            <text:p text:style-name="P101">24/02/2011</text:p>
          </table:table-cell>
          <table:table-cell table:style-name="Tabela36.F2" office:value-type="string">
            <text:p text:style-name="P101">Em dia</text:p>
          </table:table-cell>
        </table:table-row>
        <table:table-row>
          <table:table-cell table:style-name="Tabela36.A2" office:value-type="string">
            <text:p text:style-name="P101">Monitoramento e controle</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A2" office:value-type="string">
            <text:p text:style-name="P101">25/02/2011</text:p>
          </table:table-cell>
          <table:table-cell table:style-name="Tabela36.F2" office:value-type="string">
            <text:p text:style-name="P101">Em dia</text:p>
          </table:table-cell>
        </table:table-row>
        <table:table-row>
          <table:table-cell table:style-name="Tabela36.A2" office:value-type="string">
            <text:p text:style-name="P101">Cronograma</text:p>
          </table:table-cell>
          <table:table-cell table:style-name="Tabela36.A2" office:value-type="string">
            <text:p text:style-name="P101">28/02/2011</text:p>
          </table:table-cell>
          <table:table-cell table:style-name="Tabela36.A2" office:value-type="string">
            <text:p text:style-name="P101">02/03/2011</text:p>
          </table:table-cell>
          <table:table-cell table:style-name="Tabela36.A2" office:value-type="string">
            <text:p text:style-name="P101">02/03/2011</text:p>
          </table:table-cell>
          <table:table-cell table:style-name="Tabela36.A2" office:value-type="string">
            <text:p text:style-name="P101">28/02/2011</text:p>
          </table:table-cell>
          <table:table-cell table:style-name="Tabela36.F2" office:value-type="string">
            <text:p text:style-name="P101">Em dia</text:p>
          </table:table-cell>
        </table:table-row>
        <table:table-row>
          <table:table-cell table:style-name="Tabela36.A2" office:value-type="string">
            <text:p text:style-name="P101">Recursos humanos</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A2" office:value-type="string">
            <text:p text:style-name="P101">03/03/2011</text:p>
          </table:table-cell>
          <table:table-cell table:style-name="Tabela36.F2" office:value-type="string">
            <text:p text:style-name="P101">Em dia</text:p>
          </table:table-cell>
        </table:table-row>
        <table:table-row>
          <table:table-cell table:style-name="Tabela36.A2" office:value-type="string">
            <text:p text:style-name="P101">Recursos gerais</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A2" office:value-type="string">
            <text:p text:style-name="P101">04/03/2011</text:p>
          </table:table-cell>
          <table:table-cell table:style-name="Tabela36.F2" office:value-type="string">
            <text:p text:style-name="P101">Em dia</text:p>
          </table:table-cell>
        </table:table-row>
        <table:table-row>
          <table:table-cell table:style-name="Tabela36.A2" office:value-type="string">
            <text:p text:style-name="P101">Plano de custo</text:p>
          </table:table-cell>
          <table:table-cell table:style-name="Tabela36.A2" office:value-type="string">
            <text:p text:style-name="P101">07/03/2011</text:p>
          </table:table-cell>
          <table:table-cell table:style-name="Tabela36.A2" office:value-type="string">
            <text:p text:style-name="P101">08/03/2011</text:p>
          </table:table-cell>
          <table:table-cell table:style-name="Tabela36.A2" office:value-type="string">
            <text:p text:style-name="P101">07/03/2011</text:p>
          </table:table-cell>
          <table:table-cell table:style-name="Tabela36.A2" office:value-type="string">
            <text:p text:style-name="P101">08/03/2011</text:p>
          </table:table-cell>
          <table:table-cell table:style-name="Tabela36.F2" office:value-type="string">
            <text:p text:style-name="P101">Em dia</text:p>
          </table:table-cell>
        </table:table-row>
        <table:table-row>
          <table:table-cell table:style-name="Tabela36.A2" office:value-type="string">
            <text:p text:style-name="P101">Plano de teste</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A2" office:value-type="string">
            <text:p text:style-name="P101">09/03/2011</text:p>
          </table:table-cell>
          <table:table-cell table:style-name="Tabela36.F2" office:value-type="string">
            <text:p text:style-name="P101">Em dia</text:p>
          </table:table-cell>
        </table:table-row>
        <table:table-row>
          <table:table-cell table:style-name="Tabela36.A2" office:value-type="string">
            <text:p text:style-name="P101">Plano de treinamento</text:p>
          </table:table-cell>
          <table:table-cell table:style-name="Tabela36.A2" office:value-type="string">
            <text:p text:style-name="P101">10/03/2011</text:p>
          </table:table-cell>
          <table:table-cell table:style-name="Tabela36.A2" office:value-type="string">
            <text:p text:style-name="P101">11/03/2011</text:p>
          </table:table-cell>
          <table:table-cell table:style-name="Tabela36.A2" office:value-type="string">
            <text:p text:style-name="P101">10/03/2011</text:p>
          </table:table-cell>
          <table:table-cell table:style-name="Tabela36.A2" office:value-type="string">
            <text:p text:style-name="P101">11/03/2011</text:p>
          </table:table-cell>
          <table:table-cell table:style-name="Tabela36.F2" office:value-type="string">
            <text:p text:style-name="P101">Em dia</text:p>
          </table:table-cell>
        </table:table-row>
        <table:table-row>
          <table:table-cell table:style-name="Tabela36.A2" office:value-type="string">
            <text:p text:style-name="P101">Plano de implantação</text:p>
          </table:table-cell>
          <table:table-cell table:style-name="Tabela36.A2" office:value-type="string">
            <text:p text:style-name="P101">14/03/2011</text:p>
          </table:table-cell>
          <table:table-cell table:style-name="Tabela36.A2" office:value-type="string">
            <text:p text:style-name="P101">15/03/2011</text:p>
          </table:table-cell>
          <table:table-cell table:style-name="Tabela36.A2" office:value-type="string">
            <text:p text:style-name="P101">14/03/2011</text:p>
          </table:table-cell>
          <table:table-cell table:style-name="Tabela36.A2" office:value-type="string">
            <text:p text:style-name="P101">15/03/2011</text:p>
          </table:table-cell>
          <table:table-cell table:style-name="Tabela36.F2" office:value-type="string">
            <text:p text:style-name="P101">Em dia</text:p>
          </table:table-cell>
        </table:table-row>
        <table:table-row>
          <table:table-cell table:style-name="Tabela36.A2" office:value-type="string">
            <text:p text:style-name="P101">Especificação de requisitos</text:p>
          </table:table-cell>
          <table:table-cell table:style-name="Tabela36.A2" office:value-type="string">
            <text:p text:style-name="P101">16/03/2011</text:p>
          </table:table-cell>
          <table:table-cell table:style-name="Tabela36.A2" office:value-type="string">
            <text:p text:style-name="P101">18/03/2011</text:p>
          </table:table-cell>
          <table:table-cell table:style-name="Tabela36.A2" office:value-type="string">
            <text:p text:style-name="P101">16/03/2011</text:p>
          </table:table-cell>
          <table:table-cell table:style-name="Tabela36.A2" office:value-type="string">
            <text:p text:style-name="P101">23/04/2011</text:p>
          </table:table-cell>
          <table:table-cell table:style-name="Tabela36.F2" office:value-type="string">
            <text:p text:style-name="P101">Atraso de 35 dias</text:p>
          </table:table-cell>
        </table:table-row>
        <table:table-row>
          <table:table-cell table:style-name="Tabela36.A2" office:value-type="string">
            <text:p text:style-name="P101">Diagrama de classe</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16/05/2011</text:p>
          </table:table-cell>
          <table:table-cell table:style-name="Tabela36.A2" office:value-type="string">
            <text:p text:style-name="P101">27/05/2011</text:p>
          </table:table-cell>
          <table:table-cell table:style-name="Tabela36.F2" office:value-type="string">
            <text:p text:style-name="P101">Em dia</text:p>
          </table:table-cell>
        </table:table-row>
        <table:table-row>
          <table:table-cell table:style-name="Tabela36.A2" office:value-type="string">
            <text:p text:style-name="P101">Diagrama de sequência</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03/05/2011</text:p>
          </table:table-cell>
          <table:table-cell table:style-name="Tabela36.A2" office:value-type="string">
            <text:p text:style-name="P101">20/05/2011</text:p>
          </table:table-cell>
          <table:table-cell table:style-name="Tabela36.F2" office:value-type="string">
            <text:p text:style-name="P101">Em dia</text:p>
          </table:table-cell>
        </table:table-row>
        <table:table-row>
          <table:table-cell table:style-name="Tabela36.A2" office:value-type="string">
            <text:p text:style-name="P101">DTR</text:p>
          </table:table-cell>
          <table:table-cell table:style-name="Tabela36.A2" office:value-type="string">
            <text:p text:style-name="P101">23/04/2011</text:p>
          </table:table-cell>
          <table:table-cell table:style-name="Tabela36.A2" office:value-type="string">
            <text:p text:style-name="P101">03/06/2011</text:p>
          </table:table-cell>
          <table:table-cell table:style-name="Tabela36.A2" office:value-type="string">
            <text:p text:style-name="P101">09/05/2011</text:p>
          </table:table-cell>
          <table:table-cell table:style-name="Tabela36.A2" office:value-type="string">
            <text:p text:style-name="P101">15/05/2011</text:p>
          </table:table-cell>
          <table:table-cell table:style-name="Tabela36.F2" office:value-type="string">
            <text:p text:style-name="P101">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8">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8">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4">Recurso</text:p>
          </table:table-cell>
          <table:table-cell table:style-name="Tabela37.A1" office:value-type="string">
            <text:p text:style-name="P94">Previsto até 03/06/11 em R$</text:p>
          </table:table-cell>
          <table:table-cell table:style-name="Tabela37.A1" office:value-type="string">
            <text:p text:style-name="P94">Realizado até 15/ 05/11 em R$</text:p>
          </table:table-cell>
          <table:table-cell table:style-name="Tabela37.D1" office:value-type="string">
            <text:p text:style-name="P94">Observações</text:p>
          </table:table-cell>
        </table:table-row>
        <table:table-row>
          <table:table-cell table:style-name="Tabela37.A2" office:value-type="string">
            <text:p text:style-name="P107">Software</text:p>
          </table:table-cell>
          <table:table-cell table:style-name="Tabela37.A2" office:value-type="string">
            <text:p text:style-name="P108">16,50</text:p>
          </table:table-cell>
          <table:table-cell table:style-name="Tabela37.A2" office:value-type="string">
            <text:p text:style-name="P108">16,50</text:p>
          </table:table-cell>
          <table:table-cell table:style-name="Tabela37.D2" office:value-type="string">
            <text:p text:style-name="P108">Não houve alterações pois o valor do item se mantem a partir da data início</text:p>
          </table:table-cell>
        </table:table-row>
        <table:table-row>
          <table:table-cell table:style-name="Tabela37.A2" office:value-type="string">
            <text:p text:style-name="P107">Hardware</text:p>
          </table:table-cell>
          <table:table-cell table:style-name="Tabela37.A2" office:value-type="string">
            <text:p text:style-name="P108">132,50</text:p>
          </table:table-cell>
          <table:table-cell table:style-name="Tabela37.A2" office:value-type="string">
            <text:p text:style-name="P108">132,50</text:p>
          </table:table-cell>
          <table:table-cell table:style-name="Tabela37.D2" office:value-type="string">
            <text:p text:style-name="P108">Não houve alterações pois o valor do item se mantem a partir da data início</text:p>
          </table:table-cell>
        </table:table-row>
        <table:table-row>
          <table:table-cell table:style-name="Tabela37.A2" office:value-type="string">
            <text:p text:style-name="P107">Mão de Obra</text:p>
          </table:table-cell>
          <table:table-cell table:style-name="Tabela37.A2" office:value-type="string">
            <text:p text:style-name="P108">3.060,00</text:p>
          </table:table-cell>
          <table:table-cell table:style-name="Tabela37.A2" office:value-type="string">
            <text:p text:style-name="P108">1.800,00</text:p>
          </table:table-cell>
          <table:table-cell table:style-name="Tabela37.D2" office:value-type="string">
            <text:p text:style-name="P108">Redução do resultado obtido do cálculo de 2 Gerentes e 2 Analistas</text:p>
          </table:table-cell>
        </table:table-row>
        <table:table-row>
          <table:table-cell table:style-name="Tabela37.A2" office:value-type="string">
            <text:p text:style-name="P107">Despesas Gerais</text:p>
          </table:table-cell>
          <table:table-cell table:style-name="Tabela37.A2" office:value-type="string">
            <text:p text:style-name="P108">1.867,59</text:p>
          </table:table-cell>
          <table:table-cell table:style-name="Tabela37.A2" office:value-type="string">
            <text:p text:style-name="P108">1.109,70</text:p>
          </table:table-cell>
          <table:table-cell table:style-name="Tabela37.D2" office:value-type="string">
            <text:p text:style-name="P108">Redução do resultado obtido pela diminuição nos meses trabalhados</text:p>
          </table:table-cell>
        </table:table-row>
        <table:table-row>
          <table:table-cell table:style-name="Tabela37.A2" office:value-type="string">
            <text:p text:style-name="P109">TOTAL</text:p>
          </table:table-cell>
          <table:table-cell table:style-name="Tabela37.A2" office:value-type="string">
            <text:p text:style-name="P109">R$ 5.076,59</text:p>
          </table:table-cell>
          <table:table-cell table:style-name="Tabela37.A2" office:value-type="string">
            <text:p text:style-name="P109">R$ 3.058,70</text:p>
          </table:table-cell>
          <table:table-cell table:style-name="Tabela37.D2" office:value-type="string">
            <text:p text:style-name="P109"/>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1"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3"><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3">Campos(TD)</text:p>
            <text:p text:style-name="P93">Arquivos(AR)</text:p>
          </table:table-cell>
          <table:table-cell table:style-name="Tabela19.A2" office:value-type="string">
            <text:p text:style-name="P93">1 a 5 itens de arquivos referenciados</text:p>
          </table:table-cell>
          <table:table-cell table:style-name="Tabela19.A2" office:value-type="string">
            <text:p text:style-name="P93">6 a 19 itens de arquivos referenciados</text:p>
          </table:table-cell>
          <table:table-cell table:style-name="Tabela19.D2" office:value-type="string">
            <text:p text:style-name="P93">10 ou mais itens de arquivos referenciados</text:p>
          </table:table-cell>
        </table:table-row>
        <table:table-row>
          <table:table-cell table:style-name="Tabela19.A2" office:value-type="string">
            <text:p text:style-name="P93">0 ou 1 tipo de arquivos referenciado</text:p>
          </table:table-cell>
          <table:table-cell table:style-name="Tabela19.A2" office:value-type="string">
            <text:p text:style-name="P94">Simples</text:p>
          </table:table-cell>
          <table:table-cell table:style-name="Tabela19.A2" office:value-type="string">
            <text:p text:style-name="P94">Simples</text:p>
          </table:table-cell>
          <table:table-cell table:style-name="Tabela19.D2" office:value-type="string">
            <text:p text:style-name="P94">Médio</text:p>
          </table:table-cell>
        </table:table-row>
        <table:table-row>
          <table:table-cell table:style-name="Tabela19.A2" office:value-type="string">
            <text:p text:style-name="P93">2 ou 3 tipos de arquivos referenciados</text:p>
          </table:table-cell>
          <table:table-cell table:style-name="Tabela19.A2" office:value-type="string">
            <text:p text:style-name="P94">Simples</text:p>
          </table:table-cell>
          <table:table-cell table:style-name="Tabela19.A2" office:value-type="string">
            <text:p text:style-name="P94">Médio</text:p>
          </table:table-cell>
          <table:table-cell table:style-name="Tabela19.D2" office:value-type="string">
            <text:p text:style-name="P94">Complexo</text:p>
          </table:table-cell>
        </table:table-row>
        <table:table-row>
          <table:table-cell table:style-name="Tabela19.A2" office:value-type="string">
            <text:p text:style-name="P93">4 ou mais tipos de arquivos referenciados </text:p>
          </table:table-cell>
          <table:table-cell table:style-name="Tabela19.A2" office:value-type="string">
            <text:p text:style-name="P94">Médio</text:p>
          </table:table-cell>
          <table:table-cell table:style-name="Tabela19.A2" office:value-type="string">
            <text:p text:style-name="P94">Complexo</text:p>
          </table:table-cell>
          <table:table-cell table:style-name="Tabela19.D2" office:value-type="string">
            <text:p text:style-name="P94">Complexo</text:p>
          </table:table-cell>
        </table:table-row>
      </table:table>
      <text:p text:style-name="P122"><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3">Campos(TD)</text:p>
            <text:p text:style-name="P93">Registros(TR)</text:p>
          </table:table-cell>
          <table:table-cell table:style-name="Tabela20.A2" office:value-type="string">
            <text:p text:style-name="P93">1 a 19 itens de arquivos referenciados</text:p>
          </table:table-cell>
          <table:table-cell table:style-name="Tabela20.A2" office:value-type="string">
            <text:p text:style-name="P93">20 a 50 itens de arquivos referenciados</text:p>
          </table:table-cell>
          <table:table-cell table:style-name="Tabela20.D2" office:value-type="string">
            <text:p text:style-name="P93">51 ou mais itens de arquivos referenciados</text:p>
          </table:table-cell>
        </table:table-row>
        <table:table-row>
          <table:table-cell table:style-name="Tabela20.A2" office:value-type="string">
            <text:p text:style-name="P93">1 tipo de registro lógico</text:p>
          </table:table-cell>
          <table:table-cell table:style-name="Tabela20.A2" office:value-type="string">
            <text:p text:style-name="P94">Simples</text:p>
          </table:table-cell>
          <table:table-cell table:style-name="Tabela20.A2" office:value-type="string">
            <text:p text:style-name="P94">Simples</text:p>
          </table:table-cell>
          <table:table-cell table:style-name="Tabela20.D2" office:value-type="string">
            <text:p text:style-name="P94">Médio</text:p>
          </table:table-cell>
        </table:table-row>
        <table:table-row>
          <table:table-cell table:style-name="Tabela20.A2" office:value-type="string">
            <text:p text:style-name="P93">2 a 5 tipos de <text:soft-page-break/>registros lógicos</text:p>
          </table:table-cell>
          <table:table-cell table:style-name="Tabela20.A2" office:value-type="string">
            <text:p text:style-name="P94">Simples</text:p>
          </table:table-cell>
          <table:table-cell table:style-name="Tabela20.A2" office:value-type="string">
            <text:p text:style-name="P94">Médio</text:p>
          </table:table-cell>
          <table:table-cell table:style-name="Tabela20.D2" office:value-type="string">
            <text:p text:style-name="P94">Complexo</text:p>
          </table:table-cell>
        </table:table-row>
        <table:table-row>
          <table:table-cell table:style-name="Tabela20.A2" office:value-type="string">
            <text:p text:style-name="P93">6 ou mais tipos de registros lógicos</text:p>
          </table:table-cell>
          <table:table-cell table:style-name="Tabela20.A2" office:value-type="string">
            <text:p text:style-name="P94">Médio</text:p>
          </table:table-cell>
          <table:table-cell table:style-name="Tabela20.A2" office:value-type="string">
            <text:p text:style-name="P94">Complexo</text:p>
          </table:table-cell>
          <table:table-cell table:style-name="Tabela20.D2" office:value-type="string">
            <text:p text:style-name="P94">Complexo</text:p>
          </table:table-cell>
        </table:table-row>
      </table:table>
      <text:p text:style-name="P122"><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3">Campos(TD)</text:p>
            <text:p text:style-name="P93">Registros(TR)</text:p>
          </table:table-cell>
          <table:table-cell table:style-name="Tabela15.A2" office:value-type="string">
            <text:p text:style-name="P93">1 a 19 itens de arquivos referenciados</text:p>
          </table:table-cell>
          <table:table-cell table:style-name="Tabela15.A2" office:value-type="string">
            <text:p text:style-name="P93">20 a 50 itens de arquivos referenciados</text:p>
          </table:table-cell>
          <table:table-cell table:style-name="Tabela15.D2" office:value-type="string">
            <text:p text:style-name="P93">51 ou mais itens de arquivos referenciados</text:p>
          </table:table-cell>
        </table:table-row>
        <table:table-row>
          <table:table-cell table:style-name="Tabela15.A2" office:value-type="string">
            <text:p text:style-name="P93">1 tipo de registro lógico</text:p>
          </table:table-cell>
          <table:table-cell table:style-name="Tabela15.A2" office:value-type="string">
            <text:p text:style-name="P94">Simples</text:p>
          </table:table-cell>
          <table:table-cell table:style-name="Tabela15.A2" office:value-type="string">
            <text:p text:style-name="P94">Simples</text:p>
          </table:table-cell>
          <table:table-cell table:style-name="Tabela15.D2" office:value-type="string">
            <text:p text:style-name="P94">Médio</text:p>
          </table:table-cell>
        </table:table-row>
        <table:table-row>
          <table:table-cell table:style-name="Tabela15.A2" office:value-type="string">
            <text:p text:style-name="P93">2 a 5 tipos de registros lógicos</text:p>
          </table:table-cell>
          <table:table-cell table:style-name="Tabela15.A2" office:value-type="string">
            <text:p text:style-name="P94">Simples</text:p>
          </table:table-cell>
          <table:table-cell table:style-name="Tabela15.A2" office:value-type="string">
            <text:p text:style-name="P94">Médio</text:p>
          </table:table-cell>
          <table:table-cell table:style-name="Tabela15.D2" office:value-type="string">
            <text:p text:style-name="P94">Complexo</text:p>
          </table:table-cell>
        </table:table-row>
        <table:table-row>
          <table:table-cell table:style-name="Tabela15.A2" office:value-type="string">
            <text:p text:style-name="P93">6 ou mais tipos de registros lógicos</text:p>
          </table:table-cell>
          <table:table-cell table:style-name="Tabela15.A2" office:value-type="string">
            <text:p text:style-name="P94">Médio</text:p>
          </table:table-cell>
          <table:table-cell table:style-name="Tabela15.A2" office:value-type="string">
            <text:p text:style-name="P94">Complexo</text:p>
          </table:table-cell>
          <table:table-cell table:style-name="Tabela15.D2" office:value-type="string">
            <text:p text:style-name="P94">Complexo</text:p>
          </table:table-cell>
        </table:table-row>
      </table:table>
      <text:p text:style-name="P122"><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3">Campos(TD)</text:p>
            <text:p text:style-name="P93">Arquivos(AR)</text:p>
          </table:table-cell>
          <table:table-cell table:style-name="Tabela16.A2" office:value-type="string">
            <text:p text:style-name="P93">1 a 5 itens de arquivos referenciados</text:p>
          </table:table-cell>
          <table:table-cell table:style-name="Tabela16.A2" office:value-type="string">
            <text:p text:style-name="P93">6 a 19 itens de arquivos referenciados</text:p>
          </table:table-cell>
          <table:table-cell table:style-name="Tabela16.D2" office:value-type="string">
            <text:p text:style-name="P93">20 ou mais itens de arquivos referenciados</text:p>
          </table:table-cell>
        </table:table-row>
        <table:table-row>
          <table:table-cell table:style-name="Tabela16.A2" office:value-type="string">
            <text:p text:style-name="P93">0 ou 1 tipo de arquivos referenciado</text:p>
          </table:table-cell>
          <table:table-cell table:style-name="Tabela16.B3" office:value-type="string">
            <text:p text:style-name="P94">Simples</text:p>
          </table:table-cell>
          <table:table-cell table:style-name="Tabela16.B3" office:value-type="string">
            <text:p text:style-name="P94">Simples</text:p>
          </table:table-cell>
          <table:table-cell table:style-name="Tabela16.D3" office:value-type="string">
            <text:p text:style-name="P94">Médio</text:p>
          </table:table-cell>
        </table:table-row>
        <table:table-row>
          <table:table-cell table:style-name="Tabela16.A2" office:value-type="string">
            <text:p text:style-name="P93">2 ou 3 tipos de arquivos referenciados</text:p>
          </table:table-cell>
          <table:table-cell table:style-name="Tabela16.B3" office:value-type="string">
            <text:p text:style-name="P94">Simples</text:p>
          </table:table-cell>
          <table:table-cell table:style-name="Tabela16.B3" office:value-type="string">
            <text:p text:style-name="P94">Médio</text:p>
          </table:table-cell>
          <table:table-cell table:style-name="Tabela16.D3" office:value-type="string">
            <text:p text:style-name="P94">Complexo</text:p>
          </table:table-cell>
        </table:table-row>
        <table:table-row>
          <table:table-cell table:style-name="Tabela16.A2" office:value-type="string">
            <text:p text:style-name="P93">4 ou mais tipos de arquivos referenciados </text:p>
          </table:table-cell>
          <table:table-cell table:style-name="Tabela16.B3" office:value-type="string">
            <text:p text:style-name="P94">Médio</text:p>
          </table:table-cell>
          <table:table-cell table:style-name="Tabela16.B3" office:value-type="string">
            <text:p text:style-name="P94">Complexo</text:p>
          </table:table-cell>
          <table:table-cell table:style-name="Tabela16.D3" office:value-type="string">
            <text:p text:style-name="P94">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3"/>
            <text:p text:style-name="P93">Entrada Externa</text:p>
          </table:table-cell>
          <table:table-cell table:style-name="Tabela17.B3" office:value-type="string">
            <text:p text:style-name="P93">Simples <text:s text:c="26"/>x 3</text:p>
            <text:p text:style-name="P93">Médio <text:s text:c="29"/>x 4</text:p>
            <text:p text:style-name="P93">Complexo <text:s text:c="23"/>x 6</text:p>
          </table:table-cell>
          <table:table-cell table:style-name="Tabela17.C3" office:value-type="string">
            <text:p text:style-name="P93">=</text:p>
            <text:p text:style-name="P93">=</text:p>
            <text:p text:style-name="P93">=</text:p>
          </table:table-cell>
        </table:table-row>
        <text:soft-page-break/>
        <table:table-row>
          <table:table-cell table:style-name="Tabela17.A3" table:number-columns-spanned="2" office:value-type="string">
            <text:p text:style-name="P93"><text:s text:c="92"/>TOTAL 1</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Saída Externa</text:p>
          </table:table-cell>
          <table:table-cell table:style-name="Tabela17.B3" office:value-type="string">
            <text:p text:style-name="P93">Simples <text:s text:c="26"/>x 4</text:p>
            <text:p text:style-name="P93">Médio <text:s text:c="29"/>x 5</text:p>
            <text:p text:style-name="P93">Complexo <text:s text:c="23"/>x 7</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2</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ALI </text:p>
          </table:table-cell>
          <table:table-cell table:style-name="Tabela17.B3" office:value-type="string">
            <text:p text:style-name="P93">Simples <text:s text:c="26"/>x 7</text:p>
            <text:p text:style-name="P93">Médio <text:s text:c="29"/>x 10</text:p>
            <text:p text:style-name="P93">Complexo <text:s text:c="23"/>x 15</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3</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AIE</text:p>
          </table:table-cell>
          <table:table-cell table:style-name="Tabela17.B3" office:value-type="string">
            <text:p text:style-name="P93">Simples <text:s text:c="26"/>x 5</text:p>
            <text:p text:style-name="P93">Médio <text:s text:c="29"/>x 7</text:p>
            <text:p text:style-name="P93">Complexo <text:s text:c="23"/>x 10</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4</text:p>
          </table:table-cell>
          <table:covered-table-cell/>
          <table:table-cell table:style-name="Tabela17.C3" office:value-type="string">
            <text:p text:style-name="P93">=</text:p>
          </table:table-cell>
        </table:table-row>
        <table:table-row>
          <table:table-cell table:style-name="Tabela17.A3" office:value-type="string">
            <text:p text:style-name="P93"/>
            <text:p text:style-name="P93">Consultas</text:p>
          </table:table-cell>
          <table:table-cell table:style-name="Tabela17.B3" office:value-type="string">
            <text:p text:style-name="P93">Simples <text:s text:c="26"/>x 3</text:p>
            <text:p text:style-name="P93">Médio <text:s text:c="29"/>x 4</text:p>
            <text:p text:style-name="P93">Complexo <text:s text:c="23"/>x 6</text:p>
          </table:table-cell>
          <table:table-cell table:style-name="Tabela17.C3" office:value-type="string">
            <text:p text:style-name="P93">=</text:p>
            <text:p text:style-name="P93">=</text:p>
            <text:p text:style-name="P93">=</text:p>
          </table:table-cell>
        </table:table-row>
        <table:table-row>
          <table:table-cell table:style-name="Tabela17.A3" table:number-columns-spanned="2" office:value-type="string">
            <text:p text:style-name="P93"><text:s text:c="92"/>TOTAL 5</text:p>
          </table:table-cell>
          <table:covered-table-cell/>
          <table:table-cell table:style-name="Tabela17.C3" office:value-type="string">
            <text:p text:style-name="P93">=</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26T00:29:10.14</dc:date>
    <meta:editing-duration>P6DT16H9M5S</meta:editing-duration>
    <meta:editing-cycles>1078</meta:editing-cycles>
    <meta:document-statistic meta:table-count="43" meta:image-count="54" meta:object-count="0" meta:page-count="192" meta:paragraph-count="3373" meta:word-count="25979" meta:character-count="165503"/>
  </office:meta>
</office:document-meta>
</file>